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4"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8"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9"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2"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6"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7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7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6"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22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22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85">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1"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35"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36"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37"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38"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style:style style:name="T7" style:family="text">
      <style:text-properties fo:font-weight="normal" style:font-weight-asian="normal" style:font-weight-complex="normal"/>
    </style:style>
    <style:style style:name="T8" style:family="text">
      <style:text-properties style:font-weight-asian="normal" style:font-weight-complex="normal"/>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6"/>
      <text:p text:style-name="P1"><text:span text:style-name="T1">Design Goal 26/5 </text:span><text:span text:style-name="T1">–</text:span><text:span text:style-name="T1"> 26/6</text:span></text:p>
      <text:p text:style-name="P7">Game Flow Goal</text:p>
      <text:list xml:id="list7733065071204023580"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4706485531280663968"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item>
        <text:list-item>
          <text:p text:style-name="P15">Warrior:</text:p>
        </text:list-item>
        <text:list-item>
          <text:p text:style-name="P15">Mage:</text:p>
        </text:list-item>
        <text:list-item>
          <text:p text:style-name="P15">Ranger:</text:p>
        </text:list-item>
        <text:list-item>
          <text:p text:style-name="P15">Priest:</text:p>
        </text:list-item>
      </text:list>
      <text:p text:style-name="P7">Encounters Overview:</text:p>
      <text:list xml:id="list6343942704372770550"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7">Design Views</text:p>
      <text:list xml:id="list5016421198784910717" text:style-name="L4">
        <text:list-item>
          <text:p text:style-name="P17">Views to design</text:p>
        </text:list-item>
        <text:list-item>
          <text:p text:style-name="P17">Main menu screen</text:p>
        </text:list-item>
        <text:list-item>
          <text:p text:style-name="P17">Select starting characters screen.</text:p>
        </text:list-item>
        <text:list-item>
          <text:p text:style-name="P17">World map overview screen</text:p>
        </text:list-item>
      </text:list>
      <text:p text:style-name="P7"/>
      <text:p text:style-name="P7"><text:soft-page-break/>First Sprint TO DO: </text:p>
      <text:list xml:id="list1769642774711246602" text:style-name="L5">
        <text:list-item>
          <text:p text:style-name="P18">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item>
        <text:list-item>
          <text:p text:style-name="P18">make buttons like class character buttons, so that i can spawn any enemy i want at any time. Easier for testing.</text:p>
        </text:list-item>
      </text:list>
      <text:p text:style-name="P7">Second Sprint To DO:</text:p>
      <text:list xml:id="list3855493200062499048"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7">Third Sprint To do:</text:p>
      <text:list xml:id="list4285640185016863649" text:style-name="L7">
        <text:list-item>
          <text:p text:style-name="P20">Start work on enemies</text:p>
        </text:list-item>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item>
        <text:list-item>
          <text:p text:style-name="P20">mousing over enemies shows all their info OR</text:p>
        </text:list-item>
        <text:list-item>
          <text:p text:style-name="P20">right clicking an enemy brings up its info screen.</text:p>
        </text:list-item>
        <text:list-item>
          <text:p text:style-name="P20">3 enemies</text:p>
        </text:list-item>
        <text:list-item>
          <text:p text:style-name="P20">Basic skeleton DONE</text:p>
        </text:list-item>
        <text:list-item>
          <text:p text:style-name="P20"><text:soft-page-break/>Archer Skeleton DONE</text:p>
        </text:list-item>
        <text:list-item>
          <text:p text:style-name="P20">Necromancer skeleton</text:p>
        </text:list-item>
        <text:list-item>
          <text:p text:style-name="P20">Fix tile highlights</text:p>
        </text:list-item>
        <text:list-item>
          <text:p text:style-name="P20">instead of tile 'highlight' action just change the tiles colour, it should trigger an animation on tile, which makes the tile move from its original colour to a highlighted colour, then back again (flashing).</text:p>
        </text:list-item>
        <text:list-item>
          <text:p text:style-name="P20">Implement more effects on the 'Damage Effect Visual' class</text:p>
        </text:list-item>
        <text:list-item>
          <text:p text:style-name="P20">knocked down</text:p>
        </text:list-item>
        <text:list-item>
          <text:p text:style-name="P20">knock down removed</text:p>
        </text:list-item>
      </text:list>
      <text:p text:style-name="P7">Fourth Sprint TO DO:</text:p>
      <text:list xml:id="list3591996240349793066" text:style-name="L8">
        <text:list-item>
          <text:p text:style-name="P21">Design and Implement another playable class( mage?)</text:p>
        </text:list-item>
        <text:list-item>
          <text:p text:style-name="P21">Stop game crashing when there are no defenders alive, and enemies try to resolve their turn</text:p>
        </text:list-item>
        <text:list-item>
          <text:p text:style-name="P21">enemies should have an 'Idle and Wait' state if there are no defenders alive.</text:p>
        </text:list-item>
      </text:list>
      <text:p text:style-name="P7"/>
      <text:p text:style-name="P3">Design Intent, Plans and Overview from 4/6/2019 onwards</text:p>
      <text:p text:style-name="P7">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423241693409302771" text:style-name="L9">
        <text:list-item>
          <text:p text:style-name="P22">4 playable class (Warrior, Mage, Priest, 'something')</text:p>
        </text:list-item>
        <text:list-item>
          <text:p text:style-name="P22">All classes have at least 3 class abilities that are tactically interesting, embody the playstyle and flavour of the class, and are functionally sound.</text:p>
        </text:list-item>
        <text:list-item>
          <text:p text:style-name="P22">10 different types of enemies</text:p>
        </text:list-item>
        <text:list-item>
          <text:p text:style-name="P22">Each enemy should be unique (within reason), and offer unique tactical challenges to the player in order to be defeated.</text:p>
        </text:list-item>
        <text:list-item>
          <text:p text:style-name="P22">20 different enemy encounters</text:p>
        </text:list-item>
        <text:list-item>
          <text:p text:style-name="P22">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7">Once this acceptance criteria is met, we can begin work on the other systems</text:p>
      <text:p text:style-name="P7">Systems by priority:</text:p>
      <text:list xml:id="list9175537023217636477" text:style-name="L10">
        <text:list-item>
          <text:p text:style-name="P23"><text:soft-page-break/>World Map/Choose your path</text:p>
        </text:list-item>
        <text:list-item>
          <text:p text:style-name="P23">'Start New Adventure' system (player chooses there starting characters, and any modifiers).</text:p>
        </text:list-item>
        <text:list-item>
          <text:p text:style-name="P23">Non basic Combat encounters and events (mystery events, shops, elite enemies, bosses etc).</text:p>
        </text:list-item>
        <text:list-item>
          <text:p text:style-name="P23">Inventory, Loot, Item and Relic systems</text:p>
        </text:list-item>
        <text:list-item>
          <text:p text:style-name="P23">Character progression system( gain xp, level up, learn new abilities).</text:p>
        </text:list-item>
        <text:list-item>
          <text:p text:style-name="P23">Tile types system (different types of tiles that provide bonuses/consequences to characters standing on them)</text:p>
        </text:list-item>
        <text:list-item>
          <text:p text:style-name="P23">Different basic combat scenarios/objectives (ambush, survive for 10 turns, escape, rescue a target)</text:p>
        </text:list-item>
      </text:list>
      <text:p text:style-name="P7">Sprint 5</text:p>
      <text:p text:style-name="P7">Implement Mage Class DONE</text:p>
      <text:list xml:id="list6459117692794865428" text:style-name="L11">
        <text:list-item>
          <text:p text:style-name="P24">Meteor working DONE</text:p>
        </text:list-item>
        <text:list-item>
          <text:p text:style-name="P24">Telekinesis working DONE</text:p>
        </text:list-item>
        <text:list-item>
          <text:p text:style-name="P24">Frostbolt working DONE</text:p>
        </text:list-item>
        <text:list-item>
          <text:p text:style-name="P24">implement 'pinned' status DONE</text:p>
        </text:list-item>
        <text:list-item>
          <text:p text:style-name="P24">Fireball working DONE</text:p>
        </text:list-item>
        <text:list-item>
          <text:p text:style-name="P24">Implement 'burning', and decide what it should do</text:p>
        </text:list-item>
        <text:list-item>
          <text:p text:style-name="P24">Implement deploy mage button DONE</text:p>
        </text:list-item>
      </text:list>
      <text:p text:style-name="P7">Implement Ranger Class</text:p>
      <text:list xml:id="list8136680477539309376" text:style-name="L12">
        <text:list-item>
          <text:p text:style-name="P25">Shoot working DONE </text:p>
        </text:list-item>
        <text:list-item>
          <text:p text:style-name="P25">Rapid fire working DONE</text:p>
        </text:list-item>
        <text:list-item>
          <text:p text:style-name="P25">Forest medicine working </text:p>
        </text:list-item>
        <text:list-item>
          <text:p text:style-name="P25">implement block DONE</text:p>
        </text:list-item>
        <text:list-item>
          <text:p text:style-name="P25">implement remove bleed</text:p>
        </text:list-item>
        <text:list-item>
          <text:p text:style-name="P25">implement remove poison</text:p>
        </text:list-item>
        <text:list-item>
          <text:p text:style-name="P25">Impaling bolt working DONE</text:p>
        </text:list-item>
        <text:list-item>
          <text:p text:style-name="P25">implement movement DONE</text:p>
        </text:list-item>
        <text:list-item>
          <text:p text:style-name="P25">BUG: characters knocked back move through the other character</text:p>
        </text:list-item>
        <text:list-item>
          <text:p text:style-name="P25">implement stun DONE</text:p>
        </text:list-item>
      </text:list>
      <text:p text:style-name="P7"><text:soft-page-break/>Sprint 6</text:p>
      <text:p text:style-name="P7">Implement Status Manager DONE</text:p>
      <text:list xml:id="list2212153222301262459" text:style-name="L13">
        <text:list-item>
          <text:p text:style-name="P26">strength status DONE</text:p>
        </text:list-item>
        <text:list-item>
          <text:p text:style-name="P26">knock down DONE</text:p>
        </text:list-item>
        <text:list-item>
          <text:p text:style-name="P26">stunned DONE (not tested)</text:p>
        </text:list-item>
        <text:list-item>
          <text:p text:style-name="P26">pinned DONE</text:p>
        </text:list-item>
        <text:list-item>
          <text:p text:style-name="P26">barrier DONE</text:p>
        </text:list-item>
      </text:list>
      <text:p text:style-name="P7">Implement information panel for status icons on mouse over (DONE, using the spell info box for now)</text:p>
      <text:p text:style-name="P7">Warrior: implement whirlwind DONE</text:p>
      <text:p text:style-name="P7">Refactor damage code (handle damage, calcuate damage) DONE</text:p>
      <text:p text:style-name="P7">Implement new damage logic class DONE</text:p>
      <text:list xml:id="list953226242863481012" text:style-name="L14">
        <text:list-item>
          <text:p text:style-name="P27">single target damage effect </text:p>
        </text:list-item>
        <text:list-item>
          <text:p text:style-name="P27">aoe damage effect DONE</text:p>
        </text:list-item>
      </text:list>
      <text:p text:style-name="P7">Fix knockdown/standup on defenders DONE</text:p>
      <text:list xml:id="list7002046628812172408" text:style-name="L15">
        <text:list-item>
          <text:p text:style-name="P28">create defender “stand up” button OR</text:p>
        </text:list-item>
        <text:list-item>
          <text:p text:style-name="P28">defenders auto standup on turn start if they have enough AP DONE</text:p>
        </text:list-item>
      </text:list>
      <text:p text:style-name="P7">Fix enemy move coroutine DONE</text:p>
      <text:list xml:id="list221699411649491864" text:style-name="L16">
        <text:list-item>
          <text:p text:style-name="P29">alter speed of charge movement DONE</text:p>
        </text:list-item>
        <text:list-item>
          <text:p text:style-name="P29">add arguments to move coroutine (int speed, int movementpoints) DONE</text:p>
        </text:list-item>
      </text:list>
      <text:p text:style-name="P7">Display enemy current and max hp on HP bar DONE</text:p>
      <text:p text:style-name="P7"/>
      <text:p text:style-name="P7">Implement attack animation script (nudge towards target on attack) DONE</text:p>
      <text:p text:style-name="P7">Redo enemy/defender properties (make them part of living entity instead) DONE</text:p>
      <text:p text:style-name="P7">Add new damage effect visuals (stunned, stun removed, etc) DONE</text:p>
      <text:list xml:id="list1004675855557601193" text:style-name="L17">
        <text:list-item>
          <text:p text:style-name="P30">Add queue system that creates delays between vfx. DONE</text:p>
        </text:list-item>
      </text:list>
      <text:p text:style-name="P7">Fix defender charge movement( increase speed property during the movement) DONE</text:p>
      <text:p text:style-name="P7">Implement: When abilities are used, the damage VFX class says it name. DONE (for enemy ai) </text:p>
      <text:p text:style-name="P7">BUG: defender whirlwind ability increases in damage each use (possible enrage buff mix up?) FIXED: wrong code in 'calculate damage' method</text:p>
      <text:p text:style-name="P7"><text:soft-page-break/></text:p>
      <text:p text:style-name="P7">Implement defender animations </text:p>
      <text:list xml:id="list5429110389712268287" text:style-name="L18">
        <text:list-item>
          <text:p text:style-name="P31">Warrior Idle, Walk</text:p>
        </text:list-item>
        <text:list-item>
          <text:p text:style-name="P31">Mage Idle, walk</text:p>
        </text:list-item>
        <text:list-item>
          <text:p text:style-name="P31">Ranger idle, walk</text:p>
        </text:list-item>
      </text:list>
      <text:p text:style-name="P7">Implement enemy info screen DONE</text:p>
      <text:p text:style-name="P7">Implement AoE hover targeter</text:p>
      <text:p text:style-name="P7">Replace enemy attack animations with 'attack movement' method</text:p>
      <text:p text:style-name="P7">Refactor move coroutine (should be in living entity, and used by both defenders and enemies)</text:p>
      <text:p text:style-name="P7">Edit AoE damage event code (add “can/cant damage allies code) DONE</text:p>
      <text:p text:style-name="P7">Redo tile highlights (make tile hightlights animated, should flash and look nice)<text:tab/></text:p>
      <text:p text:style-name="P7">Create Whirlwind attack animation effect</text:p>
      <text:p text:style-name="P7"/>
      <text:p text:style-name="P7">Sprint 7</text:p>
      <text:p text:style-name="P7">Set up more Enemy wave SO's</text:p>
      <text:list xml:id="list698783856877086249" text:style-name="L19">
        <text:list-item>
          <text:p text:style-name="P32">2x Barbarian DONE</text:p>
        </text:list-item>
        <text:list-item>
          <text:p text:style-name="P32">1x Necromancer DONE</text:p>
        </text:list-item>
        <text:list-item>
          <text:p text:style-name="P32">3x Archer DONE</text:p>
        </text:list-item>
        <text:list-item>
          <text:p text:style-name="P32">8x Skeleton Peasant DONE</text:p>
        </text:list-item>
        <text:list-item>
          <text:p text:style-name="P32">Skeletom bombers</text:p>
        </text:list-item>
      </text:list>
      <text:p text:style-name="P7">Implement Skeleton Barbarian DONE</text:p>
      <text:list xml:id="list3785600331612488010" text:style-name="L20">
        <text:list-item>
          <text:p text:style-name="P33">Whirlwind working DONE</text:p>
        </text:list-item>
        <text:list-item>
          <text:p text:style-name="P33">Charge working DONE</text:p>
        </text:list-item>
        <text:list-item>
          <text:p text:style-name="P33">enrage working DONE</text:p>
        </text:list-item>
      </text:list>
      <text:p text:style-name="P7"/>
      <text:p text:style-name="P7">Implement Skeleton Necromancer DONE</text:p>
      <text:list xml:id="list4423973882333601626" text:style-name="L21">
        <text:list-item>
          <text:p text:style-name="P34">chaos bolt DONE</text:p>
        </text:list-item>
        <text:list-item>
          <text:p text:style-name="P34">Summon skeletons DONE</text:p>
        </text:list-item>
        <text:list-item>
          <text:p text:style-name="P34"><text:soft-page-break/>Inspire DONE</text:p>
        </text:list-item>
        <text:list-item>
          <text:p text:style-name="P34">design summoned skeleton GO</text:p>
        </text:list-item>
      </text:list>
      <text:p text:style-name="P7">Sprint 8</text:p>
      <text:p text:style-name="P7">Set up Basic game loop done</text:p>
      <text:list xml:id="list5361093517776318345" text:style-name="L22">
        <text:list-item>
          <text:p text:style-name="P35">Defenders start on left map edge</text:p>
        </text:list-item>
        <text:list-item>
          <text:p text:style-name="P35">click start next encounter &gt; enemies spawn on right map edge</text:p>
        </text:list-item>
        <text:list-item>
          <text:p text:style-name="P35">player takes a turn, enemy ai takes a turn</text:p>
        </text:list-item>
        <text:list-item>
          <text:p text:style-name="P35">once all enemies are dead, click “next encounter button”</text:p>
        </text:list-item>
        <text:list-item>
          <text:p text:style-name="P35">this button moves all defenders back to left map edge, and spawns new enemies on right map edge DONE</text:p>
        </text:list-item>
      </text:list>
      <text:p text:style-name="P7">Sprint 9</text:p>
      <text:list xml:id="list8148971314674643920" text:style-name="L23">
        <text:list-item>
          <text:p text:style-name="P36">Implement Skeleton King Elite DONE</text:p>
        </text:list-item>
        <text:list-item>
          <text:p text:style-name="P36">Growing working DONE</text:p>
        </text:list-item>
        <text:list-item>
          <text:p text:style-name="P36">Overpower working DONE</text:p>
        </text:list-item>
        <text:list-item>
          <text:p text:style-name="P125"><text:span text:style-name="T2">Implement 4</text:span><text:span text:style-name="T4">th</text:span><text:span text:style-name="T2"> class <text:s/>(priest)</text:span></text:p>
        </text:list-item>
        <text:list-item>
          <text:p text:style-name="P36">Invigorate DONE</text:p>
        </text:list-item>
        <text:list-item>
          <text:p text:style-name="P36">Void bomb DONE</text:p>
        </text:list-item>
        <text:list-item>
          <text:p text:style-name="P36">Nightmare DONE</text:p>
        </text:list-item>
        <text:list-item>
          <text:p text:style-name="P36">Holy Fire DONE</text:p>
        </text:list-item>
        <text:list-item>
          <text:p text:style-name="P36">implement voidling/skeleton bomber DONE</text:p>
        </text:list-item>
        <text:list-item>
          <text:p text:style-name="P36">fix FLIP X <text:s/>method </text:p>
        </text:list-item>
        <text:list-item>
          <text:p text:style-name="P36">edit sprites in gimp to face opposite difection</text:p>
        </text:list-item>
        <text:list-item>
          <text:p text:style-name="P36">implement volatile passive DONE</text:p>
        </text:list-item>
        <text:list-item>
          <text:p text:style-name="P36">Implement catapult</text:p>
        </text:list-item>
        <text:list-item>
          <text:p text:style-name="P36">Impement 1 more enemy<text:tab/></text:p>
        </text:list-item>
        <text:list-item>
          <text:p text:style-name="P36">EXTRA: fix damage vfx visual timing</text:p>
        </text:list-item>
      </text:list>
      <text:p text:style-name="P7"/>
      <text:p text:style-name="P7"/>
      <text:p text:style-name="P7"><text:soft-page-break/></text:p>
      <text:p text:style-name="P7">Sprint 10 Clean up</text:p>
      <text:list xml:id="list2244220342358214763" text:style-name="L24">
        <text:list-item>
          <text:p text:style-name="P37">Clean up UI</text:p>
        </text:list-item>
        <text:list-item>
          <text:p text:style-name="P37">Replace all text components with tmpro</text:p>
        </text:list-item>
        <text:list-item>
          <text:p text:style-name="P37">download more UI stuff</text:p>
        </text:list-item>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item>
          <text:p text:style-name="P37">Choose new font from Dafont DONE</text:p>
        </text:list-item>
        <text:list-item>
          <text:p text:style-name="P37">Fix damage vfx timing</text:p>
        </text:list-item>
        <text:list-item>
          <text:p text:style-name="P37">Fix tile highlights DONE</text:p>
        </text:list-item>
        <text:list-item>
          <text:p text:style-name="P37">Disable controls while character is in the middle of a move, or while it is the enemy turn.</text:p>
        </text:list-item>
        <text:list-item>
          <text:p text:style-name="P37">Add 'range' property to ability info box, + enemy info panel spell data boxs\</text:p>
        </text:list-item>
        <text:list-item>
          <text:p text:style-name="P37">Fix movement/pathfinding:</text:p>
        </text:list-item>
        <text:list-item>
          <text:p text:style-name="P37">Add Aoe hover targetter</text:p>
        </text:list-item>
        <text:list-item>
          <text:p text:style-name="P37">Add helper text on ability use (e.g. When move button clicked and tiles are highlighted, some text should say “Choose a location to move to!”</text:p>
        </text:list-item>
        <text:list-item>
          <text:p text:style-name="P37">animate defender characters</text:p>
        </text:list-item>
        <text:list-item>
          <text:p text:style-name="P37">Add new cursor sprite DONE</text:p>
        </text:list-item>
      </text:list>
      <text:p text:style-name="P7">Sprint 11 completed 7/13/19</text:p>
      <text:list xml:id="list6794501296370954673" text:style-name="L25">
        <text:list-item>
          <text:p text:style-name="P38">Fix Character Data/Character Roster DONE</text:p>
        </text:list-item>
        <text:list-item>
          <text:p text:style-name="P38">Character data currently doesnt store persistent data, only initializes a brand new defenderGO each combat.</text:p>
        </text:list-item>
        <text:list-item>
          <text:p text:style-name="P38">Stats, spells, items, level/xp data etc should be stored here.</text:p>
        </text:list-item>
        <text:list-item>
          <text:p text:style-name="P38">Combat and events need to edit character data</text:p>
        </text:list-item>
        <text:list-item>
          <text:p text:style-name="P38">make health stat persistent between combats first</text:p>
        </text:list-item>
        <text:list-item>
          <text:p text:style-name="P38">write code for defender GO update character data current health when damaged.</text:p>
        </text:list-item>
        <text:list-item>
          <text:p text:style-name="P38">Fix level load/tile issues DONE</text:p>
        </text:list-item>
        <text:list-item>
          <text:p text:style-name="P38">defenders and enemies shouldn't be placed on occupied tiles</text:p>
        </text:list-item>
        <text:list-item>
          <text:p text:style-name="P38"><text:soft-page-break/>Fix combat flow / turn flow sequence DONE</text:p>
        </text:list-item>
        <text:list-item>
          <text:p text:style-name="P38">On new basic combat event start, both defenders and enemies get placed in correct positions</text:p>
        </text:list-item>
        <text:list-item>
          <text:p text:style-name="P38">Player then gets the first turn</text:p>
        </text:list-item>
        <text:list-item>
          <text:p text:style-name="P38">Design/create end combat event DONE</text:p>
        </text:list-item>
        <text:list-item>
          <text:p text:style-name="P38">Check that all enemies are dead</text:p>
        </text:list-item>
        <text:list-item>
          <text:p text:style-name="P38">check could be done in enemy.HandleDeath</text:p>
        </text:list-item>
        <text:list-item>
          <text:p text:style-name="P38">if (enemymanager.allEnemies.Count = 0) &gt; start end encounter event</text:p>
        </text:list-item>
        <text:list-item>
          <text:p text:style-name="P38">trigger on combat end events (healing, etc)</text:p>
        </text:list-item>
        <text:list-item>
          <text:p text:style-name="P38">Create loot screen with “skip rewards” button</text:p>
        </text:list-item>
        <text:list-item>
          <text:p text:style-name="P38">Set worldmap status bool canSelectNewEncounter true</text:p>
        </text:list-item>
        <text:list-item>
          <text:p text:style-name="P38">Calculate and highlight next available encounters</text:p>
        </text:list-item>
      </text:list>
      <text:p text:style-name="P7">Sprint 12 completed 7/16/19</text:p>
      <text:list xml:id="list1212833785968547789" text:style-name="L26">
        <text:list-item>
          <text:p text:style-name="P39">Character data</text:p>
        </text:list-item>
        <text:list-item>
          <text:p text:style-name="P39">set up view character data button DONE</text:p>
        </text:list-item>
        <text:list-item>
          <text:p text:style-name="P39">design/implement character data view (stats, items, talent tree, etc)</text:p>
        </text:list-item>
        <text:list-item>
          <text:p text:style-name="P39">End combat loot rewards</text:p>
        </text:list-item>
        <text:list-item>
          <text:p text:style-name="P39">design loot screen DONE</text:p>
        </text:list-item>
        <text:list-item>
          <text:p text:style-name="P39">design/implement player inventory (top panel button, list view etc) DONE</text:p>
        </text:list-item>
        <text:list-item>
          <text:p text:style-name="P39">design/implement some items</text:p>
        </text:list-item>
        <text:list-item>
          <text:p text:style-name="P39">Implement gold/money system DONE</text:p>
        </text:list-item>
        <text:list-item>
          <text:p text:style-name="P39">implement gold reward DONE</text:p>
        </text:list-item>
        <text:list-item>
          <text:p text:style-name="P39">Item system</text:p>
        </text:list-item>
        <text:list-item>
          <text:p text:style-name="P39">rewards screen item tab DONE</text:p>
        </text:list-item>
        <text:list-item>
          <text:p text:style-name="P39">item choose 3 page DONE</text:p>
        </text:list-item>
        <text:list-item>
          <text:p text:style-name="P39">item button/picture object DONE</text:p>
        </text:list-item>
        <text:list-item>
          <text:p text:style-name="P39">item library DONE</text:p>
        </text:list-item>
        <text:list-item>
          <text:p text:style-name="P39">item choose <text:s/>3 page needs a “back” or “return” button. DONE</text:p>
        </text:list-item>
        <text:list-item>
          <text:p text:style-name="P39">Itemcard button not working, fix DONE</text:p>
        </text:list-item>
        <text:list-item>
          <text:p text:style-name="P39"><text:soft-page-break/>BUG: clicking on itemcard in inventory adds another copy of it to the inventory(need 2 different item card objects? One for loot screens, one for inventory screen?</text:p>
        </text:list-item>
        <text:list-item>
          <text:p text:style-name="P39">Unselect defender on combat over (to hide spell bar) DONE</text:p>
        </text:list-item>
      </text:list>
      <text:p text:style-name="P7">Sprint 13 completed 7/19/19</text:p>
      <text:list xml:id="list3364870514920865736" text:style-name="L27">
        <text:list-item>
          <text:p text:style-name="P40">Implement characters can be assigned items from inventory.</text:p>
        </text:list-item>
        <text:list-item>
          <text:p text:style-name="P40">Character equiptment page “Assign item” button <text:s/>DONE</text:p>
        </text:list-item>
        <text:list-item>
          <text:p text:style-name="P40">“Assign item” pressed opens inventory DONE</text:p>
        </text:list-item>
        <text:list-item>
          <text:p text:style-name="P40">clicking an item in inventory then adds it to character equiptment DONE</text:p>
        </text:list-item>
        <text:list-item>
          <text:p text:style-name="P40">inventory page closes, character equiptment page shows</text:p>
        </text:list-item>
        <text:list-item>
          <text:p text:style-name="P40">Implement logic for editing character data when an item is added</text:p>
        </text:list-item>
        <text:list-item>
          <text:p text:style-name="P40">new singleton script maybe? EquiptmentModifier?</text:p>
        </text:list-item>
        <text:list-item>
          <text:p text:style-name="P40">GiveCharacterItem(string itemName, CharacterData character);</text:p>
        </text:list-item>
        <text:list-item>
          <text:p text:style-name="P40">if(itemName == “Rusty Sword), character.ModifyStrength(2);</text:p>
        </text:list-item>
        <text:list-item>
          <text:p text:style-name="P40">Character data front page back button working DONE</text:p>
        </text:list-item>
        <text:list-item>
          <text:p text:style-name="P40">Character data inventory button working DONE</text:p>
        </text:list-item>
        <text:list-item>
          <text:p text:style-name="P40">character data inventory back button working DONE</text:p>
        </text:list-item>
        <text:list-item>
          <text:p text:style-name="P40">Character Data shows current HP DONE</text:p>
        </text:list-item>
        <text:list-item>
          <text:p text:style-name="P40">SPRINT CLEAN UP DONE</text:p>
        </text:list-item>
        <text:list-item>
          <text:p text:style-name="P40">fix toggling between views (workd map, inventory, character roster) DONE</text:p>
        </text:list-item>
        <text:list-item>
          <text:p text:style-name="P40">enabling one element must either disable all other elements, or re arrange sorting order in canvas (e.g. Worldmap being set active also sets char roster and inventory inactive) DONE</text:p>
        </text:list-item>
        <text:list-item>
          <text:p text:style-name="P40">inventory close window button not working DONE</text:p>
        </text:list-item>
        <text:list-item>
          <text:p text:style-name="P40">fix loot reward screen, choose item back button not working DONE</text:p>
        </text:list-item>
      </text:list>
      <text:p text:style-name="P7">Sprint 14 completed 20/7/19</text:p>
      <text:list xml:id="list5184508101390638681" text:style-name="L28">
        <text:list-item>
          <text:p text:style-name="P41">Design/Implement 10 items</text:p>
        </text:list-item>
        <text:list-item>
          <text:p text:style-name="P41">Elven Slippers +1 mobility DONE</text:p>
        </text:list-item>
        <text:list-item>
          <text:p text:style-name="P41">Orcish War Paint +2 enrage DONE</text:p>
        </text:list-item>
        <text:list-item>
          <text:p text:style-name="P41">Crystal Fragment +1 energy DONE</text:p>
        </text:list-item>
        <text:list-item>
          <text:p text:style-name="P41">Steroids +1 growing DONE</text:p>
        </text:list-item>
        <text:list-item>
          <text:p text:style-name="P41"><text:soft-page-break/>Dwarven Rune: Start each combat with 1 'Barrier' DONE</text:p>
        </text:list-item>
        <text:list-item>
          <text:p text:style-name="P41">Implement defender animations (idle + walk) DONE</text:p>
        </text:list-item>
        <text:list-item>
          <text:p text:style-name="P41">Clean up/Bugs:</text:p>
        </text:list-item>
        <text:list-item>
          <text:p text:style-name="P41">Gaining 0 strength creates a status icon, this shouldnt happen DONE</text:p>
        </text:list-item>
      </text:list>
      <text:p text:style-name="P7">Sprint 15</text:p>
      <text:list xml:id="list6022374770622270746" text:style-name="L29">
        <text:list-item>
          <text:p text:style-name="P42">Implement elite encounter DONE</text:p>
        </text:list-item>
        <text:list-item>
          <text:p text:style-name="P42">Impement elite encounter end event (better rewards, more gold, artifact reward)</text:p>
        </text:list-item>
        <text:list-item>
          <text:p text:style-name="P42">implement “rest site” encounter type DONE</text:p>
        </text:list-item>
        <text:list-item>
          <text:p text:style-name="P42">Rest site options</text:p>
        </text:list-item>
        <text:list-item>
          <text:p text:style-name="P42">choose a character to level up (cant be done yet, no level up system).</text:p>
        </text:list-item>
        <text:list-item>
          <text:p text:style-name="P42">all characters heal 30% hp DONE</text:p>
        </text:list-item>
      </text:list>
      <text:p text:style-name="P7">Sprint 16: combat system/defenders and enemy rework: COMPLETED 29/7/19</text:p>
      <text:list xml:id="list5413947517452630968" text:style-name="L30">
        <text:list-item>
          <text:p text:style-name="P43">Implement new mechanics / redo old mechanics</text:p>
        </text:list-item>
        <text:list-item>
          <text:p text:style-name="P43">Implement poison DONE</text:p>
        </text:list-item>
        <text:list-item>
          <text:p text:style-name="P43">update block (block expires on turn start) DONE</text:p>
        </text:list-item>
        <text:list-item>
          <text:p text:style-name="P43">Warrior</text:p>
        </text:list-item>
        <text:list-item>
          <text:p text:style-name="P43">Update Charge DONE</text:p>
        </text:list-item>
        <text:list-item>
          <text:p text:style-name="P43">Update Whirlwind DONE</text:p>
        </text:list-item>
        <text:list-item>
          <text:p text:style-name="P43">Update Guard DONE</text:p>
        </text:list-item>
        <text:list-item>
          <text:p text:style-name="P43">Implement Cautious passive(gain 5 block on turn end) DONE</text:p>
        </text:list-item>
        <text:list-item>
          <text:p text:style-name="P43">Mage</text:p>
        </text:list-item>
        <text:list-item>
          <text:p text:style-name="P43">Implement Fleet Footed passive DONE (OnAbilityUsed(Move) needs to be done for enemies)</text:p>
        </text:list-item>
        <text:list-item>
          <text:p text:style-name="P43">update Telekinesis DONE</text:p>
        </text:list-item>
        <text:list-item>
          <text:p text:style-name="P43">update fireball DONE</text:p>
        </text:list-item>
        <text:list-item>
          <text:p text:style-name="P43">update frostbolt DONE</text:p>
        </text:list-item>
        <text:list-item>
          <text:p text:style-name="P43">Priest</text:p>
        </text:list-item>
        <text:list-item>
          <text:p text:style-name="P43">update holy fire DONE</text:p>
        </text:list-item>
        <text:list-item>
          <text:p text:style-name="P43">update inspire DONE</text:p>
        </text:list-item>
        <text:list-item>
          <text:p text:style-name="P43"><text:soft-page-break/>update Envigorate DONE</text:p>
        </text:list-item>
        <text:list-item>
          <text:p text:style-name="P43">implement encouraging presence DONE</text:p>
        </text:list-item>
        <text:list-item>
          <text:p text:style-name="P43">Rogue</text:p>
        </text:list-item>
        <text:list-item>
          <text:p text:style-name="P43">impement prefab/animations/class enum DONE (copied ranger sprites/anims for now)</text:p>
        </text:list-item>
        <text:list-item>
          <text:p text:style-name="P43">implement twin strike DONE</text:p>
        </text:list-item>
        <text:list-item>
          <text:p text:style-name="P43">implement preparation DONE</text:p>
        </text:list-item>
        <text:list-item>
          <text:p text:style-name="P43">impement dash DONE</text:p>
        </text:list-item>
        <text:list-item>
          <text:p text:style-name="P43">implement poisonous passive DONE</text:p>
        </text:list-item>
      </text:list>
      <text:p text:style-name="P7">Sprint 17 Enemy abilities and AI update/overhaul COMPLETED 7/30/19</text:p>
      <text:list xml:id="list4959940194153262462" text:style-name="L31">
        <text:list-item>
          <text:p text:style-name="P44">Skeleton Barbarian</text:p>
        </text:list-item>
        <text:list-item>
          <text:p text:style-name="P44">Update enrage DONE</text:p>
        </text:list-item>
        <text:list-item>
          <text:p text:style-name="P44">Update Ai logic DONE</text:p>
        </text:list-item>
        <text:list-item>
          <text:p text:style-name="P44">Skeleton Priest</text:p>
        </text:list-item>
        <text:list-item>
          <text:p text:style-name="P44">Create prefab, animations, sprites, new script DONE</text:p>
        </text:list-item>
        <text:list-item>
          <text:p text:style-name="P44">Implement heal ability DONE</text:p>
        </text:list-item>
        <text:list-item>
          <text:p text:style-name="P44">Teach invigorate DONE</text:p>
        </text:list-item>
        <text:list-item>
          <text:p text:style-name="P44">teach encouraging presence passive DONE</text:p>
        </text:list-item>
        <text:list-item>
          <text:p text:style-name="P44">Implement Ai logic DONE</text:p>
        </text:list-item>
        <text:list-item>
          <text:p text:style-name="P44">Skeleton Warrior</text:p>
        </text:list-item>
        <text:list-item>
          <text:p text:style-name="P44">Create prefab, animations, sprites, new script DONE</text:p>
        </text:list-item>
        <text:list-item>
          <text:p text:style-name="P44">Implement thorns DONE</text:p>
        </text:list-item>
        <text:list-item>
          <text:p text:style-name="P44">teach barrier DONE</text:p>
        </text:list-item>
        <text:list-item>
          <text:p text:style-name="P44">teach inspire DONE</text:p>
        </text:list-item>
        <text:list-item>
          <text:p text:style-name="P44">Implement Ai logic DONE</text:p>
        </text:list-item>
        <text:list-item>
          <text:p text:style-name="P44">Skeleton Archer </text:p>
        </text:list-item>
        <text:list-item>
          <text:p text:style-name="P44">Implement snipe ability DONE</text:p>
        </text:list-item>
        <text:list-item>
          <text:p text:style-name="P44">teach fleet footed passive DONE</text:p>
        </text:list-item>
        <text:list-item>
          <text:p text:style-name="P44">teach impaling bolt DONE</text:p>
        </text:list-item>
        <text:list-item>
          <text:p text:style-name="P44"><text:soft-page-break/>implement ai logic DONE</text:p>
        </text:list-item>
        <text:list-item>
          <text:p text:style-name="P44">Skeleton Assassin</text:p>
        </text:list-item>
        <text:list-item>
          <text:p text:style-name="P44">Create prefab, animations, sprites, new script<text:tab/>(using skely peasnt for now) DONE</text:p>
        </text:list-item>
        <text:list-item>
          <text:p text:style-name="P44">Implement stealth passive DONE</text:p>
        </text:list-item>
        <text:list-item>
          <text:p text:style-name="P44">teach poisonous passive DONE</text:p>
        </text:list-item>
        <text:list-item>
          <text:p text:style-name="P44">teach twin strike DONE</text:p>
        </text:list-item>
        <text:list-item>
          <text:p text:style-name="P44">teach dash DONE</text:p>
        </text:list-item>
        <text:list-item>
          <text:p text:style-name="P44">Implement Ai logic DONE</text:p>
        </text:list-item>
      </text:list>
      <text:p text:style-name="P7"/>
      <text:p text:style-name="P7">Sprint 18 cleanup + extras 8/4/2019</text:p>
      <text:list xml:id="list5636040846742705773" text:style-name="L32">
        <text:list-item>
          <text:p text:style-name="P45">tweak enemy properties and experiment (health, strength, etc) DONE</text:p>
        </text:list-item>
        <text:list-item>
          <text:p text:style-name="P45">create some new basic enemy wave SO combinations OR DONE</text:p>
        </text:list-item>
        <text:list-item>
          <text:p text:style-name="P45">create a new way to randomly generate 3 different enemies in a wave: find out which combinations are most fun/interesting/challenging. DONE</text:p>
        </text:list-item>
        <text:list-item>
          <text:p text:style-name="P45">Fix defenders/enemies can be clicked on through ability buttons DONE</text:p>
        </text:list-item>
        <text:list-item>
          <text:p text:style-name="P45">fix thorns (finally get around to implementing damage and attack types)</text:p>
        </text:list-item>
        <text:list-item>
          <text:p text:style-name="P45">fix spell info box name font(some spell names so big they over fill text area: change to best fit) DONE</text:p>
        </text:list-item>
        <text:list-item>
          <text:p text:style-name="P45">add ability buttons glow or highlight when moused over DONE</text:p>
        </text:list-item>
        <text:list-item>
          <text:p text:style-name="P45">add some different maps and logic for randomly selecting a map DONE</text:p>
        </text:list-item>
        <text:list-item>
          <text:p text:style-name="P204">add vfx to indicate selected defender (blue ring around base, highlights, etc)</text:p>
        </text:list-item>
        <text:list-item>
          <text:p text:style-name="P45">edit character and enemy sprites so that they stand on the centre of a tile DONE (for defenders)</text:p>
        </text:list-item>
        <text:list-item>
          <text:p text:style-name="P45">add vfx to indicate which enemy is currently activated</text:p>
        </text:list-item>
        <text:list-item>
          <text:p text:style-name="P45">add vfx to indicate what an enemy is targetting</text:p>
        </text:list-item>
        <text:list-item>
          <text:p text:style-name="P45">ability button tool tip should show abilities range DONE</text:p>
        </text:list-item>
        <text:list-item>
          <text:p text:style-name="P45">add health text to defender health bars DONE</text:p>
        </text:list-item>
        <text:list-item>
          <text:p text:style-name="P45">Add more VFX and notifications DONE MOSTLY</text:p>
        </text:list-item>
        <text:list-item>
          <text:p text:style-name="P45">Add healing effect VFX DONE</text:p>
        </text:list-item>
        <text:list-item>
          <text:p text:style-name="P45">Add armor gain VFX effect </text:p>
        </text:list-item>
        <text:list-item>
          <text:p text:style-name="P45">Add AP gain VFX or notification DONE</text:p>
        </text:list-item>
        <text:list-item>
          <text:p text:style-name="P45"><text:soft-page-break/>Add poison damage vfx</text:p>
        </text:list-item>
        <text:list-item>
          <text:p text:style-name="P45">add poison applied notification</text:p>
        </text:list-item>
        <text:list-item>
          <text:p text:style-name="P45">Add more passive trait <text:s/>VFX notifications (camoflaged removed, etc) DONE</text:p>
        </text:list-item>
        <text:list-item>
          <text:p text:style-name="P45">Gameplay bugs</text:p>
        </text:list-item>
        <text:list-item>
          <text:p text:style-name="P45">holyfire can be cast on ally out of range(or is not correctly highlighting tiles within range) FIXED</text:p>
        </text:list-item>
        <text:list-item>
          <text:p text:style-name="P45">enemymanager invalid operation exception from list being modified( likely being caused by an enemy dying from poison during the onturnstart iteration) FIXED</text:p>
        </text:list-item>
        <text:list-item>
          <text:p text:style-name="P45">On player turn end, the turn change notification appears before player on turn end effects have been resolved FIXED </text:p>
        </text:list-item>
        <text:list-item>
          <text:p text:style-name="P45">Skeleton barbarian able to charge even though pinned FIXED</text:p>
        </text:list-item>
        <text:list-item>
          <text:p text:style-name="P45">enemies are being spawned on the same tile FIXED</text:p>
        </text:list-item>
        <text:list-item>
          <text:p text:style-name="P45">mage fireball spell range is incorrect? 1 skelly within 3 tiles was not in range, but another skelly within 3 tiles was in range? FIXED (was not actually a bug, target skelly had stealth)</text:p>
        </text:list-item>
        <text:list-item>
          <text:p text:style-name="P45">Spell info box blocks defender selection move clicks even when it is disabled/at CG.0 FIXED (passive trait icons still block defender selection clicks, not a big problem though)</text:p>
        </text:list-item>
        <text:list-item>
          <text:p text:style-name="P45">skeleton archer impaling bolt not working FIXED</text:p>
        </text:list-item>
        <text:list-item>
          <text:p text:style-name="P45">fix ability button highlights(full highlight ring not shown on right side of button) FIXED mostly</text:p>
        </text:list-item>
        <text:list-item>
          <text:p text:style-name="P45">fix ability button clicking, currently the “button” or clickable part of it is not square on with the actual button FIXED</text:p>
        </text:list-item>
        <text:list-item>
          <text:p text:style-name="P45">GetThreeRandomEnemies() spawn method always spawn the same 3 types of enemy FIXED</text:p>
        </text:list-item>
        <text:list-item>
          <text:p text:style-name="P4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5">Holyfire cannot be cast on self FIXED</text:p>
        </text:list-item>
        <text:list-item>
          <text:p text:style-name="P45">Skeleton archer behaving strangely, sometimes not shooting at stuff. Seems that if the best target is stealthed/not targetable, it doesnt shoot at anything? FIXED</text:p>
        </text:list-item>
        <text:list-item>
          <text:p text:style-name="P45">StatusVFX effect title not resizing text properly FIXED</text:p>
        </text:list-item>
      </text:list>
      <text:p text:style-name="P4">Sprint 19 Completed 14/8/19</text:p>
      <text:list xml:id="list8598418894963064499" text:style-name="L33">
        <text:list-item>
          <text:p text:style-name="P46">Design 1 more skeleton for the skeleton gang (mage) DONE</text:p>
        </text:list-item>
        <text:list-item>
          <text:p text:style-name="P46">change knockdown(no more standup/-2 ap lose, just straight damage buff) DONE</text:p>
        </text:list-item>
        <text:list-item>
          <text:p text:style-name="P46">Find the best combinations of skellies and make them into a few wave SO's DONE</text:p>
        </text:list-item>
        <text:list-item>
          <text:p text:style-name="P46"><text:soft-page-break/>Fix enemy spawning direction: flip sprite on combat start DONE</text:p>
        </text:list-item>
        <text:list-item>
          <text:p text:style-name="P46">Fix fleet footed: mage cant move for free unless they have 2AP. Fleet should make move free, not pay for move then refund the AP DONE</text:p>
        </text:list-item>
        <text:list-item>
          <text:p text:style-name="P46">Add shadows at feet for characters/enemies DONE</text:p>
        </text:list-item>
        <text:list-item>
          <text:p text:style-name="P46">bug: first movement of a character with fleet footed shouldnt have +2 ap notification</text:p>
        </text:list-item>
        <text:list-item>
          <text:p text:style-name="P46">bug: priest invigorate spell can be used on an ally out of range</text:p>
        </text:list-item>
        <text:list-item>
          <text:p text:style-name="P46">Fix UI sorting orders DONE</text:p>
        </text:list-item>
        <text:list-item>
          <text:p text:style-name="P46">re adjust all enemy sprites to fit on screen</text:p>
        </text:list-item>
        <text:list-item>
          <text:p text:style-name="P46">Warrior class feels a bit inconsequential: experiment with some new abilities/passives (maybe inspire) DONE</text:p>
        </text:list-item>
        <text:list-item>
          <text:p text:style-name="P46">Update ability cool down text: needs TM pro + happy font DONE</text:p>
        </text:list-item>
        <text:list-item>
          <text:p text:style-name="P46">fix status icons not being able to mouse over or display correctly DONE</text:p>
        </text:list-item>
        <text:list-item>
          <text:p text:style-name="P126"><text:span text:style-name="T2">1</text:span><text:span text:style-name="T4">st</text:span><text:span text:style-name="T2"> new enemy: Necromancer Skelly DONE</text:span></text:p>
        </text:list-item>
        <text:list-item>
          <text:p text:style-name="P46">Implement unhygienic DONE</text:p>
        </text:list-item>
        <text:list-item>
          <text:p text:style-name="P46">implement summon zombie DONE</text:p>
        </text:list-item>
        <text:list-item>
          <text:p text:style-name="P46">implement chaos bolt DONE</text:p>
        </text:list-item>
        <text:list-item>
          <text:p text:style-name="P46">play test, modify properties and values to find the best experience DONE</text:p>
        </text:list-item>
        <text:list-item>
          <text:p text:style-name="P126"><text:span text:style-name="T2">2</text:span><text:span text:style-name="T4">nd</text:span><text:span text:style-name="T2"> new enemy: Stone golem DONE</text:span></text:p>
        </text:list-item>
        <text:list-item>
          <text:p text:style-name="P126"><text:span text:style-name="T2">implement a passive trait or 2</text:span><text:span text:style-name="T4">nd</text:span><text:span text:style-name="T2"> ability for golems</text:span></text:p>
        </text:list-item>
        <text:list-item>
          <text:p text:style-name="P126"><text:span text:style-name="T2">3</text:span><text:span text:style-name="T4">rd</text:span><text:span text:style-name="T2"> new enemy encounter: Double Vampires DONE</text:span></text:p>
        </text:list-item>
        <text:list-item>
          <text:p text:style-name="P46">play test/balance DONE</text:p>
        </text:list-item>
        <text:list-item>
          <text:p text:style-name="P46">new vampire skill set/Ai logic DONE </text:p>
        </text:list-item>
        <text:list-item>
          <text:p text:style-name="P46">avoids melee, teleports away if engaged in melee DONE</text:p>
        </text:list-item>
        <text:list-item>
          <text:p text:style-name="P46">ability Fireball DONE</text:p>
        </text:list-item>
        <text:list-item>
          <text:p text:style-name="P46">design/implement an elite enemy (skeleton King)</text:p>
        </text:list-item>
        <text:list-item>
          <text:p text:style-name="P46">Should be threatening enough that it will reliably kill 1-3 characters</text:p>
        </text:list-item>
        <text:list-item>
          <text:p text:style-name="P126"><text:span text:style-name="T2">1</text:span><text:span text:style-name="T4">st</text:span><text:span text:style-name="T2"> elite idea: lagaluvin copy</text:span></text:p>
        </text:list-item>
        <text:list-item>
          <text:p text:style-name="P46">Passive(Terrorfying Aura): at the end of turn, adjacent enemies suffer -1 strength</text:p>
        </text:list-item>
        <text:list-item>
          <text:p text:style-name="P46">Passive (growing) 1</text:p>
        </text:list-item>
        <text:list-item>
          <text:p text:style-name="P46"><text:soft-page-break/>strike </text:p>
        </text:list-item>
        <text:list-item>
          <text:p text:style-name="P46">Charge</text:p>
        </text:list-item>
        <text:list-item>
          <text:p text:style-name="P46">Whirlwind</text:p>
        </text:list-item>
        <text:list-item>
          <text:p text:style-name="P46">Crushing Blow: Deal 10 damage and stun the target for 1 turn</text:p>
        </text:list-item>
        <text:list-item>
          <text:p text:style-name="P46">Auto Rocket: Deal 5 damage to a random enemy <text:s/>0AP cost</text:p>
        </text:list-item>
        <text:list-item>
          <text:p text:style-name="P46">Elite Idea 2: Grim reaper</text:p>
        </text:list-item>
        <text:list-item>
          <text:p text:style-name="P46">Weaknesses</text:p>
        </text:list-item>
        <text:list-item>
          <text:p text:style-name="P46">Pinned: cant attack in melee, cant move towards defenders to steal strength</text:p>
        </text:list-item>
        <text:list-item>
          <text:p text:style-name="P46">Rune: block doom debuff and strength stealing</text:p>
        </text:list-item>
        <text:list-item>
          <text:p text:style-name="P46">Ranged attackers: can deal damage without getting close to the reaper</text:p>
        </text:list-item>
        <text:list-item>
          <text:p text:style-name="P46">Abilities</text:p>
        </text:list-item>
        <text:list-item>
          <text:p text:style-name="P46">Doom: All enemies suffer <text:s/>-1 energy (3 turn CD)</text:p>
        </text:list-item>
        <text:list-item>
          <text:p text:style-name="P46">Terryfying presence passive OR</text:p>
        </text:list-item>
        <text:list-item>
          <text:p text:style-name="P46">Soul Draining Aura terryfing presence + gain 1 strength if a defender loses strength</text:p>
        </text:list-item>
        <text:list-item>
          <text:p text:style-name="P46">Whirlwind</text:p>
        </text:list-item>
        <text:list-item>
          <text:p text:style-name="P46">Crushing Blow</text:p>
        </text:list-item>
        <text:list-item>
          <text:p text:style-name="P46">Strike</text:p>
        </text:list-item>
        <text:list-item>
          <text:p text:style-name="P46">Mobility 1</text:p>
        </text:list-item>
        <text:list-item>
          <text:p text:style-name="P46">6 energy</text:p>
        </text:list-item>
      </text:list>
      <text:p text:style-name="P7">Ai logic </text:p>
      <text:list xml:id="list1217231823162033546" text:style-name="L34">
        <text:list-item>
          <text:p text:style-name="P47">if doom is ready, doom</text:p>
        </text:list-item>
        <text:list-item>
          <text:p text:style-name="P47">if in range of anything, crushing blow</text:p>
        </text:list-item>
        <text:list-item>
          <text:p text:style-name="P47">if move is ready, and there is a valid moveable tile that has 2 defenders adjacent to it within movement range, and whirlwind is ready, and i dont already have 2 adjacent enemies, move to it</text:p>
        </text:list-item>
        <text:list-item>
          <text:p text:style-name="P47">if an enemy is in my melee range, whirlwind</text:p>
        </text:list-item>
        <text:list-item>
          <text:p text:style-name="P47">if my target is in melee range, strike</text:p>
        </text:list-item>
        <text:list-item>
          <text:p text:style-name="P47">if no enemies are in my melee range, move towards the closest one</text:p>
        </text:list-item>
      </text:list>
      <text:p text:style-name="P7"/>
      <text:p text:style-name="P7"><text:soft-page-break/>- Elite Idea </text:p>
      <text:p text:style-name="P4">Sprint 20 completed 17/8/19 (only rogue/warrior talent tree done)</text:p>
      <text:list xml:id="list2260624432313804701" text:style-name="L35">
        <text:list-item>
          <text:p text:style-name="P48">Rest site event</text:p>
        </text:list-item>
        <text:list-item>
          <text:p text:style-name="P48">Add/test all characters heal 30% option DONE</text:p>
        </text:list-item>
        <text:list-item>
          <text:p text:style-name="P48">One character levels up option DONE</text:p>
        </text:list-item>
        <text:list-item>
          <text:p text:style-name="P48">Xp/level up system</text:p>
        </text:list-item>
        <text:list-item>
          <text:p text:style-name="P48">Add level/xp properties to defenders/character data DONE</text:p>
        </text:list-item>
        <text:list-item>
          <text:p text:style-name="P48">Add level up/xp UI to character data panel DONE</text:p>
        </text:list-item>
        <text:list-item>
          <text:p text:style-name="P48">Modify character data to hold info on what abilities a character knows. DONE</text:p>
        </text:list-item>
        <text:list-item>
          <text:p text:style-name="P48">Implement ability trees in character panel DONE</text:p>
        </text:list-item>
        <text:list-item>
          <text:p text:style-name="P48">Implement/test characters learn new abilities from talent tree DONE</text:p>
        </text:list-item>
        <text:list-item>
          <text:p text:style-name="P48">Design 8 ability trees with 2 abilities/passives in each tree DONE</text:p>
        </text:list-item>
        <text:list-item>
          <text:p text:style-name="P48">Implement above trees + abilities</text:p>
        </text:list-item>
        <text:list-item>
          <text:p text:style-name="P48">Rogue DONE</text:p>
        </text:list-item>
        <text:list-item>
          <text:p text:style-name="P48">Priest</text:p>
        </text:list-item>
        <text:list-item>
          <text:p text:style-name="P48">Mage</text:p>
        </text:list-item>
        <text:list-item>
          <text:p text:style-name="P48">Warrior DONE</text:p>
        </text:list-item>
      </text:list>
      <text:p text:style-name="P7"/>
      <text:p text:style-name="P4">Sprint 21 (completed 19/8/19)</text:p>
      <text:list xml:id="list3726642155359945531" text:style-name="L36">
        <text:list-item>
          <text:p text:style-name="P49">Implement 'Block' ability for defenders</text:p>
        </text:list-item>
        <text:list-item>
          <text:p text:style-name="P49">Item System Overhaul</text:p>
        </text:list-item>
        <text:list-item>
          <text:p text:style-name="P49">implement item rarity DONE</text:p>
        </text:list-item>
        <text:list-item>
          <text:p text:style-name="P49">implement item SO script DONE</text:p>
        </text:list-item>
        <text:list-item>
          <text:p text:style-name="P49">Redesign old items/ create at least 15 items list DONE</text:p>
        </text:list-item>
        <text:list-item>
          <text:p text:style-name="P49">implement new items DONE (implement 'rune' buff later)</text:p>
        </text:list-item>
        <text:list-item>
          <text:p text:style-name="P49">implement probablity/chance logic for receiving rare/epic items DONE</text:p>
        </text:list-item>
      </text:list>
      <text:p text:style-name="P4">Sprint 22 (completed 20/8/19)</text:p>
      <text:list xml:id="list2235694876168339680" text:style-name="L37">
        <text:list-item>
          <text:p text:style-name="P50">Implement Shop Encounter</text:p>
        </text:list-item>
        <text:list-item>
          <text:p text:style-name="P50"><text:soft-page-break/>design/implement UI lay out DONE</text:p>
        </text:list-item>
        <text:list-item>
          <text:p text:style-name="P50">item slots class DONE</text:p>
        </text:list-item>
        <text:list-item>
          <text:p text:style-name="P50">add item to inventory logic DONE</text:p>
        </text:list-item>
        <text:list-item>
          <text:p text:style-name="P50">shop event finish logic working DONE</text:p>
        </text:list-item>
        <text:list-item>
          <text:p text:style-name="P50">add shop 'conitinue' button (opens world map) DONE</text:p>
        </text:list-item>
      </text:list>
      <text:p text:style-name="P4">Sprint 23 Artifact (completed 21/8/19)</text:p>
      <text:list xml:id="list3999993391273618618" text:style-name="L38">
        <text:list-item>
          <text:p text:style-name="P51">Implement Artifact system</text:p>
        </text:list-item>
        <text:list-item>
          <text:p text:style-name="P51">Design/implement atleast 15 relics DONE</text:p>
        </text:list-item>
        <text:list-item>
          <text:p text:style-name="P51">Implement relic reward from combat encounter DONE</text:p>
        </text:list-item>
        <text:list-item>
          <text:p text:style-name="P51">implement relics in shop DONE</text:p>
        </text:list-item>
        <text:list-item>
          <text:p text:style-name="P51">cant recieve the same relic twice DONE</text:p>
        </text:list-item>
        <text:list-item>
          <text:p text:style-name="P51">shop doesnt duplicate relics DONE</text:p>
        </text:list-item>
        <text:list-item>
          <text:p text:style-name="P51">no errors caused in shop event if no viable relics are available DONE</text:p>
        </text:list-item>
        <text:list-item>
          <text:p text:style-name="P51">implement artifact mouse over panel DONE</text:p>
        </text:list-item>
        <text:list-item>
          <text:p text:style-name="P51">artifact panel view DONE</text:p>
        </text:list-item>
        <text:list-item>
          <text:p text:style-name="P51">artifact reward button DONE</text:p>
        </text:list-item>
        <text:list-item>
          <text:p text:style-name="P51">artifact shop purchase button DONE</text:p>
        </text:list-item>
      </text:list>
      <text:p text:style-name="P4">Sprint 24 Mystery + Treasure Rooms (completed 22/8/19)</text:p>
      <text:list xml:id="list92640093316552418" text:style-name="L39">
        <text:list-item>
          <text:p text:style-name="P52">Implement Mystery Room encounter (not mystery events though)</text:p>
        </text:list-item>
        <text:list-item>
          <text:p text:style-name="P52">Implement Treasure room encounter</text:p>
        </text:list-item>
        <text:list-item>
          <text:p text:style-name="P52">Treasure room encounter type DONE</text:p>
        </text:list-item>
        <text:list-item>
          <text:p text:style-name="P52">world map generates treasure rooms DONE</text:p>
        </text:list-item>
        <text:list-item>
          <text:p text:style-name="P52">treasure box on click creates a loot event/window DONE</text:p>
        </text:list-item>
        <text:list-item>
          <text:p text:style-name="P52">On encounter clicked for treasure room logic</text:p>
        </text:list-item>
        <text:list-item>
          <text:p text:style-name="P52">generates a new level DONE</text:p>
        </text:list-item>
        <text:list-item>
          <text:p text:style-name="P52">places a treasure chest at the centre DONE</text:p>
        </text:list-item>
      </text:list>
      <text:p text:style-name="P4">Sprint 25 Elite Encounter (completed 25/8/19)</text:p>
      <text:list xml:id="list1978386969624298915" text:style-name="L40">
        <text:list-item>
          <text:p text:style-name="P53">Design and implement at least 1 sophisticated and interesting elite encounter DONE</text:p>
        </text:list-item>
        <text:list-item>
          <text:p text:style-name="P53"><text:soft-page-break/>Grim Reaper Working DONE (move to best whirlwind position <text:s/>not working)</text:p>
        </text:list-item>
        <text:list-item>
          <text:p text:style-name="P53">Elite encounter rewards working DONE</text:p>
        </text:list-item>
        <text:list-item>
          <text:p text:style-name="P53">Set up encounter room probability chances DONE</text:p>
        </text:list-item>
      </text:list>
      <text:p text:style-name="P4">Sprint 26: New Characters (warlock not implement, do later) completed 5/9/19</text:p>
      <text:list xml:id="list4537237151020544052" text:style-name="L41">
        <text:list-item>
          <text:p text:style-name="P54">Design two new playable classes</text:p>
        </text:list-item>
        <text:list-item>
          <text:p text:style-name="P54">Shaman abilities design + talent tree DONE</text:p>
        </text:list-item>
        <text:list-item>
          <text:p text:style-name="P54">Shaman Sprites/anims found DONE</text:p>
        </text:list-item>
        <text:list-item>
          <text:p text:style-name="P54">Warlock abilities design + talent tree DONE</text:p>
        </text:list-item>
        <text:list-item>
          <text:p text:style-name="P54">Warlock Sprites/anims found </text:p>
        </text:list-item>
        <text:list-item>
          <text:p text:style-name="P54">Find sprite sheets/animations</text:p>
        </text:list-item>
        <text:list-item>
          <text:p text:style-name="P54">Create Prefabs DONE</text:p>
        </text:list-item>
        <text:list-item>
          <text:p text:style-name="P54">Edit existing scripts (charactbox, character data, PrefabHolder, etc) DONE</text:p>
        </text:list-item>
      </text:list>
      <text:p text:style-name="P4">Sprint 27: Talent Trees rework (completed 6/9/19)</text:p>
      <text:list xml:id="list3866327786130266348" text:style-name="L42">
        <text:list-item>
          <text:p text:style-name="P55">talent trees</text:p>
        </text:list-item>
        <text:list-item>
          <text:p text:style-name="P55">finish talent trees for priest/mage and new classes DONE</text:p>
        </text:list-item>
        <text:list-item>
          <text:p text:style-name="P55">priest talents designed/implemented/tested DONE</text:p>
        </text:list-item>
        <text:list-item>
          <text:p text:style-name="P55">mage talents designed/implemented/tested DONE</text:p>
        </text:list-item>
        <text:list-item>
          <text:p text:style-name="P55">make talent trees “choose one or the other” </text:p>
        </text:list-item>
        <text:list-item>
          <text:p text:style-name="P55">talents display an info box of what they do when moused over DONE</text:p>
        </text:list-item>
        <text:list-item>
          <text:p text:style-name="P55">UI and view fixes DONE</text:p>
        </text:list-item>
        <text:list-item>
          <text:p text:style-name="P55">design highlighting/affordance system for buttons DONE</text:p>
        </text:list-item>
        <text:list-item>
          <text:p text:style-name="P55">unowned and unpurchasable talents should be greyed out DONE</text:p>
        </text:list-item>
        <text:list-item>
          <text:p text:style-name="P55">unowned but purchasable talents should have normal color and have a green highlight around them DONE</text:p>
        </text:list-item>
        <text:list-item>
          <text:p text:style-name="P55">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4632891374054152151" text:style-name="L43">
        <text:list-item>
          <text:p text:style-name="P56">Front page/ new game screen</text:p>
        </text:list-item>
        <text:list-item>
          <text:p text:style-name="P56"><text:soft-page-break/>Add “random” character selection choice DONE</text:p>
        </text:list-item>
        <text:list-item>
          <text:p text:style-name="P56">make “random character” the default choice when the screen opens DONE</text:p>
        </text:list-item>
        <text:list-item>
          <text:p text:style-name="P56">implement a way to stop player choosing the same character twice (cancelled)</text:p>
        </text:list-item>
        <text:list-item>
          <text:p text:style-name="P56">redesign the view: make it a bit prettier</text:p>
        </text:list-item>
        <text:list-item>
          <text:p text:style-name="P56">remove arrows on “play” and “main menu” buttons (not needed, player just clicks the button, not arrow)</text:p>
        </text:list-item>
        <text:list-item>
          <text:p text:style-name="P56">fix shaman sprite size + orientation</text:p>
        </text:list-item>
        <text:list-item>
          <text:p text:style-name="P56">make the character box sprite view animated (not just still character sprite, character plays idle animation, or attack anim then idle anim)</text:p>
        </text:list-item>
        <text:list-item>
          <text:p text:style-name="P56">character box on mouse over shows the characters starting abilities and description correctly</text:p>
        </text:list-item>
        <text:list-item>
          <text:p text:style-name="P56">make a better transition between menu/game scene (black screen fade out/in)</text:p>
        </text:list-item>
      </text:list>
      <text:p text:style-name="P4">Sprint 29: Death animations / End combat event (completed 8.9.2019, but not black screen fade)</text:p>
      <text:list xml:id="list2684385970735183155" text:style-name="L44">
        <text:list-item>
          <text:p text:style-name="P57">Death Anims</text:p>
        </text:list-item>
        <text:list-item>
          <text:p text:style-name="P57">implement death animations for all characters DONE</text:p>
        </text:list-item>
        <text:list-item>
          <text:p text:style-name="P57">End combat event</text:p>
        </text:list-item>
        <text:list-item>
          <text:p text:style-name="P57">last enemy dies and wait until animation has finished DONE</text:p>
        </text:list-item>
        <text:list-item>
          <text:p text:style-name="P57">character notifications for xp gained, wait til finished DONE</text:p>
        </text:list-item>
        <text:list-item>
          <text:p text:style-name="P57">character notifications if leveled up, wait til finished DONE</text:p>
        </text:list-item>
        <text:list-item>
          <text:p text:style-name="P57">blend in transparent black background, while loading the loot screen over the top of it.</text:p>
        </text:list-item>
      </text:list>
      <text:p text:style-name="P4">Sprint 30: Game background / camera movement rework (completed 11/9/19)</text:p>
      <text:list xml:id="list1676475689527473594" text:style-name="L45">
        <text:list-item>
          <text:p text:style-name="P58">Change camera and view system DONE</text:p>
        </text:list-item>
        <text:list-item>
          <text:p text:style-name="P58">set max/min zoom distances DONE</text:p>
        </text:list-item>
        <text:list-item>
          <text:p text:style-name="P58">make it so moving camera cannot be moved off the world view DONE</text:p>
        </text:list-item>
        <text:list-item>
          <text:p text:style-name="P58">set left/right/up/down limits DONE</text:p>
        </text:list-item>
        <text:list-item>
          <text:p text:style-name="P58">create a visuals/tiles/background surronding the tiles DONE</text:p>
        </text:list-item>
        <text:list-item>
          <text:p text:style-name="P58">could use water tiles to make a BG. DONE</text:p>
        </text:list-item>
        <text:list-item>
          <text:p text:style-name="P58">Implement camera 'look at' whena defender is selected DONE</text:p>
        </text:list-item>
        <text:list-item>
          <text:p text:style-name="P58">Fine tune camera movement properties (zoom speed, damping, dead zone etc) DONE</text:p>
        </text:list-item>
        <text:list-item>
          <text:p text:style-name="P58">Make camera follow enemies during their activation/turn DONE</text:p>
        </text:list-item>
      </text:list>
      <text:p text:style-name="P7"><text:soft-page-break/></text:p>
      <text:p text:style-name="P4">Sprint 31: Mass refactoring and clean up (completed 14/9/19, not passive traits)</text:p>
      <text:list xml:id="list1601381944840081090" text:style-name="L46">
        <text:list-item>
          <text:p text:style-name="P59">Abilities become SO's</text:p>
        </text:list-item>
        <text:list-item>
          <text:p text:style-name="P59">abilities have ability type enum (none, attack, skill) </text:p>
        </text:list-item>
        <text:list-item>
          <text:p text:style-name="P59">abilities have damage type enum (none, physical, magic, poison) DONE</text:p>
        </text:list-item>
        <text:list-item>
          <text:p text:style-name="P59">abilities have attack type enum (none, melee, ranged) DONE </text:p>
        </text:list-item>
        <text:list-item>
          <text:p text:style-name="P59">refactor status library and logic to work with SO's DONE</text:p>
        </text:list-item>
        <text:list-item>
          <text:p text:style-name="P59">refactor previous ability script (should just be responsible for defender button pushes) DONE</text:p>
        </text:list-item>
        <text:list-item>
          <text:p text:style-name="P59">refactor ability bar script DONE</text:p>
        </text:list-item>
        <text:list-item>
          <text:p text:style-name="P59">refactor spellbook script DONE</text:p>
        </text:list-item>
      </text:list>
      <text:p text:style-name="P7"/>
      <text:list xml:id="list5587503747139173078" text:style-name="L47">
        <text:list-item>
          <text:p text:style-name="P60">Combat Logic Class</text:p>
        </text:list-item>
        <text:list-item>
          <text:p text:style-name="P60">create new static combat logic class DONE</text:p>
        </text:list-item>
        <text:list-item>
          <text:p text:style-name="P60">refactor handle damage DONE</text:p>
        </text:list-item>
        <text:list-item>
          <text:p text:style-name="P60">refactor calculate damage DONE</text:p>
        </text:list-item>
        <text:list-item>
          <text:p text:style-name="P60">refactor attack movement (maybe should go in movement logic)</text:p>
        </text:list-item>
        <text:list-item>
          <text:p text:style-name="P60">create damage percentage calculator for handling vulnerbale/knock/magic immune etc DONE</text:p>
        </text:list-item>
        <text:list-item>
          <text:p text:style-name="P60">Movement Logic Class</text:p>
        </text:list-item>
        <text:list-item>
          <text:p text:style-name="P60">create new static movement logic class DONE</text:p>
        </text:list-item>
        <text:list-item>
          <text:p text:style-name="P60">class is responsible for making LE's move, teleport and be pushed DONE</text:p>
        </text:list-item>
        <text:list-item>
          <text:p text:style-name="P60">refactor move coroutine DONE</text:p>
        </text:list-item>
        <text:list-item>
          <text:p text:style-name="P60">refactor teleport effect DONE</text:p>
        </text:list-item>
        <text:list-item>
          <text:p text:style-name="P60">refactor knockback effect DONE</text:p>
        </text:list-item>
        <text:list-item>
          <text:p text:style-name="P60">Status/Passive traits become SO's</text:p>
        </text:list-item>
        <text:list-item>
          <text:p text:style-name="P60">create new status SO script</text:p>
        </text:list-item>
        <text:list-item>
          <text:p text:style-name="P60">refactor status library and logic to work with SO's</text:p>
        </text:list-item>
        <text:list-item>
          <text:p text:style-name="P60">Refactor UI canvas scripts (world map, roster, etc) DONE</text:p>
        </text:list-item>
        <text:list-item>
          <text:p text:style-name="P60">create visual parent objects for the static classes DONE</text:p>
        </text:list-item>
        <text:list-item>
          <text:p text:style-name="P60"><text:soft-page-break/>Refactor and update enemy scripts/abilities DONE</text:p>
        </text:list-item>
      </text:list>
      <text:p text:style-name="P7"/>
      <text:p text:style-name="P4">Sprint 32: New traits and passives (completed 15/9/19)</text:p>
      <text:list xml:id="list8380220985772228744" text:style-name="L48">
        <text:list-item>
          <text:p text:style-name="P61">Implement new passive traits</text:p>
        </text:list-item>
        <text:list-item>
          <text:p text:style-name="P61">rune DONE</text:p>
        </text:list-item>
        <text:list-item>
          <text:p text:style-name="P61">implement combat logic method for checking/removing rune DONE</text:p>
        </text:list-item>
        <text:list-item>
          <text:p text:style-name="P61">decide where to place the method checker(in abilities? In passivemanager modifier methods?) DONE (in the each passive's modifier method)</text:p>
        </text:list-item>
        <text:list-item>
          <text:p text:style-name="P61">vulnerable/exposed/staggered (increase all damage by 50%) DONE</text:p>
        </text:list-item>
        <text:list-item>
          <text:p text:style-name="P61">weakened/exhausted/tired(reduce all damage dealt by 50%) DONE</text:p>
        </text:list-item>
        <text:list-item>
          <text:p text:style-name="P61">magic immunity (immune to magic damage) DONE</text:p>
        </text:list-item>
        <text:list-item>
          <text:p text:style-name="P61">physical immunity (immune to physical damage) DONE</text:p>
        </text:list-item>
      </text:list>
      <text:p text:style-name="P4">Sprint 33: Enemies, defenders, abilities and gameplay redesign/rework</text:p>
      <text:list xml:id="list6155879652868506572" text:style-name="L49">
        <text:list-item>
          <text:p text:style-name="P62">Brain storm for new ideas</text:p>
        </text:list-item>
        <text:list-item>
          <text:p text:style-name="P62">research other similar games for ideas</text:p>
        </text:list-item>
        <text:list-item>
          <text:p text:style-name="P62">new tile types</text:p>
        </text:list-item>
        <text:list-item>
          <text:p text:style-name="P62">new abilities</text:p>
        </text:list-item>
        <text:list-item>
          <text:p text:style-name="P62">new enemies</text:p>
        </text:list-item>
        <text:list-item>
          <text:p text:style-name="P62">new passives traits</text:p>
        </text:list-item>
        <text:list-item>
          <text:p text:style-name="P62">new systems</text:p>
        </text:list-item>
        <text:list-item>
          <text:p text:style-name="P62">which older systems should stay and/or be modified?</text:p>
        </text:list-item>
        <text:list-item>
          <text:p text:style-name="P62">New item system ideas</text:p>
        </text:list-item>
        <text:list-item>
          <text:p text:style-name="P62">new level/map ideas</text:p>
        </text:list-item>
        <text:list-item>
          <text:p text:style-name="P62">new strike/attack system ideas</text:p>
        </text:list-item>
        <text:list-item>
          <text:p text:style-name="P62">redesign/update talents (talents should add bonuses to abilities e.g. (your fireball spell costs 1 less OR your lightning shield also applies 1 rune)</text:p>
        </text:list-item>
        <text:list-item>
          <text:p text:style-name="P62">redesign encounters (should rest sites and shops be removed/changed/merged? Etc)</text:p>
        </text:list-item>
      </text:list>
      <text:p text:style-name="P4">Sprint 34: <text:s/>Adding new features from previous design phase (closed)</text:p>
      <text:list xml:id="list543245772701035773" text:style-name="L50">
        <text:list-item>
          <text:p text:style-name="P63">Implement front arcs and back arcs DONE</text:p>
        </text:list-item>
        <text:list-item>
          <text:p text:style-name="P63"><text:soft-page-break/>Add/update logic behind which diection to face while moving attacking/moving DONE</text:p>
        </text:list-item>
        <text:list-item>
          <text:p text:style-name="P63">Implement flanking DONE</text:p>
        </text:list-item>
        <text:list-item>
          <text:p text:style-name="P63">Implement back strikes DONE</text:p>
        </text:list-item>
        <text:list-item>
          <text:p text:style-name="P63">Update logic behind flipping sprite DONE</text:p>
        </text:list-item>
        <text:list-item>
          <text:p text:style-name="P63">add property bool 'sprite facing right' for sprites that are imported differently DONE</text:p>
        </text:list-item>
        <text:list-item>
          <text:p text:style-name="P63">Design and Implement logic behind triggering and removing flanking DONE</text:p>
        </text:list-item>
        <text:list-item>
          <text:p text:style-name="P63">Implement free strikes DONE</text:p>
        </text:list-item>
        <text:list-item>
          <text:p text:style-name="P63">Redesign defender talents, stats and abilities</text:p>
        </text:list-item>
        <text:list-item>
          <text:p text:style-name="P63">Update/implement defender talents, stats and abilities</text:p>
        </text:list-item>
        <text:list-item>
          <text:p text:style-name="P63">Redesign the 6 skeletons stats and abilities</text:p>
        </text:list-item>
        <text:list-item>
          <text:p text:style-name="P63">Update/Implement the 6 skeletons abilities and stats</text:p>
        </text:list-item>
        <text:list-item>
          <text:p text:style-name="P63">Update enemy AI scripts </text:p>
        </text:list-item>
        <text:list-item>
          <text:p text:style-name="P63">enemy manager should decide on best order to activate enemies</text:p>
        </text:list-item>
        <text:list-item>
          <text:p text:style-name="P63">enemies should work together better (try and set up flanking, try buff and protect each other better, etc)</text:p>
        </text:list-item>
        <text:list-item>
          <text:p text:style-name="P63">Play test and tweak all character values, make the game feel fun and tactically interesting</text:p>
        </text:list-item>
        <text:list-item>
          <text:p text:style-name="P63">Extra tasks</text:p>
        </text:list-item>
        <text:list-item>
          <text:p text:style-name="P63">free strike: make it so the attack happens BEFORE the character starts moving away and reaches their destination tile, not after</text:p>
        </text:list-item>
        <text:list-item>
          <text:p text:style-name="P63">Implement taunt/provoke mechanic. Test it with warior to see if it is interesting</text:p>
        </text:list-item>
      </text:list>
      <text:p text:style-name="P4">Sprint 35 : Initiative/Activation System (completed 25/10/19)</text:p>
      <text:list xml:id="list3709545620164201779" text:style-name="L51">
        <text:list-item>
          <text:p text:style-name="P64">Living entities</text:p>
        </text:list-item>
        <text:list-item>
          <text:p text:style-name="P64">new variables: baseInitiative and currentInitiative</text:p>
        </text:list-item>
        <text:list-item>
          <text:p text:style-name="P64">myActivationWindow</text:p>
        </text:list-item>
        <text:list-item>
          <text:p text:style-name="P64">new method: ModifyInitiative(gainedOrLost)</text:p>
        </text:list-item>
        <text:list-item>
          <text:p text:style-name="P64">New GameObjects</text:p>
        </text:list-item>
        <text:list-item>
          <text:p text:style-name="P64">Activation Window Panel prefab</text:p>
        </text:list-item>
        <text:list-item>
          <text:p text:style-name="P64">A panel below the top bar that display the order of activations</text:p>
        </text:list-item>
        <text:list-item>
          <text:p text:style-name="P64">horizontal view component</text:p>
        </text:list-item>
        <text:list-item>
          <text:p text:style-name="P64"><text:soft-page-break/>New Scripts</text:p>
        </text:list-item>
        <text:list-item>
          <text:p text:style-name="P64">ActivationManager</text:p>
        </text:list-item>
        <text:list-item>
          <text:p text:style-name="P64">generates the initiative rolls of all entities on turn start</text:p>
        </text:list-item>
        <text:list-item>
          <text:p text:style-name="P64">GenerateInitiativeRolls()</text:p>
        </text:list-item>
        <text:list-item>
          <text:p text:style-name="P64">OrderActivationListByInitiative()</text:p>
        </text:list-item>
        <text:list-item>
          <text:p text:style-name="P64">Creates activation windows and places them on the bar</text:p>
        </text:list-item>
        <text:list-item>
          <text:p text:style-name="P64">rearranges the order of windows on the panel to reflect the order of activations</text:p>
        </text:list-item>
        <text:list-item>
          <text:p text:style-name="P64">ActivationWindow</text:p>
        </text:list-item>
        <text:list-item>
          <text:p text:style-name="P64">the visual representation of an entities activation order</text:p>
        </text:list-item>
        <text:list-item>
          <text:p text:style-name="P64">Attached to activation panel</text:p>
        </text:list-item>
        <text:list-item>
          <text:p text:style-name="P64">all entities have their own window and a reference to it</text:p>
        </text:list-item>
        <text:list-item>
          <text:p text:style-name="P64">when an entity is created/destroyed, it creates/destroys a window that is has a reference to</text:p>
        </text:list-item>
        <text:list-item>
          <text:p text:style-name="P64">contents variables/props/reference to all graphic elements, and the living entity it belongs to</text:p>
        </text:list-item>
        <text:list-item>
          <text:p text:style-name="P64">InitializeSetup()</text:p>
        </text:list-item>
        <text:list-item>
          <text:p text:style-name="P64">Components + Elements</text:p>
        </text:list-item>
        <text:list-item>
          <text:p text:style-name="P64">Horizonatal View for window panels</text:p>
        </text:list-item>
      </text:list>
      <text:p text:style-name="P4">Sprint 36: Position Logic reworked (completed 25/10/19)</text:p>
      <text:list xml:id="list1260012211163894390" text:style-name="L52">
        <text:list-item>
          <text:p text:style-name="P65">flanking removed DONE</text:p>
        </text:list-item>
        <text:list-item>
          <text:p text:style-name="P65">front arc extended to front 3 tiles + north and south DONE</text:p>
        </text:list-item>
        <text:list-item>
          <text:p text:style-name="P65">back arc tiles extended to back 3 tiles DONE</text:p>
        </text:list-item>
        <text:list-item>
          <text:p text:style-name="P65">free strikes occur BEFORE character moves, not after</text:p>
        </text:list-item>
        <text:list-item>
          <text:p text:style-name="P65">back strike damage bonus only applies to melee attacks DONE</text:p>
        </text:list-item>
      </text:list>
      <text:p text:style-name="P4">Sprint 37: Traits/stats reworked(completed 25/10/19)</text:p>
      <text:list xml:id="list700935450507784872" text:style-name="L53">
        <text:list-item>
          <text:p text:style-name="P66">Camoflage</text:p>
        </text:list-item>
        <text:list-item>
          <text:p text:style-name="P66">Camoflage now lasts as long as a character is standing on a grass tile DONE</text:p>
        </text:list-item>
        <text:list-item>
          <text:p text:style-name="P66">camoflage is not removed when a character attacks DONE</text:p>
        </text:list-item>
        <text:list-item>
          <text:p text:style-name="P66">camoflage is removed when a character moves off a grass tile DONE</text:p>
        </text:list-item>
        <text:list-item>
          <text:p text:style-name="P66">Strength</text:p>
        </text:list-item>
        <text:list-item>
          <text:p text:style-name="P66"><text:soft-page-break/>strength only increases physical damage DONE</text:p>
        </text:list-item>
      </text:list>
      <text:p text:style-name="P4">Sprint 38: Play Testing, Tweaking Bug squashing (completed 27/10/19)</text:p>
      <text:list xml:id="list6091581279290162418" text:style-name="L54">
        <text:list-item>
          <text:p text:style-name="P67"><text:s/>See notes in design notes document</text:p>
        </text:list-item>
      </text:list>
      <text:p text:style-name="P4">Sprint 39: Rework Necromancer enemy (completed 28/10/19)</text:p>
      <text:list xml:id="list8832450598056526104" text:style-name="L55">
        <text:list-item>
          <text:p text:style-name="P68">Rework abilities DONE</text:p>
        </text:list-item>
        <text:list-item>
          <text:p text:style-name="P68">Update script/ai logic DONE</text:p>
        </text:list-item>
        <text:list-item>
          <text:p text:style-name="P68">Rework zombie enemy DONE</text:p>
        </text:list-item>
        <text:list-item>
          <text:p text:style-name="P68">Play test/balance/debug DONE</text:p>
        </text:list-item>
        <text:list-item>
          <text:p text:style-name="P68">necormancer is interesting, fun and challenging DONE </text:p>
        </text:list-item>
      </text:list>
      <text:p text:style-name="P4">Sprint 40: Items Rework (completed 31/10/19)</text:p>
      <text:list xml:id="list7816710017778308776" text:style-name="L56">
        <text:list-item>
          <text:p text:style-name="P69">Redesign/modfy older items DONE</text:p>
        </text:list-item>
        <text:list-item>
          <text:p text:style-name="P69">play test/ debug old items DONE</text:p>
        </text:list-item>
        <text:list-item>
          <text:p text:style-name="P69">balance all items DONE</text:p>
        </text:list-item>
        <text:list-item>
          <text:p text:style-name="P69">Design Implement new items DONE</text:p>
        </text:list-item>
        <text:list-item>
          <text:p text:style-name="P69">Decide which items to keep in the game (try keep the list short) DONE</text:p>
        </text:list-item>
        <text:list-item>
          <text:p text:style-name="P69">New Items implemented DONE</text:p>
        </text:list-item>
        <text:list-item>
          <text:p text:style-name="P69">Implement wisdom stat DONE</text:p>
        </text:list-item>
        <text:list-item>
          <text:p text:style-name="P69">Living entity updated DONE</text:p>
        </text:list-item>
        <text:list-item>
          <text:p text:style-name="P69">Character data updated DONE</text:p>
        </text:list-item>
        <text:list-item>
          <text:p text:style-name="P69">Bonus wisdom status icon created and working DONE</text:p>
        </text:list-item>
        <text:list-item>
          <text:p text:style-name="P69">Combat logic damage calculator methods consider wisdom correctly when calculating damage DONE</text:p>
        </text:list-item>
      </text:list>
      <text:p text:style-name="P7"/>
      <text:p text:style-name="P4">Sprint 41: Items view rework (completed 31/10/19)</text:p>
      <text:list xml:id="list3224597899797448237" text:style-name="L57">
        <text:list-item>
          <text:p text:style-name="P70">item card looks ugly: redesign item card view DONE</text:p>
        </text:list-item>
        <text:list-item>
          <text:p text:style-name="P70">use STS card templates, or find a new card template DONE</text:p>
        </text:list-item>
      </text:list>
      <text:p text:style-name="P7"/>
      <text:list xml:id="list2038105088053970250" text:style-name="L58">
        <text:list-item>
          <text:p text:style-name="P71">find better item sprites DONE</text:p>
        </text:list-item>
      </text:list>
      <text:p text:style-name="P4">Sprint 42: Remove spell info box, implement ability info panels (completed 31/10/19)</text:p>
      <text:list xml:id="list857024802043264613" text:style-name="L59">
        <text:list-item>
          <text:p text:style-name="P72"><text:soft-page-break/>review scripts from sci fi game</text:p>
        </text:list-item>
      </text:list>
      <text:p text:style-name="P4">Sprint 43: Reward Screen updates + UI view updates (completed 31/10/19)</text:p>
      <text:list xml:id="list2199383615602282580" text:style-name="L60">
        <text:list-item>
          <text:p text:style-name="P73">Reward Screen changes</text:p>
        </text:list-item>
        <text:list-item>
          <text:p text:style-name="P73">make black screen fade in 50% behind loot screen DONE</text:p>
        </text:list-item>
        <text:list-item>
          <text:p text:style-name="P73">loot reward screen fades in quickly(but not instantly) DONE</text:p>
        </text:list-item>
        <text:list-item>
          <text:p text:style-name="P73">Item reward view transistions in/out quickly(not instantly) DONE</text:p>
        </text:list-item>
        <text:list-item>
          <text:p text:style-name="P73">Item cards lerp(size increase) or highlight slightly when moused over DONE</text:p>
        </text:list-item>
        <text:list-item>
          <text:p text:style-name="P73">appropriate elements are disabled/hidden on combat end DONE</text:p>
        </text:list-item>
        <text:list-item>
          <text:p text:style-name="P73">end turn button DONE</text:p>
        </text:list-item>
        <text:list-item>
          <text:p text:style-name="P73">activation panel view DONE</text:p>
        </text:list-item>
      </text:list>
      <text:p text:style-name="P4">Sprint 44: Black Screen Scene/Event transistions (completed 1/11/19)</text:p>
      <text:list xml:id="list4044574069956891310" text:style-name="L61">
        <text:list-item>
          <text:p text:style-name="P74">Menu scene fades out on new game button clicked DONE</text:p>
        </text:list-item>
        <text:list-item>
          <text:p text:style-name="P74">Game scene fades in on scene loaded DONE</text:p>
        </text:list-item>
        <text:list-item>
          <text:p text:style-name="P74">Black screen fades out when valid encounter is clicked on map DONE</text:p>
        </text:list-item>
        <text:list-item>
          <text:p text:style-name="P74">Black screen fades in on combat start DONE</text:p>
        </text:list-item>
      </text:list>
      <text:p text:style-name="P4">Sprint 45: Ability/traits/passives/hp notifications system rework (completed 1/11/19)</text:p>
      <text:list xml:id="list5855604772189110017" text:style-name="L62">
        <text:list-item>
          <text:p text:style-name="P75">Implement a better timing/queue system DONE</text:p>
        </text:list-item>
        <text:list-item>
          <text:p text:style-name="P75">every character has its own “queue” list of notifications to play, OR DONE</text:p>
        </text:list-item>
        <text:list-item>
          <text:p text:style-name="P75">rewrite the notification class methods, improve timing DONE</text:p>
        </text:list-item>
      </text:list>
      <text:p text:style-name="P4">Sprint 46: Keyboard numpad triggers ability button clicks (completed 1/11/19)</text:p>
      <text:list xml:id="list9150838624141448417" text:style-name="L63">
        <text:list-item>
          <text:p text:style-name="P76">Update InputManager DONE</text:p>
        </text:list-item>
        <text:list-item>
          <text:p text:style-name="P76">detetcs numpad presses DONE</text:p>
        </text:list-item>
        <text:list-item>
          <text:p text:style-name="P76">triggers relevant selected defenders abilities DONE</text:p>
        </text:list-item>
      </text:list>
      <text:p text:style-name="P4">Sprint 47: Mouse Tile Hover Implemented (completed 1/11/19)</text:p>
      <text:p text:style-name="P7">- Copy scripts + prefabs from sci fi project</text:p>
      <text:p text:style-name="P4">Sprint 48: Passive/Status Affordance system rework (completed 3/11/19)</text:p>
      <text:p text:style-name="P4">Sprint 49: Rework Vampires encounter (completed 5/11/19)</text:p>
      <text:list xml:id="list4295847898770288125" text:style-name="L64">
        <text:list-item>
          <text:p text:style-name="P77">Rework abilities DONE</text:p>
        </text:list-item>
        <text:list-item>
          <text:p text:style-name="P77"><text:soft-page-break/>Implement life steal passive DONE</text:p>
        </text:list-item>
        <text:list-item>
          <text:p text:style-name="P77">passive icon created + sprite found DONE</text:p>
        </text:list-item>
        <text:list-item>
          <text:p text:style-name="P77">update handle damage DONE</text:p>
        </text:list-item>
        <text:list-item>
          <text:p text:style-name="P77">Update script/ai logic DONE</text:p>
        </text:list-item>
        <text:list-item>
          <text:p text:style-name="P77">Play test/balance/debug DONE</text:p>
        </text:list-item>
        <text:list-item>
          <text:p text:style-name="P77">Status effects no longer display data via spell info box when moused over DONE</text:p>
        </text:list-item>
        <text:list-item>
          <text:p text:style-name="P77">Mousing over a status icon enables its info panel view above it that displays DONE</text:p>
        </text:list-item>
        <text:list-item>
          <text:p text:style-name="P77">name of status DONE</text:p>
        </text:list-item>
        <text:list-item>
          <text:p text:style-name="P77">icon image of the status DONE</text:p>
        </text:list-item>
        <text:list-item>
          <text:p text:style-name="P77">stacks DONE</text:p>
        </text:list-item>
        <text:list-item>
          <text:p text:style-name="P77">description of what the passive does DONE</text:p>
        </text:list-item>
        <text:list-item>
          <text:p text:style-name="P77">Set up different font color for different elements DONE</text:p>
        </text:list-item>
        <text:list-item>
          <text:p text:style-name="P77">physical damage printed in brown DONE</text:p>
        </text:list-item>
        <text:list-item>
          <text:p text:style-name="P77">magic damage written in blue DONE</text:p>
        </text:list-item>
        <text:list-item>
          <text:p text:style-name="P77">Normal font written in white DONE</text:p>
        </text:list-item>
        <text:list-item>
          <text:p text:style-name="P77">Titles and effects written in yellow DONE</text:p>
        </text:list-item>
        <text:list-item>
          <text:p text:style-name="P77">Color codes</text:p>
        </text:list-item>
        <text:list-item>
          <text:p text:style-name="P77">Red: FD5555</text:p>
        </text:list-item>
        <text:list-item>
          <text:p text:style-name="P77">Brown: 968300</text:p>
        </text:list-item>
        <text:list-item>
          <text:p text:style-name="P77">Blue: 00BEFF</text:p>
        </text:list-item>
        <text:list-item>
          <text:p text:style-name="P77">yellow: FFF91C</text:p>
        </text:list-item>
        <text:list-item>
          <text:p text:style-name="P77">white: FFFFFF</text:p>
        </text:list-item>
        <text:list-item>
          <text:p text:style-name="P77">New Script TextLogic DONE</text:p>
        </text:list-item>
        <text:list-item>
          <text:p text:style-name="P77">Set all status descriptions with new method DONE</text:p>
        </text:list-item>
      </text:list>
      <text:p text:style-name="P7"/>
      <text:p text:style-name="P7"/>
      <text:p text:style-name="P4">Sprint 50: Rework Rest site (completed 6/11/19)</text:p>
      <text:list xml:id="list393060839408962527" text:style-name="L65">
        <text:list-item>
          <text:p text:style-name="P78">New Rest Site Option: Choose a character to heal to full HP or 50% HP DONE</text:p>
        </text:list-item>
        <text:list-item>
          <text:p text:style-name="P78"><text:soft-page-break/>Create button on rest page DONE</text:p>
        </text:list-item>
        <text:list-item>
          <text:p text:style-name="P78">clicking button brings up character roster panel DONE</text:p>
        </text:list-item>
        <text:list-item>
          <text:p text:style-name="P78">clicking a character heals them 50% DONE</text:p>
        </text:list-item>
        <text:list-item>
          <text:p text:style-name="P78">Add Rest sites to map spawning DONE</text:p>
        </text:list-item>
        <text:list-item>
          <text:p text:style-name="P78">play around with rest site spawning properties DONE</text:p>
        </text:list-item>
        <text:list-item>
          <text:p text:style-name="P78">Rest sites cant spawn consecutively DONE</text:p>
        </text:list-item>
        <text:list-item>
          <text:p text:style-name="P78">rest sites cant spawn on row 1 or 2 DONE</text:p>
        </text:list-item>
        <text:list-item>
          <text:p text:style-name="P78">Black screen fades out and into camp site screen DONE</text:p>
        </text:list-item>
        <text:list-item>
          <text:p text:style-name="P78">Rest and train buttons highlight /lerp size increase on mouse over DONE</text:p>
        </text:list-item>
      </text:list>
      <text:p text:style-name="P4">Sprint 51: Rework Shop (completed 6/11/19)</text:p>
      <text:list xml:id="list1638905518081048720" text:style-name="L66">
        <text:list-item>
          <text:p text:style-name="P79">Shop screen fades in and out correctly DONE</text:p>
        </text:list-item>
        <text:list-item>
          <text:p text:style-name="P79">Prevent items from appearing twice in shop screen DONE</text:p>
        </text:list-item>
        <text:list-item>
          <text:p text:style-name="P79">Shop encounter spawning DONE</text:p>
        </text:list-item>
        <text:list-item>
          <text:p text:style-name="P79">modify shop spawn conditions DONE</text:p>
        </text:list-item>
        <text:list-item>
          <text:p text:style-name="P79">shop cannot spawn consecutively DONE</text:p>
        </text:list-item>
      </text:list>
      <text:p text:style-name="P4">Sprint 52: Skeleton king <text:s/>+ elite encounters rework (completed 6/11/19)</text:p>
      <text:list xml:id="list4495514837327246747" text:style-name="L67">
        <text:list-item>
          <text:p text:style-name="P80">Rework abilities DONE</text:p>
        </text:list-item>
        <text:list-item>
          <text:p text:style-name="P80">Update script/ai logic DONE</text:p>
        </text:list-item>
        <text:list-item>
          <text:p text:style-name="P80">Play test/balance/debug DONE</text:p>
        </text:list-item>
        <text:list-item>
          <text:p text:style-name="P80">Elite encounter spawning DONE</text:p>
        </text:list-item>
        <text:list-item>
          <text:p text:style-name="P80">modify shop spawn conditions DONE</text:p>
        </text:list-item>
        <text:list-item>
          <text:p text:style-name="P80">shop cannot spawn consecutively DONE</text:p>
        </text:list-item>
        <text:list-item>
          <text:p text:style-name="P80">Elites reward relic on death DONE</text:p>
        </text:list-item>
      </text:list>
      <text:p text:style-name="P4">Sprint 53: New relics + rework old relics (completed 8/11/19)</text:p>
      <text:list xml:id="list1931305552360664970" text:style-name="L68">
        <text:list-item>
          <text:p text:style-name="P81">Design and decide which relics to implement/keep DONE</text:p>
        </text:list-item>
        <text:list-item>
          <text:p text:style-name="P81">Update old relics DONE</text:p>
        </text:list-item>
        <text:list-item>
          <text:p text:style-name="P81">Implement new relics DONE</text:p>
        </text:list-item>
        <text:list-item>
          <text:p text:style-name="P81">All relics working DONE</text:p>
        </text:list-item>
      </text:list>
      <text:p text:style-name="P4"><text:soft-page-break/>Sprint 54: Talent system rework (completed 11/11/19)</text:p>
      <text:list xml:id="list6600751451326655358" text:style-name="L69">
        <text:list-item>
          <text:p text:style-name="P82">Design 3 new abilities, ability upgrades and new traits for each class DONE</text:p>
        </text:list-item>
        <text:list-item>
          <text:p text:style-name="P82">Refactor talent tree: Change from two tree system to 3 tree system DONE</text:p>
        </text:list-item>
        <text:list-item>
          <text:p text:style-name="P82">Create talent view panel above ability bar for player to see talents in combat (do later)</text:p>
        </text:list-item>
        <text:list-item>
          <text:p text:style-name="P82">Priest</text:p>
        </text:list-item>
        <text:list-item>
          <text:p text:style-name="P82">ability upgrades working / finished</text:p>
        </text:list-item>
        <text:list-item>
          <text:p text:style-name="P82">Improved Invigorate DONE</text:p>
        </text:list-item>
        <text:list-item>
          <text:p text:style-name="P82">Improved Holy Fire DONE</text:p>
        </text:list-item>
        <text:list-item>
          <text:p text:style-name="P82">new traits working / finished</text:p>
        </text:list-item>
        <text:list-item>
          <text:p text:style-name="P82">Fiery Presence DONE</text:p>
        </text:list-item>
        <text:list-item>
          <text:p text:style-name="P82">Guardian Presence DONE</text:p>
        </text:list-item>
        <text:list-item>
          <text:p text:style-name="P82">new abilities working / finished</text:p>
        </text:list-item>
        <text:list-item>
          <text:p text:style-name="P82">Bless DONE</text:p>
        </text:list-item>
        <text:list-item>
          <text:p text:style-name="P82">Nightmare DONE</text:p>
        </text:list-item>
        <text:list-item>
          <text:p text:style-name="P82">Warrior </text:p>
        </text:list-item>
        <text:list-item>
          <text:p text:style-name="P82">ability upgrades working / finished</text:p>
        </text:list-item>
        <text:list-item>
          <text:p text:style-name="P82">Improved Inspire DONE</text:p>
        </text:list-item>
        <text:list-item>
          <text:p text:style-name="P82">Improved Whirlwind DONE</text:p>
        </text:list-item>
        <text:list-item>
          <text:p text:style-name="P82">new traits working / finished</text:p>
        </text:list-item>
        <text:list-item>
          <text:p text:style-name="P82">Berserk +2 DONE</text:p>
        </text:list-item>
        <text:list-item>
          <text:p text:style-name="P82">Block does not expire on activation start. DONE</text:p>
        </text:list-item>
        <text:list-item>
          <text:p text:style-name="P82">new abilities working / finished</text:p>
        </text:list-item>
        <text:list-item>
          <text:p text:style-name="P82">Get Down DONE</text:p>
        </text:list-item>
        <text:list-item>
          <text:p text:style-name="P82">Blood Lust DONE</text:p>
        </text:list-item>
        <text:list-item>
          <text:p text:style-name="P82">Mage</text:p>
        </text:list-item>
        <text:list-item>
          <text:p text:style-name="P82">ability upgrades working / finished</text:p>
        </text:list-item>
        <text:list-item>
          <text:p text:style-name="P82">Improved Fireball DONE</text:p>
        </text:list-item>
        <text:list-item>
          <text:p text:style-name="P82">Improved Telekinesis DONE</text:p>
        </text:list-item>
        <text:list-item>
          <text:p text:style-name="P82"><text:soft-page-break/>new traits working / finished</text:p>
        </text:list-item>
        <text:list-item>
          <text:p text:style-name="P82">masterful entrapment DONE</text:p>
        </text:list-item>
        <text:list-item>
          <text:p text:style-name="P82">Fiery Presence DONE</text:p>
        </text:list-item>
        <text:list-item>
          <text:p text:style-name="P82">new abilities working / finished</text:p>
        </text:list-item>
        <text:list-item>
          <text:p text:style-name="P82">Frost Nova DONE</text:p>
        </text:list-item>
        <text:list-item>
          <text:p text:style-name="P82">Phase Shift DONE</text:p>
        </text:list-item>
        <text:list-item>
          <text:p text:style-name="P82">Rogue</text:p>
        </text:list-item>
        <text:list-item>
          <text:p text:style-name="P82">ability upgrades working / finished</text:p>
        </text:list-item>
        <text:list-item>
          <text:p text:style-name="P82">Improved Preparation DONE</text:p>
        </text:list-item>
        <text:list-item>
          <text:p text:style-name="P82">Improved Dash DONE</text:p>
        </text:list-item>
        <text:list-item>
          <text:p text:style-name="P82">new traits working / finished</text:p>
        </text:list-item>
        <text:list-item>
          <text:p text:style-name="P82">Stealth DONE</text:p>
        </text:list-item>
        <text:list-item>
          <text:p text:style-name="P82">Venomous (maybe should apply 2 more not just 1) DONE</text:p>
        </text:list-item>
        <text:list-item>
          <text:p text:style-name="P82">new abilities working / finished</text:p>
        </text:list-item>
        <text:list-item>
          <text:p text:style-name="P82">Slice and Dice DONE</text:p>
        </text:list-item>
        <text:list-item>
          <text:p text:style-name="P82">Chemical Reaction DONE</text:p>
        </text:list-item>
        <text:list-item>
          <text:p text:style-name="P82">test and debug all talents DONE</text:p>
        </text:list-item>
        <text:list-item>
          <text:p text:style-name="P82">talent tree row 3 highlights and displays sprites correctly DONE</text:p>
        </text:list-item>
        <text:list-item>
          <text:p text:style-name="P82">talent buttons display AP/CD/Range only if they are abilities DONE</text:p>
        </text:list-item>
      </text:list>
      <text:p text:style-name="P4">Sprint 56: Project Cleanup / Prefab restructuring (completed 12/11/19)</text:p>
      <text:list xml:id="list3154397810906545621" text:style-name="L70">
        <text:list-item>
          <text:p text:style-name="P83">Scripts</text:p>
        </text:list-item>
        <text:list-item>
          <text:p text:style-name="P83">add comment lines to as many lines as possible DONE</text:p>
        </text:list-item>
        <text:list-item>
          <text:p text:style-name="P83">add regions to all scripts DONE</text:p>
        </text:list-item>
        <text:list-item>
          <text:p text:style-name="P83">Redo naming conventions DONE</text:p>
        </text:list-item>
        <text:list-item>
          <text:p text:style-name="P83">variables: lower case</text:p>
        </text:list-item>
        <text:list-item>
          <text:p text:style-name="P83">properties: upper case</text:p>
        </text:list-item>
        <text:list-item>
          <text:p text:style-name="P83">components: myComponent</text:p>
        </text:list-item>
        <text:list-item>
          <text:p text:style-name="P83">Remove/comment out unused code DONE</text:p>
        </text:list-item>
        <text:list-item>
          <text:p text:style-name="P83"><text:soft-page-break/>Reorganise script folders DONE</text:p>
        </text:list-item>
        <text:list-item>
          <text:p text:style-name="P83">Reorganise all folders in project DONE</text:p>
        </text:list-item>
        <text:list-item>
          <text:p text:style-name="P83">Delete unused sprites/assets DONE</text:p>
        </text:list-item>
        <text:list-item>
          <text:p text:style-name="P83">Rename sprites/assets properly DONE</text:p>
        </text:list-item>
        <text:list-item>
          <text:p text:style-name="P83">Delete legacy prefabs DONE</text:p>
        </text:list-item>
      </text:list>
      <text:p text:style-name="P7"/>
      <text:p text:style-name="P4">Sprint 57 : Refactoring (comleted 13/11/19)</text:p>
      <text:list xml:id="list3272071936986416941" text:style-name="L71">
        <text:list-item>
          <text:p text:style-name="P84">Code Refactoring</text:p>
        </text:list-item>
        <text:list-item>
          <text:p text:style-name="P84">Move pinned, poison, stunned etc from living entity to passive manager DONE</text:p>
        </text:list-item>
        <text:list-item>
          <text:p text:style-name="P84">Move entity logic code from defender, enemy, specific enemies, and AILogic into a new class called EntityLogic or EntityController DONE</text:p>
        </text:list-item>
        <text:list-item>
          <text:p text:style-name="P84">Add new enum to ability/abilitydataso: AbilityType(Skill, Ranged Attack, MeleeAttack, Power, etc) DONE</text:p>
        </text:list-item>
        <text:list-item>
          <text:p text:style-name="P84">Make sure every enemy ability usage yields correctly DONE</text:p>
        </text:list-item>
      </text:list>
      <text:p text:style-name="P4">Sprint 58: State System (completed 18/11/19)</text:p>
      <text:list xml:id="list2371282785628462627" text:style-name="L72">
        <text:list-item>
          <text:p text:style-name="P85">Build essential infrastructure for states DONE</text:p>
        </text:list-item>
        <text:list-item>
          <text:p text:style-name="P85">New Scripts</text:p>
        </text:list-item>
        <text:list-item>
          <text:p text:style-name="P85">StateDataSO DONE</text:p>
        </text:list-item>
        <text:list-item>
          <text:p text:style-name="P85">Name</text:p>
        </text:list-item>
        <text:list-item>
          <text:p text:style-name="P85">Id (int): used to give states their own unqiue identifier, to prevent modifying the wrong state when the player has 2 of the same type</text:p>
        </text:list-item>
        <text:list-item>
          <text:p text:style-name="P85">Description</text:p>
        </text:list-item>
        <text:list-item>
          <text:p text:style-name="P85">Duration / Expiration condition (int/enum) or</text:p>
        </text:list-item>
        <text:list-item>
          <text:p text:style-name="P85">bool Timed</text:p>
        </text:list-item>
        <text:list-item>
          <text:p text:style-name="P85">Type: Positive/Negative or Buff/Curse (enum)</text:p>
        </text:list-item>
        <text:list-item>
          <text:p text:style-name="P85">StateManager DONE</text:p>
        </text:list-item>
        <text:list-item>
          <text:p text:style-name="P85">List activeStates: the states currently in play effecting the player</text:p>
        </text:list-item>
        <text:list-item>
          <text:p text:style-name="P85">GainState(string stateName)</text:p>
        </text:list-item>
        <text:list-item>
          <text:p text:style-name="P85">RemoveState(string stateName)</text:p>
        </text:list-item>
        <text:list-item>
          <text:p text:style-name="P85"><text:soft-page-break/>bool HasState(string stateName)</text:p>
        </text:list-item>
        <text:list-item>
          <text:p text:style-name="P85">livingEntity/defender script new method: ModifyPropertiesFromStateData</text:p>
        </text:list-item>
        <text:list-item>
          <text:p text:style-name="P85">ApplyAllStateEffectsToCharacters(): called by EventManager, after defenders have been instantiated</text:p>
        </text:list-item>
        <text:list-item>
          <text:p text:style-name="P85">ApplyStateEffectToCharacter(LE character, State state): called by </text:p>
        </text:list-item>
        <text:list-item>
          <text:p text:style-name="P85">Individual State application methods, e.g.</text:p>
        </text:list-item>
        <text:list-item>
          <text:p text:style-name="P85">ApplyWellFed(), ApplyTired() etc</text:p>
        </text:list-item>
        <text:list-item>
          <text:p text:style-name="P85">StateLibrary DONE</text:p>
        </text:list-item>
        <text:list-item>
          <text:p text:style-name="P85">List of all stateDataSO's</text:p>
        </text:list-item>
        <text:list-item>
          <text:p text:style-name="P85">GetStateByName(string stateName)</text:p>
        </text:list-item>
        <text:list-item>
          <text:p text:style-name="P85">State DONE</text:p>
        </text:list-item>
        <text:list-item>
          <text:p text:style-name="P85">Prefab that appears on the UI State Panel</text:p>
        </text:list-item>
      </text:list>
      <text:p text:style-name="P4">Sprint 59: Rework camp site (add more options, gain states, etc) (completed 18/11/19)</text:p>
      <text:list xml:id="list1666339707041358820" text:style-name="L73">
        <text:list-item>
          <text:p text:style-name="P86">Complete rework of camp site encounter</text:p>
        </text:list-item>
        <text:list-item>
          <text:p text:style-name="P86">Create new buttons / Rework old buttons</text:p>
        </text:list-item>
        <text:list-item>
          <text:p text:style-name="P86">Feast button DONE</text:p>
        </text:list-item>
        <text:list-item>
          <text:p text:style-name="P86">logic DONE</text:p>
        </text:list-item>
        <text:list-item>
          <text:p text:style-name="P86">Rest button DONE</text:p>
        </text:list-item>
        <text:list-item>
          <text:p text:style-name="P86">logic DONE</text:p>
        </text:list-item>
        <text:list-item>
          <text:p text:style-name="P86">Rework Triage button DONE</text:p>
        </text:list-item>
        <text:list-item>
          <text:p text:style-name="P86">logic DONE</text:p>
        </text:list-item>
        <text:list-item>
          <text:p text:style-name="P86">rework train button DONE</text:p>
        </text:list-item>
        <text:list-item>
          <text:p text:style-name="P86">logic DONE</text:p>
        </text:list-item>
        <text:list-item>
          <text:p text:style-name="P86">Pray Button DONE</text:p>
        </text:list-item>
        <text:list-item>
          <text:p text:style-name="P86">logic DONE</text:p>
        </text:list-item>
        <text:list-item>
          <text:p text:style-name="P86">Create new horizontal view parent for buttons DONE</text:p>
        </text:list-item>
        <text:list-item>
          <text:p text:style-name="P86">On combat start, statemanager applies states correctly</text:p>
        </text:list-item>
        <text:list-item>
          <text:p text:style-name="P86">characters gain state buff DONE</text:p>
        </text:list-item>
        <text:list-item>
          <text:p text:style-name="P86">if state is timed, timer is reduced DONE</text:p>
        </text:list-item>
        <text:list-item>
          <text:p text:style-name="P86"><text:soft-page-break/>if timer is at 0, state is removed DONE</text:p>
        </text:list-item>
      </text:list>
      <text:p text:style-name="P4">Sprint 60: Camp Site/States clean up + visual updates (completed 19/11/19)</text:p>
      <text:list xml:id="list8362117496956096885" text:style-name="L74">
        <text:list-item>
          <text:p text:style-name="P87">Fix Camp site buttons</text:p>
        </text:list-item>
        <text:list-item>
          <text:p text:style-name="P87">On activity button click, button highlights white: fix DONE</text:p>
        </text:list-item>
        <text:list-item>
          <text:p text:style-name="P87">while awaiting an instruction, all character boxes flash/highlight DONE</text:p>
        </text:list-item>
        <text:list-item>
          <text:p text:style-name="P87">while awaiting instuction, the activity button related to that instruction flashes/highlights DONE</text:p>
        </text:list-item>
        <text:list-item>
          <text:p text:style-name="P87">on character chosen, flash/highlight stops on character buttons + character boxes DONE</text:p>
        </text:list-item>
      </text:list>
      <text:p text:style-name="P4">Sprint 61: Implement Story Events (completed 21/11/19)</text:p>
      <text:list xml:id="list376395953189256577" text:style-name="L75">
        <text:list-item>
          <text:p text:style-name="P88">All new scripts created DONE</text:p>
        </text:list-item>
        <text:list-item>
          <text:p text:style-name="P88">All new views/game objects etc created DONE</text:p>
        </text:list-item>
        <text:list-item>
          <text:p text:style-name="P88">Mystery rooms can trigger a story events DONE</text:p>
        </text:list-item>
        <text:list-item>
          <text:p text:style-name="P88">Refactor mystery room code/logic DONE</text:p>
        </text:list-item>
        <text:list-item>
          <text:p text:style-name="P88">Story events cannot occur more then once DONE</text:p>
        </text:list-item>
        <text:list-item>
          <text:p text:style-name="P88">Pick at least 2 mystery events that will work with the current state of the game DONE</text:p>
        </text:list-item>
        <text:list-item>
          <text:p text:style-name="P88">Ultimatum at the Bridge DONE</text:p>
        </text:list-item>
        <text:list-item>
          <text:p text:style-name="P88">The Three Witches DONE</text:p>
        </text:list-item>
      </text:list>
      <text:p text:style-name="P4">Sprint 62: Rework World Map (completed 22/11/19)</text:p>
      <text:list xml:id="list3834252557112103549" text:style-name="L76">
        <text:list-item>
          <text:p text:style-name="P89">World map is generated from a prefab game object DONE</text:p>
        </text:list-item>
        <text:list-item>
          <text:p text:style-name="P89">World map is now more like StS map DONE</text:p>
        </text:list-item>
        <text:list-item>
          <text:p text:style-name="P89">New Scripts</text:p>
        </text:list-item>
        <text:list-item>
          <text:p text:style-name="P89">World DONE</text:p>
        </text:list-item>
        <text:list-item>
          <text:p text:style-name="P89">WorldEncounter(updated) DONE</text:p>
        </text:list-item>
        <text:list-item>
          <text:p text:style-name="P89">WorldManager(replaces WorldMap Script) DONE</text:p>
        </text:list-item>
        <text:list-item>
          <text:p text:style-name="P89">World map and encounter views set up DONE</text:p>
        </text:list-item>
        <text:list-item>
          <text:p text:style-name="P89">UI Manager correctly opens and closes world map DONE</text:p>
        </text:list-item>
        <text:list-item>
          <text:p text:style-name="P89">Encounter animations play/stop correctly DONE</text:p>
        </text:list-item>
        <text:list-item>
          <text:p text:style-name="P89">Pathing works correctly DONE</text:p>
        </text:list-item>
      </text:list>
      <text:p text:style-name="P4">Sprint 63: Redesign Necromancer, Vampires and Skeleton Gang Encounters + Add goblins (completed <text:soft-page-break/>29/11/19)</text:p>
      <text:list xml:id="list3019212022043150468" text:style-name="L77">
        <text:list-item>
          <text:p text:style-name="P90">Ability + Passive changes etc</text:p>
        </text:list-item>
        <text:list-item>
          <text:p text:style-name="P90">make the movement of 'Quick Reflexes' a teleport, or stay as move, but immune to free strikes DONE</text:p>
        </text:list-item>
        <text:list-item>
          <text:p text:style-name="P90">Guard ability changed : Now grants 5 block, CD 1, AP 2 DONE</text:p>
        </text:list-item>
        <text:list-item>
          <text:p text:style-name="P90">Implement Undead passive DONE</text:p>
        </text:list-item>
        <text:list-item>
          <text:p text:style-name="P90">Vampire encounter</text:p>
        </text:list-item>
        <text:list-item>
          <text:p text:style-name="P90">rebalance health and stats DONE</text:p>
        </text:list-item>
        <text:list-item>
          <text:p text:style-name="P90">implement ghoul enemy DONE</text:p>
        </text:list-item>
        <text:list-item>
          <text:p text:style-name="P90">rebalance + play test new vampire and ghoul DONE</text:p>
        </text:list-item>
        <text:list-item>
          <text:p text:style-name="P90">Skeleton Warrior</text:p>
        </text:list-item>
        <text:list-item>
          <text:p text:style-name="P90">update code logic for guard ability DONE</text:p>
        </text:list-item>
        <text:list-item>
          <text:p text:style-name="P90">Skeleton Archer</text:p>
        </text:list-item>
        <text:list-item>
          <text:p text:style-name="P90">Remove snipe DONE</text:p>
        </text:list-item>
        <text:list-item>
          <text:p text:style-name="P90">Add shoot, rework ability a bit DONE</text:p>
        </text:list-item>
        <text:list-item>
          <text:p text:style-name="P90">update ai code DONE</text:p>
        </text:list-item>
        <text:list-item>
          <text:p text:style-name="P90">Ghoul</text:p>
        </text:list-item>
        <text:list-item>
          <text:p text:style-name="P90">set up sprites/anims DONE</text:p>
        </text:list-item>
        <text:list-item>
          <text:p text:style-name="P90">Create script DONE</text:p>
        </text:list-item>
        <text:list-item>
          <text:p text:style-name="P90">play test + balance + bug squash DONE</text:p>
        </text:list-item>
        <text:list-item>
          <text:p text:style-name="P90">Goblins</text:p>
        </text:list-item>
        <text:list-item>
          <text:p text:style-name="P90">Goblin shooty working DONE</text:p>
        </text:list-item>
        <text:list-item>
          <text:p text:style-name="P90">goblin stabby working DONE</text:p>
        </text:list-item>
      </text:list>
      <text:p text:style-name="P4">Sprint 64: Design / Implement Stage 1 Boss</text:p>
      <text:list xml:id="list3836465485824465728" text:style-name="L78">
        <text:list-item>
          <text:p text:style-name="P91">Boss One: Skeleton Lord</text:p>
        </text:list-item>
        <text:list-item>
          <text:p text:style-name="P91">Create Prefab GO DONE</text:p>
        </text:list-item>
        <text:list-item>
          <text:p text:style-name="P91">Set up anims/sprites DONE</text:p>
        </text:list-item>
        <text:list-item>
          <text:p text:style-name="P91">Create script + logic DONE</text:p>
        </text:list-item>
        <text:list-item>
          <text:p text:style-name="P91">new passive: Soul Link DONE</text:p>
        </text:list-item>
        <text:list-item>
          <text:p text:style-name="P91"><text:soft-page-break/>new ability: Summon Skeleton DONE</text:p>
        </text:list-item>
        <text:list-item>
          <text:p text:style-name="P91">maybe should summon only a skeleton peasant</text:p>
        </text:list-item>
        <text:list-item>
          <text:p text:style-name="P91">peasant has 20hp, move and strike</text:p>
        </text:list-item>
        <text:list-item>
          <text:p text:style-name="P91">World Map Updates</text:p>
        </text:list-item>
        <text:list-item>
          <text:p text:style-name="P91">Create Boss Encounter type</text:p>
        </text:list-item>
        <text:list-item>
          <text:p text:style-name="P91">New methods in Eventmanager (startNewBossEncounter)</text:p>
        </text:list-item>
      </text:list>
      <text:p text:style-name="P4">Sprint 65: Redesign Skeleton King / Elite + Add one more elite encounter</text:p>
      <text:p text:style-name="P7"/>
      <text:p text:style-name="P4">Sprint 66: Visual Overhaul Part 1 (Combat Scene) (completed 10/12/19)</text:p>
      <text:list xml:id="list3940884708542703962" text:style-name="L79">
        <text:list-item>
          <text:p text:style-name="P92">Update all defender anims/sprites DONE</text:p>
        </text:list-item>
        <text:list-item>
          <text:p text:style-name="P92">Update all enemy anims/sprites DONE</text:p>
        </text:list-item>
        <text:list-item>
          <text:p text:style-name="P92">Update tile sprites/anims DONE</text:p>
        </text:list-item>
        <text:list-item>
          <text:p text:style-name="P92">Update level BG sprites/anims DONE</text:p>
        </text:list-item>
        <text:list-item>
          <text:p text:style-name="P92">Update Status Icon View panel DONE</text:p>
        </text:list-item>
        <text:list-item>
          <text:p text:style-name="P92">Update activation windows/panel DONE</text:p>
        </text:list-item>
        <text:list-item>
          <text:p text:style-name="P92">new sprites/anims DONE</text:p>
        </text:list-item>
        <text:list-item>
          <text:p text:style-name="P92">health bar added to window DONE</text:p>
        </text:list-item>
        <text:list-item>
          <text:p text:style-name="P92">image focuses on character face, not whole body DONE</text:p>
        </text:list-item>
        <text:list-item>
          <text:p text:style-name="P92">activation window has a glow outline onMouseOver DONE</text:p>
        </text:list-item>
        <text:list-item>
          <text:p text:style-name="P92">activation window also highlights its LE onMouseOver DONE</text:p>
        </text:list-item>
        <text:list-item>
          <text:p text:style-name="P92">clicking on activation window selects character (if defender) and sets camera look at target. DONE</text:p>
        </text:list-item>
        <text:list-item>
          <text:p text:style-name="P92">Defenders can be selected (but not used in anyway) if it is not their turn DONE</text:p>
        </text:list-item>
        <text:list-item>
          <text:p text:style-name="P92">Update Defender UI </text:p>
        </text:list-item>
        <text:list-item>
          <text:p text:style-name="P92">Ability bar DONE</text:p>
        </text:list-item>
        <text:list-item>
          <text:p text:style-name="P92">AP Pool DONE</text:p>
        </text:list-item>
        <text:list-item>
          <text:p text:style-name="P92">Status Icons only show when character is moused over DONE</text:p>
        </text:list-item>
        <text:list-item>
          <text:p text:style-name="P92">fix error with enabling coroutine while disabled DONE</text:p>
        </text:list-item>
        <text:list-item>
          <text:p text:style-name="P92">Update all ability/spell/passive icon images DONE </text:p>
        </text:list-item>
        <text:list-item>
          <text:p text:style-name="P92"><text:soft-page-break/>New Fonts</text:p>
        </text:list-item>
        <text:list-item>
          <text:p text:style-name="P92">get font from “Cartoon 2d rpg game ui” kit</text:p>
        </text:list-item>
        <text:list-item>
          <text:p text:style-name="P92">Rework Activation panel / windows DONE</text:p>
        </text:list-item>
        <text:list-item>
          <text:p text:style-name="P92">When activation order is decided, make windows move smoothly to new positions DONE</text:p>
        </text:list-item>
        <text:list-item>
          <text:p text:style-name="P92">when character is killed, their activation isnt instantly destroyed, instead it fades out gradually, or plays some nice visual effect (e.g. burning up) DONE</text:p>
        </text:list-item>
        <text:list-item>
          <text:p text:style-name="P92">Rework End turn button DONE</text:p>
        </text:list-item>
        <text:list-item>
          <text:p text:style-name="P92">New sprites / anims DONE</text:p>
        </text:list-item>
        <text:list-item>
          <text:p text:style-name="P92">Button does not deactivate unless combat finished. Instead, it goes unclickable DONE</text:p>
        </text:list-item>
        <text:list-item>
          <text:p text:style-name="P92">Button Text DONE</text:p>
        </text:list-item>
        <text:list-item>
          <text:p text:style-name="P92">if the player selects a character whos turn it is, the button says 'end activation' and is colored green DONE</text:p>
        </text:list-item>
        <text:list-item>
          <text:p text:style-name="P92">if the play selectes a character whos turn it ISNT, button says ' Not Your Activation' and is colored red DONE</text:p>
        </text:list-item>
        <text:list-item>
          <text:p text:style-name="P92">if it is currently the enemy turn, button says “Enemy Activation”, and is colored red DONE</text:p>
        </text:list-item>
        <text:list-item>
          <text:p text:style-name="P92">VFX</text:p>
        </text:list-item>
        <text:list-item>
          <text:p text:style-name="P92">Move code from impact vfx into vfxmanager script DONE</text:p>
        </text:list-item>
        <text:list-item>
          <text:p text:style-name="P92">create a new script + prefab for each type of effect DONE</text:p>
        </text:list-item>
        <text:list-item>
          <text:p text:style-name="P92">Health loss effect DONE</text:p>
        </text:list-item>
        <text:list-item>
          <text:p text:style-name="P92">Melee attacked effect DONE</text:p>
        </text:list-item>
        <text:list-item>
          <text:p text:style-name="P92">impact effect DONE</text:p>
        </text:list-item>
        <text:list-item>
          <text:p text:style-name="P92">Buff Effect DONE</text:p>
        </text:list-item>
        <text:list-item>
          <text:p text:style-name="P92">Gain block effect DONE</text:p>
        </text:list-item>
        <text:list-item>
          <text:p text:style-name="P92">Lose block effect / damaged while having block effect</text:p>
        </text:list-item>
        <text:list-item>
          <text:p text:style-name="P92">Debuff Effect DONE</text:p>
        </text:list-item>
        <text:list-item>
          <text:p text:style-name="P92">Damage/Lose Health Effect DONE</text:p>
        </text:list-item>
        <text:list-item>
          <text:p text:style-name="P92">Damaged by poison Effect DONE</text:p>
        </text:list-item>
        <text:list-item>
          <text:p text:style-name="P92">Poison applied effect DONE</text:p>
        </text:list-item>
        <text:list-item>
          <text:p text:style-name="P92">Teleport Effect DONE</text:p>
        </text:list-item>
        <text:list-item>
          <text:p text:style-name="P92"><text:soft-page-break/>Heal Effect DONE</text:p>
        </text:list-item>
        <text:list-item>
          <text:p text:style-name="P92">Attack + Ability Animations</text:p>
        </text:list-item>
        <text:list-item>
          <text:p text:style-name="P92">Cast Buff/Debuff Spell animation (would take too long for now: requires making all defenders and enemies use the same animator controller, and then pass their own sprites in)</text:p>
        </text:list-item>
        <text:list-item>
          <text:p text:style-name="P92">Cast Offensive/Projectile based Spell Animation (maybe same as melee attack animation, just with no slash VFX) DONE</text:p>
        </text:list-item>
        <text:list-item>
          <text:p text:style-name="P92">Shoot bow/gun animation DONE</text:p>
        </text:list-item>
        <text:list-item>
          <text:p text:style-name="P92">Melee attack animation DONE</text:p>
        </text:list-item>
        <text:list-item>
          <text:p text:style-name="P92">Hurt animation DONE</text:p>
        </text:list-item>
        <text:list-item>
          <text:p text:style-name="P92">Projectile/Ability Animations</text:p>
        </text:list-item>
        <text:list-item>
          <text:p text:style-name="P92">arrow shot DONE</text:p>
        </text:list-item>
        <text:list-item>
          <text:p text:style-name="P92">fireball DONE</text:p>
        </text:list-item>
        <text:list-item>
          <text:p text:style-name="P92">frostbolt DONE</text:p>
        </text:list-item>
        <text:list-item>
          <text:p text:style-name="P92">shadowy ball DONE</text:p>
        </text:list-item>
        <text:list-item>
          <text:p text:style-name="P92">holy fire/burn DONE</text:p>
        </text:list-item>
        <text:list-item>
          <text:p text:style-name="P92">Aoe melee effect (whirlwind) DONE</text:p>
        </text:list-item>
        <text:list-item>
          <text:p text:style-name="P92">Movement</text:p>
        </text:list-item>
        <text:list-item>
          <text:p text:style-name="P92">free strike event occurs BEFORE character moves away DONE</text:p>
        </text:list-item>
      </text:list>
      <text:p text:style-name="P7">UI</text:p>
      <text:list xml:id="list8451332706024038458" text:style-name="L80">
        <text:list-item>
          <text:p text:style-name="P93">Status icon panel fades in and out DONE</text:p>
        </text:list-item>
        <text:list-item>
          <text:p text:style-name="P93">Health bar added to ability bar DONE</text:p>
        </text:list-item>
        <text:list-item>
          <text:p text:style-name="P93">replace ap pool bubble with ap bar DONE</text:p>
        </text:list-item>
        <text:list-item>
          <text:p text:style-name="P93">Status Icon info panel sprites changed DONE</text:p>
        </text:list-item>
        <text:list-item>
          <text:p text:style-name="P93">Ability button info panel updates DONE</text:p>
        </text:list-item>
      </text:list>
      <text:p text:style-name="P7">Update Text Logic</text:p>
      <text:list xml:id="list7185241430109396484" text:style-name="L81">
        <text:list-item>
          <text:p text:style-name="P94">text logic also edits ability info panel text fields (just for the starting defender abilities) DONE</text:p>
        </text:list-item>
      </text:list>
      <text:p text:style-name="P7">Play Test</text:p>
      <text:list xml:id="list571472145864439737" text:style-name="L82">
        <text:list-item>
          <text:p text:style-name="P95">Play the game and hunt/squash bugs</text:p>
        </text:list-item>
      </text:list>
      <text:p text:style-name="P7">Controls</text:p>
      <text:list xml:id="list8657734879610890188" text:style-name="L83">
        <text:list-item>
          <text:p text:style-name="P96"><text:soft-page-break/>Fix right click/cancel/esacape</text:p>
        </text:list-item>
        <text:list-item>
          <text:p text:style-name="P96">right clicking while awaiting an ability order does not de-select character. It just cancels all orders, and unhighlights tiles</text:p>
        </text:list-item>
        <text:list-item>
          <text:p text:style-name="P96">right clicking while no order is awaiting deselects the character</text:p>
        </text:list-item>
      </text:list>
      <text:p text:style-name="P7"/>
      <text:p text:style-name="P4">Sprint 66: More Mystery Encounters</text:p>
      <text:list xml:id="list8113586611726706447" text:style-name="L84">
        <text:list-item>
          <text:p text:style-name="P97">Add 4 more mystery encounters to the game</text:p>
        </text:list-item>
        <text:list-item>
          <text:p text:style-name="P97">Fountain of Life</text:p>
        </text:list-item>
        <text:list-item>
          <text:p text:style-name="P97">all characters heal <text:s/>30% HP</text:p>
        </text:list-item>
        <text:list-item>
          <text:p text:style-name="P97">all characters gain 50 XP</text:p>
        </text:list-item>
        <text:list-item>
          <text:p text:style-name="P97">Abandoned War Camp</text:p>
        </text:list-item>
        <text:list-item>
          <text:p text:style-name="P97">choose 1 of 10 items</text:p>
        </text:list-item>
        <text:list-item>
          <text:p text:style-name="P97">camp for the night (all characters heal 30% HP)</text:p>
        </text:list-item>
        <text:list-item>
          <text:p text:style-name="P97">Blood Bank/ Field Hospital</text:p>
        </text:list-item>
        <text:list-item>
          <text:p text:style-name="P97">all characters lose 30% hp, gain 100g</text:p>
        </text:list-item>
        <text:list-item>
          <text:p text:style-name="P97">steal from wounded: gain 3 random common items: Gain Curse: Shame</text:p>
        </text:list-item>
        <text:list-item>
          <text:p text:style-name="P97">Leave</text:p>
        </text:list-item>
        <text:list-item>
          <text:p text:style-name="P97">Sacrificial Altar</text:p>
        </text:list-item>
        <text:list-item>
          <text:p text:style-name="P97">Sacrifice a Character: Choose a character. They die, and other characters gain 1 level</text:p>
        </text:list-item>
        <text:list-item>
          <text:p text:style-name="P97">Blood Offering: Chose a character. They lose 50%hp, and gain 1 level.</text:p>
        </text:list-item>
        <text:list-item>
          <text:p text:style-name="P97">Pray at the Shrine: Resurect a dead character at 50% health</text:p>
        </text:list-item>
      </text:list>
      <text:p text:style-name="P4">Sprint 67: Boss Encounter (completed 12/12/19)</text:p>
      <text:list xml:id="list102527598613039057" text:style-name="L85">
        <text:list-item>
          <text:p text:style-name="P98">Create boss encounter enum value for world encounter script <text:tab/>DONE</text:p>
        </text:list-item>
        <text:list-item>
          <text:p text:style-name="P98">find/create boss icon image for worl encounter DONE</text:p>
        </text:list-item>
        <text:list-item>
          <text:p text:style-name="P98">Skeleton Lord Boss DONE</text:p>
        </text:list-item>
        <text:list-item>
          <text:p text:style-name="P98">Create new ability (Death to the Living): Give all allies with undead +1 strength DONE</text:p>
        </text:list-item>
        <text:list-item>
          <text:p text:style-name="P98">play test skeleton king boss DONE</text:p>
        </text:list-item>
        <text:list-item>
          <text:p text:style-name="P98">balance skeleton king DONE</text:p>
        </text:list-item>
        <text:list-item>
          <text:p text:style-name="P98"><text:soft-page-break/>debug skeleton king DONE</text:p>
        </text:list-item>
        <text:list-item>
          <text:p text:style-name="P98">Optional: create 'Summon Unded' VFX</text:p>
        </text:list-item>
        <text:list-item>
          <text:p text:style-name="P98">bug: skeletons created on a grass tile dont get camoflage FIXED</text:p>
        </text:list-item>
        <text:list-item>
          <text:p text:style-name="P127"><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29">change back to old strength status icon image FIXED</text:p>
        </text:list-item>
      </text:list>
      <text:p text:style-name="P9">Sprint 68: Simple Game Over Event / Loop (competed 13/12/19)</text:p>
      <text:list xml:id="list4124194955261679484" text:style-name="L86">
        <text:list-item>
          <text:p text:style-name="P130">EventManager</text:p>
        </text:list-item>
        <text:list-item>
          <text:p text:style-name="P130">Create new method: StartNewGameOverEvent() DONE</text:p>
        </text:list-item>
        <text:list-item>
          <text:p text:style-name="P130">new method: StartNewEndBossEncounterEvent() DONE</text:p>
        </text:list-item>
        <text:list-item>
          <text:p text:style-name="P130">for now, plays the same logic as game over event DONE</text:p>
        </text:list-item>
        <text:list-item>
          <text:p text:style-name="P130">Create 'Game Over' Screen UI DONE</text:p>
        </text:list-item>
        <text:list-item>
          <text:p text:style-name="P130">Screen Elements</text:p>
        </text:list-item>
        <text:list-item>
          <text:p text:style-name="P130">Main menu button DONE</text:p>
        </text:list-item>
        <text:list-item>
          <text:p text:style-name="P130">Game over text / panel image BG DONE</text:p>
        </text:list-item>
        <text:list-item>
          <text:p text:style-name="P130">'Your Score' text / panel image BG DONE</text:p>
        </text:list-item>
        <text:list-item>
          <text:p text:style-name="P130">Content size fitter area for score elements DONE</text:p>
        </text:list-item>
        <text:list-item>
          <text:p text:style-name="P130">Below score content area: Total Score text / panel BG Image DONE</text:p>
        </text:list-item>
        <text:list-item>
          <text:p text:style-name="P130">BlackScreenManager fades out to 50%, then game over screen slowly blends in over the top DONE</text:p>
        </text:list-item>
        <text:list-item>
          <text:p text:style-name="P130">Return to main menu button fades game out slowly, then reloads menu scene correctly DONE</text:p>
        </text:list-item>
      </text:list>
      <text:p text:style-name="P7"/>
      <text:p text:style-name="P9">Sprint 69: Score Manager and Scoring System (completed 13/12/19)</text:p>
      <text:list xml:id="list7792875930486265547" text:style-name="L87">
        <text:list-item>
          <text:p text:style-name="P131">Brainstorm different ways for players to increase their score DONE</text:p>
        </text:list-item>
        <text:list-item>
          <text:p text:style-name="P131">Elite Encounter Defeated: 10 points</text:p>
        </text:list-item>
        <text:list-item>
          <text:p text:style-name="P131">For each encounter of any type completed: 5 points</text:p>
        </text:list-item>
        <text:list-item>
          <text:p text:style-name="P131">For each boss defeated: 50</text:p>
        </text:list-item>
        <text:list-item>
          <text:p text:style-name="P131">Champion: defeat an elite without taking damage: 25</text:p>
        </text:list-item>
        <text:list-item>
          <text:p text:style-name="P131">Slayer: defeat a basic encounter without taking any damage: 10</text:p>
        </text:list-item>
        <text:list-item>
          <text:p text:style-name="P131"><text:soft-page-break/>Boss Punisher: Defeat a boss without taking damage: 50</text:p>
        </text:list-item>
        <text:list-item>
          <text:p text:style-name="P131">Item Collector: For each item collected: 2 points</text:p>
        </text:list-item>
        <text:list-item>
          <text:p text:style-name="P131">Hoarder: Collect 3 copies of the same item: 10 points</text:p>
        </text:list-item>
        <text:list-item>
          <text:p text:style-name="P131">Artifact Collector: For each arifact collected: 10 points</text:p>
        </text:list-item>
        <text:list-item>
          <text:p text:style-name="P131">Empowered: For each state gained: 5 pts</text:p>
        </text:list-item>
        <text:list-item>
          <text:p text:style-name="P131">Riches: for each 100g collected: 5 points</text:p>
        </text:list-item>
        <text:list-item>
          <text:p text:style-name="P131">Ultimate Blessing Have 5 active states at any point: 50 points</text:p>
        </text:list-item>
        <text:list-item>
          <text:p text:style-name="P131">Well Armed: Foreach epic item collected: 5pts</text:p>
        </text:list-item>
        <text:list-item>
          <text:p text:style-name="P131">Knowledge: For each level gained on a character: 5pts</text:p>
        </text:list-item>
        <text:list-item>
          <text:p text:style-name="P131">New Singleton Class: ScoreManager DONE</text:p>
        </text:list-item>
        <text:list-item>
          <text:p text:style-name="P131">New ScoreElement Class DONE</text:p>
        </text:list-item>
        <text:list-item>
          <text:p text:style-name="P131">Properties DONE</text:p>
        </text:list-item>
        <text:list-item>
          <text:p text:style-name="P131">levelsGained</text:p>
        </text:list-item>
        <text:list-item>
          <text:p text:style-name="P131">epicItemsCollected</text:p>
        </text:list-item>
        <text:list-item>
          <text:p text:style-name="P131">elites killed</text:p>
        </text:list-item>
        <text:list-item>
          <text:p text:style-name="P131">encounters completed</text:p>
        </text:list-item>
        <text:list-item>
          <text:p text:style-name="P131">items collected</text:p>
        </text:list-item>
        <text:list-item>
          <text:p text:style-name="P131">gold collected</text:p>
        </text:list-item>
        <text:list-item>
          <text:p text:style-name="P131">artifacts collected</text:p>
        </text:list-item>
        <text:list-item>
          <text:p text:style-name="P131">statesCollected</text:p>
        </text:list-item>
        <text:list-item>
          <text:p text:style-name="P131">bosses defeated</text:p>
        </text:list-item>
        <text:list-item>
          <text:p text:style-name="P131">killedBasicNoDamageTaken</text:p>
        </text:list-item>
        <text:list-item>
          <text:p text:style-name="P131">killedEliteNoDamageTaken</text:p>
        </text:list-item>
        <text:list-item>
          <text:p text:style-name="P131">killedBossNoDamageTaken</text:p>
        </text:list-item>
      </text:list>
      <text:p text:style-name="P7"/>
      <text:p text:style-name="P9">Sprint 70: Line Renderer for pathing and movement actions (completed 20/12/19)</text:p>
      <text:list xml:id="list6322372958941088804" text:style-name="L88">
        <text:list-item>
          <text:p text:style-name="P132">For movement related abilities, a line is draw from tile to tile showing the path that will be taken</text:p>
        </text:list-item>
        <text:list-item>
          <text:p text:style-name="P132">The line renderer also indicates to the player if a free strike will occur as a result of the movement</text:p>
        </text:list-item>
        <text:list-item>
          <text:p text:style-name="P132"><text:soft-page-break/>New Scripts and Old script Updates</text:p>
        </text:list-item>
        <text:list-item>
          <text:p text:style-name="P132">PathRenderer</text:p>
        </text:list-item>
        <text:list-item>
          <text:p text:style-name="P132">Has a line renderer component, responsible for drawing path across tiles</text:p>
        </text:list-item>
        <text:list-item>
          <text:p text:style-name="P132">DrawPath(tile start, tile end)</text:p>
        </text:list-item>
        <text:list-item>
          <text:p text:style-name="P132">Process for drawing path:</text:p>
        </text:list-item>
        <text:list-item>
          <text:p text:style-name="P132">On ability button clicked, detect if ability is movement related</text:p>
        </text:list-item>
        <text:list-item>
          <text:p text:style-name="P132">if it is, make astar create a path from selected defender to hovered over tile</text:p>
        </text:list-item>
        <text:list-item>
          <text:p text:style-name="P132">send the path stack to PathRenderer static class</text:p>
        </text:list-item>
        <text:list-item>
          <text:p text:style-name="P132">for each node in the path, LevelManager.GetTileFromPointReference, then put each tile in a list.</text:p>
        </text:list-item>
        <text:list-item>
          <text:p text:style-name="P132">For each tile in the list, create a new position in the line renderer array/list, and set that new position equal to the tiles world pos property</text:p>
        </text:list-item>
        <text:list-item>
          <text:p text:style-name="P132">turn on the linerenderers visibility</text:p>
        </text:list-item>
        <text:list-item>
          <text:p text:style-name="P132">in order to show free strikes, the current path displayed needs to be saved in a variable somewhere, and each element needs to be of type tile</text:p>
        </text:list-item>
        <text:list-item>
          <text:p text:style-name="P132">Process for detetcing free strikes</text:p>
        </text:list-item>
        <text:list-item>
          <text:p text:style-name="P132">after line render turns on, start checking each index of the line</text:p>
        </text:list-item>
        <text:list-item>
          <text:p text:style-name="P132">starting with the tile at index 0</text:p>
        </text:list-item>
        <text:list-item>
          <text:p text:style-name="P132">foreach enemy in enemymanager, get tiles within range (melee range of enemy)</text:p>
        </text:list-item>
        <text:list-item>
          <text:p text:style-name="P132">if the tile in the index currently beging checked is in that tile list, add enemy to local list</text:p>
        </text:list-item>
        <text:list-item>
          <text:p text:style-name="P132">for each enemy in local enemy list, if the next index in the path is not in its melee range, then it will trigger a free strike, so turn on the enemy 'free strike' image</text:p>
        </text:list-item>
      </text:list>
      <text:p text:style-name="P7"/>
      <text:p text:style-name="P9">Sprint 71: Update Enemy AI + Abilities (completed 21/12/2019)</text:p>
      <text:list xml:id="list6071492164145393062" text:style-name="L89">
        <text:list-item>
          <text:p text:style-name="P133">Ideas/Problems/Solutions</text:p>
        </text:list-item>
        <text:list-item>
          <text:p text:style-name="P133">When enemies move towards a target to get in range, they dont prioritize moving over grass tiles when it would make sense to do so </text:p>
        </text:list-item>
        <text:list-item>
          <text:p text:style-name="P133">Enemies will spend all AP moving into range, even if they cannot attack. This makes it easier for defenders to land the first attacks, since the enemies did all the work moving into range</text:p>
        </text:list-item>
        <text:list-item>
          <text:p text:style-name="P133">New Methods</text:p>
        </text:list-item>
        <text:list-item>
          <text:p text:style-name="P133">bool WillMovementTriggerFreeStrike()</text:p>
        </text:list-item>
        <text:list-item>
          <text:p text:style-name="P133"><text:soft-page-break/>bool CanPerformAbilityTwoAfterAbilityOne(Ability one, Ability two, LE entity) DONE</text:p>
        </text:list-item>
        <text:list-item>
          <text:p text:style-name="P133">stop enemies from charging into defenders range without being able to attack: enemies should only advance if they can attack</text:p>
        </text:list-item>
        <text:list-item>
          <text:p text:style-name="P133">Updates to older methods DONE</text:p>
        </text:list-item>
        <text:list-item>
          <text:p text:style-name="P133">GetClosestEnemy / GetClosestTile</text:p>
        </text:list-item>
        <text:list-item>
          <text:p text:style-name="P133">current calculates distance as a float between points A and B, should instead calculate distince in tiles, not virtual game distance</text:p>
        </text:list-item>
        <text:list-item>
          <text:p text:style-name="P133">should return a list of tiles if more then 1 tile is the same distance, or randomly pick a random tile from the list, then return that tile. Or return the 'best' tile (grass tile, etc)</text:p>
        </text:list-item>
        <text:list-item>
          <text:p text:style-name="P133">GetClosestVALIDEnemy DONE</text:p>
        </text:list-item>
        <text:list-item>
          <text:p text:style-name="P133">GetClosestEnemy causes enemies to spaz out some times. This because the closest enemy is not valid (stealthed, camo, etc) and it cant figure out how to move in range of. </text:p>
        </text:list-item>
        <text:list-item>
          <text:p text:style-name="P133">Enemy ability/passive updates</text:p>
        </text:list-item>
        <text:list-item>
          <text:p text:style-name="P133">Necromancer </text:p>
        </text:list-item>
        <text:list-item>
          <text:p text:style-name="P133">Warrior</text:p>
        </text:list-item>
      </text:list>
      <text:p text:style-name="P7"/>
      <text:p text:style-name="P9">Sprint 72: General game changes / experimentation (completed 26/12/19)</text:p>
      <text:list xml:id="list5222289892271163505" text:style-name="L90">
        <text:list-item>
          <text:p text:style-name="P134">Double the values of everything DONE</text:p>
        </text:list-item>
        <text:list-item>
          <text:p text:style-name="P134">double health of all characters DONE</text:p>
        </text:list-item>
        <text:list-item>
          <text:p text:style-name="P134">double damage values DONE</text:p>
        </text:list-item>
        <text:list-item>
          <text:p text:style-name="P134">double passives DONE</text:p>
        </text:list-item>
        <text:list-item>
          <text:p text:style-name="P134">double ability values DONE</text:p>
        </text:list-item>
        <text:list-item>
          <text:p text:style-name="P134">Implement critical strikes DONE</text:p>
        </text:list-item>
        <text:list-item>
          <text:p text:style-name="P134">all characters have a base crit chance of 5% DONE</text:p>
        </text:list-item>
        <text:list-item>
          <text:p text:style-name="P134">crits are indicated by damage text in loseHP vfx going yellow DONE </text:p>
        </text:list-item>
        <text:list-item>
          <text:p text:style-name="P134">crits increase damage by 50% DONE</text:p>
        </text:list-item>
        <text:list-item>
          <text:p text:style-name="P134">Items DONE</text:p>
        </text:list-item>
        <text:list-item>
          <text:p text:style-name="P134">items from basic enemies are always common DONE</text:p>
        </text:list-item>
        <text:list-item>
          <text:p text:style-name="P134">elites always drop a rare item reward DONE</text:p>
        </text:list-item>
        <text:list-item>
          <text:p text:style-name="P134">bosses always drop an epic item reward DONE</text:p>
        </text:list-item>
        <text:list-item>
          <text:p text:style-name="P134"><text:soft-page-break/>Remove artifacts system for now DONE</text:p>
        </text:list-item>
        <text:list-item>
          <text:p text:style-name="P134">New Energy system DONE</text:p>
        </text:list-item>
        <text:list-item>
          <text:p text:style-name="P134">characters start with 60 max stamina</text:p>
        </text:list-item>
        <text:list-item>
          <text:p text:style-name="P134">characters regain 40 stamina on activation start</text:p>
        </text:list-item>
        <text:list-item>
          <text:p text:style-name="P99">New Stat definitions DONE</text:p>
        </text:list-item>
        <text:list-item>
          <text:p text:style-name="P99">Energy: the resource for paying for abilities</text:p>
        </text:list-item>
        <text:list-item>
          <text:p text:style-name="P99">Stamina: the amount of stamina recovered on activation start</text:p>
        </text:list-item>
        <text:list-item>
          <text:p text:style-name="P134">Max Energy: the limit of how much stamina a character can have</text:p>
        </text:list-item>
        <text:list-item>
          <text:p text:style-name="P134">To do</text:p>
        </text:list-item>
        <text:list-item>
          <text:p text:style-name="P134">change all variables/property names DONE</text:p>
        </text:list-item>
        <text:list-item>
          <text:p text:style-name="P134">change all method names DONE</text:p>
        </text:list-item>
        <text:list-item>
          <text:p text:style-name="P134">changes text values in passives/ability descriptions DONE</text:p>
        </text:list-item>
        <text:list-item>
          <text:p text:style-name="P134">change all ability energy values DONE</text:p>
        </text:list-item>
      </text:list>
      <text:p text:style-name="P7"/>
      <text:p text:style-name="P9">Sprint 73: Level, Tiles Tile Objects Overhaul (completed 2/1/2020)</text:p>
      <text:list xml:id="list1673450847396813081" text:style-name="L91">
        <text:list-item>
          <text:p text:style-name="P135">Level / Map changes</text:p>
        </text:list-item>
        <text:list-item>
          <text:p text:style-name="P135">Make some new level text files with trees and deep water</text:p>
        </text:list-item>
        <text:list-item>
          <text:p text:style-name="P135">New map size 13x7 DONE</text:p>
        </text:list-item>
        <text:list-item>
          <text:p text:style-name="P135">adjust camera zoom limits DONE</text:p>
        </text:list-item>
        <text:list-item>
          <text:p text:style-name="P135">disable camera edge collider positions for now DONE</text:p>
        </text:list-item>
        <text:list-item>
          <text:p text:style-name="P135">disable level background DONE</text:p>
        </text:list-item>
        <text:list-item>
          <text:p text:style-name="P135">modify all methods asssociated with map size DONE</text:p>
        </text:list-item>
        <text:list-item>
          <text:p text:style-name="P135">where defenders/enemies get placed on combat start DONE</text:p>
        </text:list-item>
        <text:list-item>
          <text:p text:style-name="P135">Implement new tiles, change previous</text:p>
        </text:list-item>
        <text:list-item>
          <text:p text:style-name="P135">New tile properties DONE</text:p>
        </text:list-item>
        <text:list-item>
          <text:p text:style-name="P135">BlocksLoS DONE</text:p>
        </text:list-item>
        <text:list-item>
          <text:p text:style-name="P135">Walkable property reworked DONE</text:p>
        </text:list-item>
        <text:list-item>
          <text:p text:style-name="P135">Grass tile</text:p>
        </text:list-item>
        <text:list-item>
          <text:p text:style-name="P135"><text:soft-page-break/>camoflage is applied on activation end, not just by moving over grass tile DONE</text:p>
        </text:list-item>
        <text:list-item>
          <text:p text:style-name="P135">camoflage is not removed from stepping off a grass tile DONE</text:p>
        </text:list-item>
        <text:list-item>
          <text:p text:style-name="P135">camoflage IS removed by using a magic attack, melee attack, or taking any damage DONE</text:p>
        </text:list-item>
        <text:list-item>
          <text:p text:style-name="P135">Tree tile DONE</text:p>
        </text:list-item>
        <text:list-item>
          <text:p text:style-name="P135">create prefab DONE</text:p>
        </text:list-item>
        <text:list-item>
          <text:p text:style-name="P135">new tree tile type enum DONE</text:p>
        </text:list-item>
        <text:list-item>
          <text:p text:style-name="P135">Deep Water tile DONE </text:p>
        </text:list-item>
        <text:list-item>
          <text:p text:style-name="P135">create prefab DONE</text:p>
        </text:list-item>
        <text:list-item>
          <text:p text:style-name="P135">new deepWater tile type enum DONE</text:p>
        </text:list-item>
        <text:list-item>
          <text:p text:style-name="P135">Logic Updates and new features</text:p>
        </text:list-item>
        <text:list-item>
          <text:p text:style-name="P135">Astar only draws a path over valid tiles (not trees or deep water) DONE</text:p>
        </text:list-item>
        <text:list-item>
          <text:p text:style-name="P135">CombatLogic.HandleDamage() method checks for back striking</text:p>
        </text:list-item>
        <text:list-item>
          <text:p text:style-name="P135">EntityLogic changes</text:p>
        </text:list-item>
        <text:list-item>
          <text:p text:style-name="P135">IsTargetVisible checks for line of sight DONE</text:p>
        </text:list-item>
        <text:list-item>
          <text:p text:style-name="P135">PositionLogic changes</text:p>
        </text:list-item>
        <text:list-item>
          <text:p text:style-name="P135"><text:s/>IsEntityAttackingTargetsBack(LivingEntity entity, LivingEntity target) DONE</text:p>
        </text:list-item>
        <text:list-item>
          <text:p text:style-name="P135">Play test map/tile changes and debug DONE</text:p>
        </text:list-item>
      </text:list>
      <text:p text:style-name="P7"/>
      <text:p text:style-name="P9">Sprint 74: Redesign and Brainstorming (completed 8/1/2020)</text:p>
      <text:list xml:id="list6181268365641432661" text:style-name="L92">
        <text:list-item>
          <text:p text:style-name="P136">Redesign all abilities DONE</text:p>
        </text:list-item>
        <text:list-item>
          <text:p text:style-name="P136">Redesign all passives DONE</text:p>
        </text:list-item>
        <text:list-item>
          <text:p text:style-name="P136">Design character presets DONE</text:p>
        </text:list-item>
        <text:list-item>
          <text:p text:style-name="P136">Redesign level properties DONE</text:p>
        </text:list-item>
        <text:list-item>
          <text:p text:style-name="P136">Design LoS and back strike rules DONE</text:p>
        </text:list-item>
        <text:list-item>
          <text:p text:style-name="P136">bs rule: if attack is a melee attack, and character is facing away from attacker, it is a back strike, else, not a back strike DONE</text:p>
        </text:list-item>
        <text:list-item>
          <text:p text:style-name="P136">LoS rules/system: same as scifi game we made DONE</text:p>
        </text:list-item>
        <text:list-item>
          <text:p text:style-name="P136">Redesign tile types and rules DONE</text:p>
        </text:list-item>
        <text:list-item>
          <text:p text:style-name="P136"><text:soft-page-break/>Redesign all items DONE</text:p>
        </text:list-item>
        <text:list-item>
          <text:p text:style-name="P136">Design Potions/Consumables DONE</text:p>
        </text:list-item>
        <text:list-item>
          <text:p text:style-name="P136">Redesign States DONE</text:p>
        </text:list-item>
        <text:list-item>
          <text:p text:style-name="P136">Design boss state rewards DONE</text:p>
        </text:list-item>
        <text:list-item>
          <text:p text:style-name="P136">Design camp site states DONE</text:p>
        </text:list-item>
        <text:list-item>
          <text:p text:style-name="P136">states will have to be designed as we develop. This is because most of the states will be gained from mystery encounters, and we don't know what they are yet.</text:p>
        </text:list-item>
        <text:list-item>
          <text:p text:style-name="P136">Redesign Camp site event DONE</text:p>
        </text:list-item>
        <text:list-item>
          <text:p text:style-name="P136">Redesign shop elements DONE</text:p>
        </text:list-item>
        <text:list-item>
          <text:p text:style-name="P136">Design Kings blessing game start event DONE</text:p>
        </text:list-item>
        <text:list-item>
          <text:p text:style-name="P136">Redesign 10 mystery encounters DONE</text:p>
        </text:list-item>
        <text:list-item>
          <text:p text:style-name="P136">Enemy Redesign DONE</text:p>
        </text:list-item>
        <text:list-item>
          <text:p text:style-name="P136">After all designs finished, create all sprints and set timeline DONE</text:p>
        </text:list-item>
      </text:list>
      <text:p text:style-name="P7"/>
      <text:p text:style-name="P4">Sprint 75: Item, Passives, Abilities and Character Data Updates (completed 21/1/2020)</text:p>
      <text:list xml:id="list8557117619243244528" text:style-name="L93">
        <text:list-item>
          <text:p text:style-name="P100">These systems are all interconnected and tightly coupled</text:p>
        </text:list-item>
        <text:list-item>
          <text:p text:style-name="P100">therefore, it makes more sense to work on all 4 of these things simoutaensouly</text:p>
        </text:list-item>
        <text:list-item>
          <text:p text:style-name="P100">Implement/update models first (ability data, item data, StatusData)</text:p>
        </text:list-item>
        <text:list-item>
          <text:p text:style-name="P100">Rework ability usage pipeline</text:p>
        </text:list-item>
        <text:list-item>
          <text:p text:style-name="P100">Rework Handle damage pipeline</text:p>
        </text:list-item>
      </text:list>
      <text:p text:style-name="P7"/>
      <text:p text:style-name="P3">Implement all new passive traits</text:p>
      <text:list xml:id="list5991057071983769032" text:style-name="L94">
        <text:list-item>
          <text:p text:style-name="P101">Create new script StatusDataSO (replaces all the old variables in statusLibrary) DONE</text:p>
        </text:list-item>
        <text:list-item>
          <text:p text:style-name="P101">StatusDataSO properties DONE</text:p>
        </text:list-item>
        <text:list-item>
          <text:p text:style-name="P101">string statusName</text:p>
        </text:list-item>
        <text:list-item>
          <text:p text:style-name="P101">sprite statusImage</text:p>
        </text:list-item>
        <text:list-item>
          <text:p text:style-name="P101">string statusDescription</text:p>
        </text:list-item>
        <text:list-item>
          <text:p text:style-name="P101">int statusStacks</text:p>
        </text:list-item>
        <text:list-item>
          <text:p text:style-name="P101"><text:soft-page-break/>bool showStackCount</text:p>
        </text:list-item>
        <text:list-item>
          <text:p text:style-name="P101">update variable and method names for older passives (exposed becomes vulnerable, etc)</text:p>
        </text:list-item>
      </text:list>
      <text:p text:style-name="P7"/>
      <text:p text:style-name="P3">New items system</text:p>
      <text:list xml:id="list6443372072126716638" text:style-name="L95">
        <text:list-item>
          <text:p text:style-name="P102">ItemManager methods to add DONE</text:p>
        </text:list-item>
        <text:list-item>
          <text:p text:style-name="P102">AssignItemToCharacter DONE</text:p>
        </text:list-item>
        <text:list-item>
          <text:p text:style-name="P102">AssignWeaponToCharacter DONE</text:p>
        </text:list-item>
      </text:list>
      <text:p text:style-name="P7"/>
      <text:list xml:id="list4392511763665657658" text:style-name="L96">
        <text:list-item>
          <text:p text:style-name="P103">ItemDataSO Updates DONE</text:p>
        </text:list-item>
        <text:list-item>
          <text:p text:style-name="P103">Properties</text:p>
        </text:list-item>
        <text:list-item>
          <text:p text:style-name="P103">Enum itemType (Head, Neck, Chest, Gloves, Legs, Ring, Trinket, Offhand, Shield, 1hMelee, 2hMelee, 2hRanged) DONE</text:p>
        </text:list-item>
        <text:list-item>
          <text:p text:style-name="P103">enum grantsAbility (None, Block, Strike, Shoot, all trinket related abilities) DONE</text:p>
        </text:list-item>
        <text:list-item>
          <text:p text:style-name="P103">Weapon Specific Properties DONE</text:p>
        </text:list-item>
        <text:list-item>
          <text:p text:style-name="P103">Base Damage DONE</text:p>
        </text:list-item>
        <text:list-item>
          <text:p text:style-name="P103">enum damageType (None, Physical, Fire, Poison, Air, Frost, Shadow) DONE</text:p>
        </text:list-item>
      </text:list>
      <text:p text:style-name="P7"/>
      <text:p text:style-name="P3">New abilities, update abilityDataSO, update abilityLogic</text:p>
      <text:list xml:id="list2725530958920736351" text:style-name="L97">
        <text:list-item>
          <text:p text:style-name="P104">abilityDataSO changes DONE</text:p>
        </text:list-item>
        <text:list-item>
          <text:p text:style-name="P104">Properties</text:p>
        </text:list-item>
        <text:list-item>
          <text:p text:style-name="P104">requiresMeleeWeapon DONE</text:p>
        </text:list-item>
        <text:list-item>
          <text:p text:style-name="P104">requiresRangedWeapon DONE</text:p>
        </text:list-item>
        <text:list-item>
          <text:p text:style-name="P104">requiresShield DONE</text:p>
        </text:list-item>
        <text:list-item>
          <text:p text:style-name="P104">Type (RangedAttack, MeleeAttack, Skill, Power) DONE</text:p>
        </text:list-item>
        <text:list-item>
          <text:p text:style-name="P104">float weaponDamagePercentage DONE</text:p>
        </text:list-item>
        <text:list-item>
          <text:p text:style-name="P104">AbilityLogic changes DONE</text:p>
        </text:list-item>
        <text:list-item>
          <text:p text:style-name="P104">new methods</text:p>
        </text:list-item>
        <text:list-item>
          <text:p text:style-name="P104">bool DoesAbilityMeetWeaponRequirments(LivingEntity entity, ability data) DONE</text:p>
        </text:list-item>
        <text:list-item>
          <text:p text:style-name="P104"><text:soft-page-break/>e.g. If an ability requires a shield, this method checks if the character has one</text:p>
        </text:list-item>
        <text:list-item>
          <text:p text:style-name="P104">this method will be called inside older method IsAbilityValid() DONE</text:p>
        </text:list-item>
        <text:list-item>
          <text:p text:style-name="P104">this method should not be called be enemies, since they dont use weapons</text:p>
        </text:list-item>
        <text:list-item>
          <text:p text:style-name="P104">Abilities to implement</text:p>
        </text:list-item>
        <text:list-item>
          <text:p text:style-name="P104">Misc</text:p>
        </text:list-item>
        <text:list-item>
          <text:p text:style-name="P104">Strike DONE</text:p>
        </text:list-item>
        <text:list-item>
          <text:p text:style-name="P104">Move DONE</text:p>
        </text:list-item>
        <text:list-item>
          <text:p text:style-name="P104">Shoot DONE</text:p>
        </text:list-item>
        <text:list-item>
          <text:p text:style-name="P104">Defend DONE</text:p>
        </text:list-item>
        <text:list-item>
          <text:p text:style-name="P104">Brawler</text:p>
        </text:list-item>
        <text:list-item>
          <text:p text:style-name="P104">Whirlwind DONE</text:p>
        </text:list-item>
        <text:list-item>
          <text:p text:style-name="P104">Devastating Blow DONE</text:p>
        </text:list-item>
        <text:list-item>
          <text:p text:style-name="P104">Smash DONE</text:p>
        </text:list-item>
        <text:list-item>
          <text:p text:style-name="P104">Charge DONE</text:p>
        </text:list-item>
        <text:list-item>
          <text:p text:style-name="P104">Kick To The Balls DONE</text:p>
        </text:list-item>
        <text:list-item>
          <text:p text:style-name="P104">Recklessness DONE</text:p>
        </text:list-item>
        <text:list-item>
          <text:p text:style-name="P104">Blade Flurry DONE </text:p>
        </text:list-item>
        <text:list-item>
          <text:p text:style-name="P104">Duelist</text:p>
        </text:list-item>
        <text:list-item>
          <text:p text:style-name="P104">Dash DONE</text:p>
        </text:list-item>
        <text:list-item>
          <text:p text:style-name="P104">Tendon Slash DONE</text:p>
        </text:list-item>
        <text:list-item>
          <text:p text:style-name="P104">Shield Shatter DONE</text:p>
        </text:list-item>
        <text:list-item>
          <text:p text:style-name="P104">Evasion DONE</text:p>
        </text:list-item>
        <text:list-item>
          <text:p text:style-name="P104">Decapitate DONE</text:p>
        </text:list-item>
        <text:list-item>
          <text:p text:style-name="P104">Second Wind DONE</text:p>
        </text:list-item>
        <text:list-item>
          <text:p text:style-name="P104">Assasination</text:p>
        </text:list-item>
        <text:list-item>
          <text:p text:style-name="P104">Vanish DONE</text:p>
        </text:list-item>
        <text:list-item>
          <text:p text:style-name="P104">Cheap Shot DONE</text:p>
        </text:list-item>
        <text:list-item>
          <text:p text:style-name="P104">Shank DONE</text:p>
        </text:list-item>
        <text:list-item>
          <text:p text:style-name="P104"><text:soft-page-break/>Shadow Step DONE</text:p>
        </text:list-item>
        <text:list-item>
          <text:p text:style-name="P104">Ambush DONE</text:p>
        </text:list-item>
        <text:list-item>
          <text:p text:style-name="P104">Rapid Cloaking DONE</text:p>
        </text:list-item>
        <text:list-item>
          <text:p text:style-name="P104">Sharpen Blade DONE</text:p>
        </text:list-item>
        <text:list-item>
          <text:p text:style-name="P104">Preparation DONE</text:p>
        </text:list-item>
        <text:list-item>
          <text:p text:style-name="P104">Slice And Dice DONE</text:p>
        </text:list-item>
        <text:list-item>
          <text:p text:style-name="P104">Guardian</text:p>
        </text:list-item>
        <text:list-item>
          <text:p text:style-name="P104">Provoke DONE</text:p>
        </text:list-item>
        <text:list-item>
          <text:p text:style-name="P104">Guard DONE</text:p>
        </text:list-item>
        <text:list-item>
          <text:p text:style-name="P104">Sword And Board DONE</text:p>
        </text:list-item>
        <text:list-item>
          <text:p text:style-name="P104">Get Down! DONE</text:p>
        </text:list-item>
        <text:list-item>
          <text:p text:style-name="P104">Shield Slam DONE</text:p>
        </text:list-item>
        <text:list-item>
          <text:p text:style-name="P104">Testudo DONE</text:p>
        </text:list-item>
        <text:list-item>
          <text:p text:style-name="P104">Reactive Armour DONE</text:p>
        </text:list-item>
        <text:list-item>
          <text:p text:style-name="P104">Challenging Shout DONE</text:p>
        </text:list-item>
        <text:list-item>
          <text:p text:style-name="P104">Pyromania</text:p>
        </text:list-item>
        <text:list-item>
          <text:p text:style-name="P104">Fire Ball DONE</text:p>
        </text:list-item>
        <text:list-item>
          <text:p text:style-name="P104">Fire Nova DONE</text:p>
        </text:list-item>
        <text:list-item>
          <text:p text:style-name="P104">Phoenix Dive DONE</text:p>
        </text:list-item>
        <text:list-item>
          <text:p text:style-name="P104">Meteor DONE</text:p>
        </text:list-item>
        <text:list-item>
          <text:p text:style-name="P104">Blaze DONE</text:p>
        </text:list-item>
        <text:list-item>
          <text:p text:style-name="P104">Combustion DONE</text:p>
        </text:list-item>
        <text:list-item>
          <text:p text:style-name="P104">Dragon Breath DONE</text:p>
        </text:list-item>
        <text:list-item>
          <text:p text:style-name="P104">Cyromancy</text:p>
        </text:list-item>
        <text:list-item>
          <text:p text:style-name="P104">Frost Nova DONE</text:p>
        </text:list-item>
        <text:list-item>
          <text:p text:style-name="P104">Chilling Blow DONE</text:p>
        </text:list-item>
        <text:list-item>
          <text:p text:style-name="P104">Icy Focus DONE</text:p>
        </text:list-item>
        <text:list-item>
          <text:p text:style-name="P104">Blizzard DONE</text:p>
        </text:list-item>
        <text:list-item>
          <text:p text:style-name="P104"><text:soft-page-break/>Frost Armour DONE</text:p>
        </text:list-item>
        <text:list-item>
          <text:p text:style-name="P104">Frost Bolt DONE</text:p>
        </text:list-item>
        <text:list-item>
          <text:p text:style-name="P104">Glacial Burst DONE</text:p>
        </text:list-item>
        <text:list-item>
          <text:p text:style-name="P104">Creeping Frost <text:s/>DONE</text:p>
        </text:list-item>
        <text:list-item>
          <text:p text:style-name="P104">Thaw DONE</text:p>
        </text:list-item>
        <text:list-item>
          <text:p text:style-name="P104">Ranger</text:p>
        </text:list-item>
        <text:list-item>
          <text:p text:style-name="P104">Snipe DONE</text:p>
        </text:list-item>
        <text:list-item>
          <text:p text:style-name="P104">Haste DONE</text:p>
        </text:list-item>
        <text:list-item>
          <text:p text:style-name="P104">Impaling Bolt DONE</text:p>
        </text:list-item>
        <text:list-item>
          <text:p text:style-name="P104">Steady Hands DONE</text:p>
        </text:list-item>
        <text:list-item>
          <text:p text:style-name="P104">Head Shot DONE</text:p>
        </text:list-item>
        <text:list-item>
          <text:p text:style-name="P104">Forest Medicine DONE</text:p>
        </text:list-item>
        <text:list-item>
          <text:p text:style-name="P104">Tree Leap DONE</text:p>
        </text:list-item>
        <text:list-item>
          <text:p text:style-name="P104">Concentration DONE</text:p>
        </text:list-item>
        <text:list-item>
          <text:p text:style-name="P104">Rapid Fire DONE</text:p>
        </text:list-item>
        <text:list-item>
          <text:p text:style-name="P104">Overwatch DONE</text:p>
        </text:list-item>
        <text:list-item>
          <text:p text:style-name="P104">Manipulation</text:p>
        </text:list-item>
        <text:list-item>
          <text:p text:style-name="P104">Telekinesis DONE</text:p>
        </text:list-item>
        <text:list-item>
          <text:p text:style-name="P104">Dimensional Blast DONE</text:p>
        </text:list-item>
        <text:list-item>
          <text:p text:style-name="P104">Mirage DONE</text:p>
        </text:list-item>
        <text:list-item>
          <text:p text:style-name="P104">Phase Shift DONE</text:p>
        </text:list-item>
        <text:list-item>
          <text:p text:style-name="P104">Burst Of Knowledge DONE</text:p>
        </text:list-item>
        <text:list-item>
          <text:p text:style-name="P104">Blink DONE</text:p>
        </text:list-item>
        <text:list-item>
          <text:p text:style-name="P104">Infuse DONE</text:p>
        </text:list-item>
        <text:list-item>
          <text:p text:style-name="P104">Time Warp DONE</text:p>
        </text:list-item>
        <text:list-item>
          <text:p text:style-name="P104">Dimensional Hex DONE</text:p>
        </text:list-item>
        <text:list-item>
          <text:p text:style-name="P104">Divinity</text:p>
        </text:list-item>
        <text:list-item>
          <text:p text:style-name="P104">Holy Fire DONE</text:p>
        </text:list-item>
        <text:list-item>
          <text:p text:style-name="P104"><text:soft-page-break/>Inspire DONE</text:p>
        </text:list-item>
        <text:list-item>
          <text:p text:style-name="P104">Consecrate DONE</text:p>
        </text:list-item>
        <text:list-item>
          <text:p text:style-name="P104">Invigorate DONE</text:p>
        </text:list-item>
        <text:list-item>
          <text:p text:style-name="P104">Bless</text:p>
        </text:list-item>
        <text:list-item>
          <text:p text:style-name="P104">Purity DONE</text:p>
        </text:list-item>
        <text:list-item>
          <text:p text:style-name="P104">Blinding Light DONE</text:p>
        </text:list-item>
        <text:list-item>
          <text:p text:style-name="P104">Transcendence DONE</text:p>
        </text:list-item>
        <text:list-item>
          <text:p text:style-name="P104">Judgement DONE</text:p>
        </text:list-item>
        <text:list-item>
          <text:p text:style-name="P104">Shadowcraft</text:p>
        </text:list-item>
        <text:list-item>
          <text:p text:style-name="P104">Shroud DONE</text:p>
        </text:list-item>
        <text:list-item>
          <text:p text:style-name="P104">Hex DONE</text:p>
        </text:list-item>
        <text:list-item>
          <text:p text:style-name="P104">Chaos Bolt DONE</text:p>
        </text:list-item>
        <text:list-item>
          <text:p text:style-name="P104">Nightmare DONE</text:p>
        </text:list-item>
        <text:list-item>
          <text:p text:style-name="P104">Rain Of Chaos DONE</text:p>
        </text:list-item>
        <text:list-item>
          <text:p text:style-name="P104">Shadow Wreath DONE</text:p>
        </text:list-item>
        <text:list-item>
          <text:p text:style-name="P104">Unbridled Chaos DONE</text:p>
        </text:list-item>
        <text:list-item>
          <text:p text:style-name="P104">Corruption</text:p>
        </text:list-item>
        <text:list-item>
          <text:p text:style-name="P104">Blight DONE</text:p>
        </text:list-item>
        <text:list-item>
          <text:p text:style-name="P104">Blood Offering DONE</text:p>
        </text:list-item>
        <text:list-item>
          <text:p text:style-name="P104">Toxic Slash DONE </text:p>
        </text:list-item>
        <text:list-item>
          <text:p text:style-name="P104">Noxious Fumes DONE</text:p>
        </text:list-item>
        <text:list-item>
          <text:p text:style-name="P104">Toxic Eruption DONE</text:p>
        </text:list-item>
        <text:list-item>
          <text:p text:style-name="P104">Chemical Reaction DONE</text:p>
        </text:list-item>
        <text:list-item>
          <text:p text:style-name="P104">Drain DONE</text:p>
        </text:list-item>
        <text:list-item>
          <text:p text:style-name="P104">Naturalism</text:p>
        </text:list-item>
        <text:list-item>
          <text:p text:style-name="P104">Spirit Surge DONE </text:p>
        </text:list-item>
        <text:list-item>
          <text:p text:style-name="P104">Lightning Bolt DONE</text:p>
        </text:list-item>
        <text:list-item>
          <text:p text:style-name="P104">Thunder Strike DONE</text:p>
        </text:list-item>
        <text:list-item>
          <text:p text:style-name="P104"><text:soft-page-break/>Spirit Vision DONE</text:p>
        </text:list-item>
        <text:list-item>
          <text:p text:style-name="P104">Primal Rage DONE</text:p>
        </text:list-item>
        <text:list-item>
          <text:p text:style-name="P104">Chain Lightning DONE</text:p>
        </text:list-item>
        <text:list-item>
          <text:p text:style-name="P104">Thunder Storm DONE</text:p>
        </text:list-item>
        <text:list-item>
          <text:p text:style-name="P104">Overload DONE</text:p>
        </text:list-item>
        <text:list-item>
          <text:p text:style-name="P104">Concealing Clouds DONE</text:p>
        </text:list-item>
        <text:list-item>
          <text:p text:style-name="P104">Super Conductor DONE</text:p>
        </text:list-item>
      </text:list>
      <text:p text:style-name="P7"/>
      <text:p text:style-name="P3">Mid Sprint Review</text:p>
      <text:list xml:id="list7334121515659220942" text:style-name="L98">
        <text:list-item>
          <text:p text:style-name="P105">Remainding Abilities</text:p>
        </text:list-item>
        <text:list-item>
          <text:p text:style-name="P105">Provoke DONE</text:p>
        </text:list-item>
        <text:list-item>
          <text:p text:style-name="P105">Challenging Shout DONE</text:p>
        </text:list-item>
        <text:list-item>
          <text:p text:style-name="P105">Decapitate DONE</text:p>
        </text:list-item>
        <text:list-item>
          <text:p text:style-name="P105">Dragon Breath DONE</text:p>
        </text:list-item>
        <text:list-item>
          <text:p text:style-name="P105">Combustion DONE</text:p>
        </text:list-item>
        <text:list-item>
          <text:p text:style-name="P105">Steady Hands DONE</text:p>
        </text:list-item>
        <text:list-item>
          <text:p text:style-name="P105">Overwatch DONE</text:p>
        </text:list-item>
        <text:list-item>
          <text:p text:style-name="P105">Overwatch attack DONE</text:p>
        </text:list-item>
        <text:list-item>
          <text:p text:style-name="P105">Free Strike Attack DONE</text:p>
        </text:list-item>
        <text:list-item>
          <text:p text:style-name="P105">Time Warp DONE</text:p>
        </text:list-item>
        <text:list-item>
          <text:p text:style-name="P105">Transcendence DONE</text:p>
        </text:list-item>
        <text:list-item>
          <text:p text:style-name="P105">Bless (redesign ability)</text:p>
        </text:list-item>
        <text:list-item>
          <text:p text:style-name="P105">Powers<text:tab/></text:p>
        </text:list-item>
        <text:list-item>
          <text:p text:style-name="P105">Possibile redesign all or some of the powers (we rushed the designs admitedly)</text:p>
        </text:list-item>
        <text:list-item>
          <text:p text:style-name="P105">Perhaps each power should have its own passive trait / status icon data SO DONE</text:p>
        </text:list-item>
        <text:list-item>
          <text:p text:style-name="P105">Powers to implemenet DONE</text:p>
        </text:list-item>
        <text:list-item>
          <text:p text:style-name="P105">Overload DONE</text:p>
        </text:list-item>
        <text:list-item>
          <text:p text:style-name="P105">Shadow Wreath DONE</text:p>
        </text:list-item>
        <text:list-item>
          <text:p text:style-name="P105"><text:soft-page-break/>Purity DONE</text:p>
        </text:list-item>
        <text:list-item>
          <text:p text:style-name="P105">Infuse DONE </text:p>
        </text:list-item>
        <text:list-item>
          <text:p text:style-name="P105">Concentration <text:s/>DONE</text:p>
        </text:list-item>
        <text:list-item>
          <text:p text:style-name="P105">Creeping Frost <text:s/>DONE</text:p>
        </text:list-item>
        <text:list-item>
          <text:p text:style-name="P105">Blaze DONE</text:p>
        </text:list-item>
        <text:list-item>
          <text:p text:style-name="P105">Testudo DONE</text:p>
        </text:list-item>
        <text:list-item>
          <text:p text:style-name="P105">Rapid Cloaking DONE</text:p>
        </text:list-item>
        <text:list-item>
          <text:p text:style-name="P105">Recklessness DONE</text:p>
        </text:list-item>
        <text:list-item>
          <text:p text:style-name="P105">taunted passive DONE</text:p>
        </text:list-item>
        <text:list-item>
          <text:p text:style-name="P105">taunt debuff also has an applier argument DONE</text:p>
        </text:list-item>
        <text:list-item>
          <text:p text:style-name="P105">the LE that performs the taunt is saved in a variable called 'myTaunter' of type livingEntity DONE</text:p>
        </text:list-item>
        <text:list-item>
          <text:p text:style-name="P105">all AI enemy methods related to deciding on a target must consider its taunter target DONE</text:p>
        </text:list-item>
        <text:list-item>
          <text:p text:style-name="P105">to prevent odd behaviour, any methods that reference the taunter must also check if they are inDeathProcess and also still valid as a target DONE</text:p>
        </text:list-item>
      </text:list>
      <text:p text:style-name="P7"/>
      <text:list xml:id="list4747263291062820343" text:style-name="L99">
        <text:list-item>
          <text:p text:style-name="P106">Passive Traits to design/implement DONE</text:p>
        </text:list-item>
        <text:list-item>
          <text:p text:style-name="P106">Immune to all damage (from ability transcendence) DONE</text:p>
        </text:list-item>
        <text:list-item>
          <text:p text:style-name="P106">Tauned (from ability provoke and challenging shout) DONE</text:p>
        </text:list-item>
        <text:list-item>
          <text:p text:style-name="P106">Extra Activation (from time warp ability) DONE</text:p>
        </text:list-item>
        <text:list-item>
          <text:p text:style-name="P106">EntityLogic Property getters to write DONE</text:p>
        </text:list-item>
        <text:list-item>
          <text:p text:style-name="P106">Main Stats</text:p>
        </text:list-item>
        <text:list-item>
          <text:p text:style-name="P106">GetTotalStrength DONE</text:p>
        </text:list-item>
        <text:list-item>
          <text:p text:style-name="P106">GetTotalWisdom DONE</text:p>
        </text:list-item>
        <text:list-item>
          <text:p text:style-name="P106">GetTotalMobility DONE</text:p>
        </text:list-item>
        <text:list-item>
          <text:p text:style-name="P106">GetTotalInitiative DONE</text:p>
        </text:list-item>
        <text:list-item>
          <text:p text:style-name="P106">GetTotalMobility DONE</text:p>
        </text:list-item>
        <text:list-item>
          <text:p text:style-name="P106">GetTotalDexterity DONE</text:p>
        </text:list-item>
        <text:list-item>
          <text:p text:style-name="P106">Other Stats</text:p>
        </text:list-item>
        <text:list-item>
          <text:p text:style-name="P106"><text:soft-page-break/>GetTotalDodge DONE</text:p>
        </text:list-item>
        <text:list-item>
          <text:p text:style-name="P106">GetTotalParry DONE</text:p>
        </text:list-item>
        <text:list-item>
          <text:p text:style-name="P106">GetTotalCritical DONE</text:p>
        </text:list-item>
        <text:list-item>
          <text:p text:style-name="P106">GetTotalMeleeCritical DONE</text:p>
        </text:list-item>
        <text:list-item>
          <text:p text:style-name="P106">GetTotalRangedCritical DONE</text:p>
        </text:list-item>
        <text:list-item>
          <text:p text:style-name="P106">GetTotalRangedAttackRange DONE</text:p>
        </text:list-item>
      </text:list>
      <text:p text:style-name="P7"/>
      <text:p text:style-name="P3">Third Mid Sprint Review (passives)</text:p>
      <text:list xml:id="list8743176074332796696" text:style-name="L100">
        <text:list-item>
          <text:p text:style-name="P107">go through every single passive listed in passiveManager DONE</text:p>
        </text:list-item>
        <text:list-item>
          <text:p text:style-name="P107">make sure every single passive <text:s/>DONE</text:p>
        </text:list-item>
        <text:list-item>
          <text:p text:style-name="P107">applies effect correctly DONE</text:p>
        </text:list-item>
        <text:list-item>
          <text:p text:style-name="P107">is removed correctly (on activation end for example) DONE</text:p>
        </text:list-item>
        <text:list-item>
          <text:p text:style-name="P107">Update on activation end coroutine DONE</text:p>
        </text:list-item>
        <text:list-item>
          <text:p text:style-name="P107">add all temp effect expirations DONE</text:p>
        </text:list-item>
      </text:list>
      <text:p text:style-name="P7"/>
      <text:p text:style-name="P3">Fourth Mid Sprint Review (Testing + Debug.Log Lines)</text:p>
      <text:list xml:id="list5002569313193467267" text:style-name="L101">
        <text:list-item>
          <text:p text:style-name="P108">Add detailed Debug.Log lines to all new methods (and some old methods) before play testing DONE</text:p>
        </text:list-item>
        <text:list-item>
          <text:p text:style-name="P108">Play test all passives to confirm working DONE</text:p>
        </text:list-item>
        <text:list-item>
          <text:p text:style-name="P108">Passives to test list</text:p>
        </text:list-item>
        <text:list-item>
          <text:p text:style-name="P108">Aura Size bonus DONE</text:p>
        </text:list-item>
        <text:list-item>
          <text:p text:style-name="P108">All Imbuements DONE</text:p>
        </text:list-item>
        <text:list-item>
          <text:p text:style-name="P108">All Temporary Imbuements DONE</text:p>
        </text:list-item>
        <text:list-item>
          <text:p text:style-name="P108">Magic damage bonuses (forms) DONE</text:p>
        </text:list-item>
        <text:list-item>
          <text:p text:style-name="P108">magic resistance bonus (forms, infuse) DONE</text:p>
        </text:list-item>
        <text:list-item>
          <text:p text:style-name="P108">Debuffs</text:p>
        </text:list-item>
        <text:list-item>
          <text:p text:style-name="P108">Blind DONE</text:p>
        </text:list-item>
        <text:list-item>
          <text:p text:style-name="P108">Disarmed DONE</text:p>
        </text:list-item>
        <text:list-item>
          <text:p text:style-name="P108">Silenced DONE</text:p>
        </text:list-item>
        <text:list-item>
          <text:p text:style-name="P108"><text:soft-page-break/>Stunned DONE</text:p>
        </text:list-item>
        <text:list-item>
          <text:p text:style-name="P108">Terrified DONE</text:p>
        </text:list-item>
        <text:list-item>
          <text:p text:style-name="P108">Weakened DONE</text:p>
        </text:list-item>
        <text:list-item>
          <text:p text:style-name="P108">Vulnerable DONE</text:p>
        </text:list-item>
        <text:list-item>
          <text:p text:style-name="P108">Shocked DONE</text:p>
        </text:list-item>
        <text:list-item>
          <text:p text:style-name="P108">Sleep DONE</text:p>
        </text:list-item>
        <text:list-item>
          <text:p text:style-name="P108">Sharpened blade DONE</text:p>
        </text:list-item>
        <text:list-item>
          <text:p text:style-name="P108">Unleashed DONE</text:p>
        </text:list-item>
        <text:list-item>
          <text:p text:style-name="P108">Unstoppable DONE</text:p>
        </text:list-item>
        <text:list-item>
          <text:p text:style-name="P108">Unwavering DONE</text:p>
        </text:list-item>
        <text:list-item>
          <text:p text:style-name="P108">Infallible DONE</text:p>
        </text:list-item>
        <text:list-item>
          <text:p text:style-name="P108">Incorruptable DONE</text:p>
        </text:list-item>
        <text:list-item>
          <text:p text:style-name="P108">Patient Stalker DONE</text:p>
        </text:list-item>
        <text:list-item>
          <text:p text:style-name="P108">Predator DONE</text:p>
        </text:list-item>
        <text:list-item>
          <text:p text:style-name="P108">Flux DONE</text:p>
        </text:list-item>
        <text:list-item>
          <text:p text:style-name="P108">Life Steal DONE</text:p>
        </text:list-item>
        <text:list-item>
          <text:p text:style-name="P108">Undead DONE</text:p>
        </text:list-item>
        <text:list-item>
          <text:p text:style-name="P108">Stealth DONE</text:p>
        </text:list-item>
        <text:list-item>
          <text:p text:style-name="P108">True Sight DONE</text:p>
        </text:list-item>
        <text:list-item>
          <text:p text:style-name="P108">Temp True Sight DONE</text:p>
        </text:list-item>
        <text:list-item>
          <text:p text:style-name="P108">Perfect Aim DONE</text:p>
        </text:list-item>
        <text:list-item>
          <text:p text:style-name="P108">Nimble DONE</text:p>
        </text:list-item>
        <text:list-item>
          <text:p text:style-name="P108">Perfect reflexes DONE</text:p>
        </text:list-item>
        <text:list-item>
          <text:p text:style-name="P108">Masochist DONE</text:p>
        </text:list-item>
        <text:list-item>
          <text:p text:style-name="P108">Slippery DONE</text:p>
        </text:list-item>
        <text:list-item>
          <text:p text:style-name="P108">Last Stand DONE</text:p>
        </text:list-item>
        <text:list-item>
          <text:p text:style-name="P108">Riposte DONE</text:p>
        </text:list-item>
        <text:list-item>
          <text:p text:style-name="P108">Shatter DONE</text:p>
        </text:list-item>
        <text:list-item>
          <text:p text:style-name="P108"><text:soft-page-break/>Ethereal Being</text:p>
        </text:list-item>
        <text:list-item>
          <text:p text:style-name="P108">Phasing DONE</text:p>
        </text:list-item>
        <text:list-item>
          <text:p text:style-name="P108">Cautious DONE</text:p>
        </text:list-item>
        <text:list-item>
          <text:p text:style-name="P108">Volatile DONE (still super buggy though)</text:p>
        </text:list-item>
        <text:list-item>
          <text:p text:style-name="P108">Growing DONE</text:p>
        </text:list-item>
        <text:list-item>
          <text:p text:style-name="P108">Enrage DONE</text:p>
        </text:list-item>
        <text:list-item>
          <text:p text:style-name="P108">Regeneration DONE</text:p>
        </text:list-item>
        <text:list-item>
          <text:p text:style-name="P108">Venomous DONE</text:p>
        </text:list-item>
        <text:list-item>
          <text:p text:style-name="P108">Poisonous DONE</text:p>
        </text:list-item>
        <text:list-item>
          <text:p text:style-name="P108">Immolation DONE</text:p>
        </text:list-item>
        <text:list-item>
          <text:p text:style-name="P108">Tenacious DONE</text:p>
        </text:list-item>
        <text:list-item>
          <text:p text:style-name="P108">Fading DONE</text:p>
        </text:list-item>
        <text:list-item>
          <text:p text:style-name="P108">Hawk Eye DONE</text:p>
        </text:list-item>
        <text:list-item>
          <text:p text:style-name="P108">Temp Hawk Eye DONE</text:p>
        </text:list-item>
        <text:list-item>
          <text:p text:style-name="P108">Opportunist DONE</text:p>
        </text:list-item>
      </text:list>
      <text:p text:style-name="P7">Aura Traits</text:p>
      <text:list xml:id="list7305683272473965039" text:style-name="L102">
        <text:list-item>
          <text:p text:style-name="P109">Encouraging Aura DONE</text:p>
        </text:list-item>
        <text:list-item>
          <text:p text:style-name="P109">Fiery Aura DONE</text:p>
        </text:list-item>
        <text:list-item>
          <text:p text:style-name="P109">Toxic Aura DONE</text:p>
        </text:list-item>
        <text:list-item>
          <text:p text:style-name="P109">Storm Aura DONE</text:p>
        </text:list-item>
        <text:list-item>
          <text:p text:style-name="P109">Hateful Aura DONE</text:p>
        </text:list-item>
        <text:list-item>
          <text:p text:style-name="P109">Soul Drain Aura</text:p>
        </text:list-item>
        <text:list-item>
          <text:p text:style-name="P109">Guardian Aura DONE</text:p>
        </text:list-item>
        <text:list-item>
          <text:p text:style-name="P109">Sacred Aura DONE</text:p>
        </text:list-item>
        <text:list-item>
          <text:p text:style-name="P109">Shadow Aura DONE</text:p>
        </text:list-item>
      </text:list>
      <text:p text:style-name="P7"/>
      <text:p text:style-name="P3">Character Data Script Rework</text:p>
      <text:list xml:id="list2484227730393922267" text:style-name="L103">
        <text:list-item>
          <text:p text:style-name="P110">New Properties/Variables</text:p>
        </text:list-item>
        <text:list-item>
          <text:p text:style-name="P110"><text:soft-page-break/>int value for points spent in each secondary attribute e.g.</text:p>
        </text:list-item>
        <text:list-item>
          <text:p text:style-name="P110">DuelisttPoints, divinityPoints, etc</text:p>
        </text:list-item>
        <text:list-item>
          <text:p text:style-name="P110">int values for every single possible passive trait e.g.</text:p>
        </text:list-item>
        <text:list-item>
          <text:p text:style-name="P110">Enrage, thorns, stealth etc</text:p>
        </text:list-item>
        <text:list-item>
          <text:p text:style-name="P110">int values for new stats</text:p>
        </text:list-item>
        <text:list-item>
          <text:p text:style-name="P110">secondary stat points (for buying points in shadowcraft, divinity etc)</text:p>
        </text:list-item>
        <text:list-item>
          <text:p text:style-name="P110">talent points (for buying abilities/passives from trees)</text:p>
        </text:list-item>
        <text:list-item>
          <text:p text:style-name="P110">new properties for each item in each slot e.g.</text:p>
        </text:list-item>
        <text:list-item>
          <text:p text:style-name="P110">ItemDataSO myHeadSlotItem</text:p>
        </text:list-item>
        <text:list-item>
          <text:p text:style-name="P110">ItemDataSO myNeckSlotItem</text:p>
        </text:list-item>
        <text:list-item>
          <text:p text:style-name="P110">itemDataSO myMainHandSlotItem</text:p>
        </text:list-item>
        <text:list-item>
          <text:p text:style-name="P110">itemDataSO myOffHandSlotItem</text:p>
        </text:list-item>
      </text:list>
      <text:p text:style-name="P7"/>
      <text:p text:style-name="P9">Sprint 76: Character Data / Character Roster View / Talent Systems and Views (completed 23/1/2020)</text:p>
      <text:list xml:id="list127878927842840318" text:style-name="L104">
        <text:list-item>
          <text:p text:style-name="P137">Design views</text:p>
        </text:list-item>
        <text:list-item>
          <text:p text:style-name="P137">Front Page</text:p>
        </text:list-item>
        <text:list-item>
          <text:p text:style-name="P137">Equiptment view DONE</text:p>
        </text:list-item>
        <text:list-item>
          <text:p text:style-name="P137">Primary stats view DONE</text:p>
        </text:list-item>
        <text:list-item>
          <text:p text:style-name="P137">primary stats (strength, wisdom, mobility, dexterity, stamina, initiative)</text:p>
        </text:list-item>
        <text:list-item>
          <text:p text:style-name="P137">Secondary Stats (dodge, parry, crit, aura size, Max energy, Melee range)</text:p>
        </text:list-item>
        <text:list-item>
          <text:p text:style-name="P137">Attributes list window (shadow form, riposte, nimble, thorns (5) etc)</text:p>
        </text:list-item>
        <text:list-item>
          <text:p text:style-name="P137">Resistances list <text:s/>Window (Physical, Fire, Frost, Air, Poison, Shadow)</text:p>
        </text:list-item>
        <text:list-item>
          <text:p text:style-name="P137">inventory view DONE</text:p>
        </text:list-item>
        <text:list-item>
          <text:p text:style-name="P137">how many inventory slots? </text:p>
        </text:list-item>
        <text:list-item>
          <text:p text:style-name="P137">Inventory slots should be the same size as equiptment slots</text:p>
        </text:list-item>
        <text:list-item>
          <text:p text:style-name="P137">Talent Page DONE</text:p>
        </text:list-item>
        <text:list-item>
          <text:p text:style-name="P137">Secondary Attributes view</text:p>
        </text:list-item>
        <text:list-item>
          <text:p text:style-name="P137">Talent tree page view</text:p>
        </text:list-item>
        <text:list-item>
          <text:p text:style-name="P137"><text:soft-page-break/>Talent tree butons</text:p>
        </text:list-item>
        <text:list-item>
          <text:p text:style-name="P137">availble talent points view</text:p>
        </text:list-item>
      </text:list>
      <text:p text:style-name="P7"/>
      <text:list xml:id="list943053873828353601" text:style-name="L105">
        <text:list-item>
          <text:p text:style-name="P138">Talent Systems</text:p>
        </text:list-item>
        <text:list-item>
          <text:p text:style-name="P138">create talent page prefab for each talent tree type (pyromania, guardian, etc) DONE</text:p>
        </text:list-item>
        <text:list-item>
          <text:p text:style-name="P138">create talent button prefab DONE</text:p>
        </text:list-item>
        <text:list-item>
          <text:p text:style-name="P138">image</text:p>
        </text:list-item>
        <text:list-item>
          <text:p text:style-name="P138">info panel on mouse over</text:p>
        </text:list-item>
        <text:list-item>
          <text:p text:style-name="P138">button/onmousedown logic</text:p>
        </text:list-item>
      </text:list>
      <text:p text:style-name="P9">Talent Scripts</text:p>
      <text:list xml:id="list7115472947767545535" text:style-name="L106">
        <text:list-item>
          <text:p text:style-name="P139">Talent: MonoBehaviour</text:p>
        </text:list-item>
        <text:list-item>
          <text:p text:style-name="P139">Properties</text:p>
        </text:list-item>
        <text:list-item>
          <text:p text:style-name="P139">myCharacterData</text:p>
        </text:list-item>
        <text:list-item>
          <text:p text:style-name="P139">bool unlocked</text:p>
        </text:list-item>
        <text:list-item>
          <text:p text:style-name="P139">string talentName</text:p>
        </text:list-item>
        <text:list-item>
          <text:p text:style-name="P139">bool ability</text:p>
        </text:list-item>
        <text:list-item>
          <text:p text:style-name="P139">bool passive</text:p>
        </text:list-item>
        <text:list-item>
          <text:p text:style-name="P139">int passiveStacks</text:p>
        </text:list-item>
        <text:list-item>
          <text:p text:style-name="P139">gameobject abilityInfoPanel</text:p>
        </text:list-item>
        <text:list-item>
          <text:p text:style-name="P139">gameobject passiveInfoPanel</text:p>
        </text:list-item>
        <text:list-item>
          <text:p text:style-name="P139">enum talentPool (Pyromania, Duelist, etc)</text:p>
        </text:list-item>
        <text:list-item>
          <text:p text:style-name="P139">int tier</text:p>
        </text:list-item>
        <text:list-item>
          <text:p text:style-name="P139">Components</text:p>
        </text:list-item>
        <text:list-item>
          <text:p text:style-name="P139">image</text:p>
        </text:list-item>
        <text:list-item>
          <text:p text:style-name="P139">button</text:p>
        </text:list-item>
        <text:list-item>
          <text:p text:style-name="P139">Methods</text:p>
        </text:list-item>
        <text:list-item>
          <text:p text:style-name="P139">OnMouseEnter / OnPointerEnter</text:p>
        </text:list-item>
        <text:list-item>
          <text:p text:style-name="P139">OnMouseExit / OnPointerExit</text:p>
        </text:list-item>
        <text:list-item>
          <text:p text:style-name="P139"><text:soft-page-break/>OnPointerClick</text:p>
        </text:list-item>
      </text:list>
      <text:p text:style-name="P7"/>
      <text:list xml:id="list3464471831334154738" text:style-name="L107">
        <text:list-item>
          <text:p text:style-name="P140">TalentController</text:p>
        </text:list-item>
        <text:list-item>
          <text:p text:style-name="P140">IsTalentPurchasable(talent, characterData)</text:p>
        </text:list-item>
        <text:list-item>
          <text:p text:style-name="P140">OnTalentClicked(talent, characterData)</text:p>
        </text:list-item>
        <text:list-item>
          <text:p text:style-name="P140">ShowPassivePanel (talent)</text:p>
        </text:list-item>
        <text:list-item>
          <text:p text:style-name="P140">ShowAbilityPanel (talent)</text:p>
        </text:list-item>
        <text:list-item>
          <text:p text:style-name="P140">BuildInfoPanelFromPassiveData (talent)</text:p>
        </text:list-item>
        <text:list-item>
          <text:p text:style-name="P140">ApplyTalent(talent, characterData)</text:p>
        </text:list-item>
        <text:list-item>
          <text:p text:style-name="P140">modifies character data to learn the talents effect</text:p>
        </text:list-item>
      </text:list>
      <text:p text:style-name="P7"/>
      <text:p text:style-name="P12">Top Bar Area DONE</text:p>
      <text:list xml:id="list7272370606114551636" text:style-name="L108">
        <text:list-item>
          <text:p text:style-name="P141">reference to each class button (e.g. PyromaniaPanelButton, guardianPanelButton, etc)</text:p>
        </text:list-item>
        <text:list-item>
          <text:p text:style-name="P141">class buttons</text:p>
        </text:list-item>
        <text:list-item>
          <text:p text:style-name="P141">each button has an method imbedded in its button component CharacterData.OpenPage(string classPage), which opens the relevenat class page and closes all the other</text:p>
        </text:list-item>
      </text:list>
      <text:p text:style-name="P12">Talent List Area DONE</text:p>
      <text:list xml:id="list5307841215553395187" text:style-name="L109">
        <text:list-item>
          <text:p text:style-name="P142">talentPointsText (TMP)</text:p>
        </text:list-item>
        <text:list-item>
          <text:p text:style-name="P142">talentPoints (int)</text:p>
        </text:list-item>
        <text:list-item>
          <text:p text:style-name="P142">for each class type, we need</text:p>
        </text:list-item>
        <text:list-item>
          <text:p text:style-name="P142">classPointsText (tmp)</text:p>
        </text:list-item>
        <text:list-item>
          <text:p text:style-name="P142">classPoints (int)</text:p>
        </text:list-item>
        <text:list-item>
          <text:p text:style-name="P142">the plus button for each class will have the characterData method IncreaseSkillPoint(string className) imbedded into the button component</text:p>
        </text:list-item>
        <text:list-item>
          <text:p text:style-name="P142">DoD</text:p>
        </text:list-item>
        <text:list-item>
          <text:p text:style-name="P142">Talents can be learnt and saved in character data DONE</text:p>
        </text:list-item>
        <text:list-item>
          <text:p text:style-name="P142">learnt talents are applied to defenders in combat correctly DONE</text:p>
        </text:list-item>
        <text:list-item>
          <text:p text:style-name="P142">views have all basic functionality working and are adequatley visible DONE</text:p>
        </text:list-item>
        <text:list-item>
          <text:p text:style-name="P142">spending talent/ability points works DONE</text:p>
        </text:list-item>
        <text:list-item>
          <text:p text:style-name="P142"><text:soft-page-break/>cant buy abilities or talents if requirments for purchase are not met DONE</text:p>
        </text:list-item>
        <text:list-item>
          <text:p text:style-name="P142">Not completed this sprint</text:p>
        </text:list-item>
        <text:list-item>
          <text:p text:style-name="P142">talent info panels do not display data about the ability/passive that the talent unlocks</text:p>
        </text:list-item>
        <text:list-item>
          <text:p text:style-name="P142">talent page detects and opens its default page (e.g. If character has 2 points in duelist and 1 point in assassination from char creation screen, it will have the duelist page open by default)</text:p>
        </text:list-item>
      </text:list>
      <text:p text:style-name="P7"/>
      <text:p text:style-name="P7"/>
      <text:p text:style-name="P7"/>
      <text:p text:style-name="P7"/>
      <text:p text:style-name="P7"/>
      <text:p text:style-name="P9">Sprint 77: Items and item systems, item views, item effect SO (completed 25/1/2020)</text:p>
      <text:list xml:id="list2592948970786691367" text:style-name="L110">
        <text:list-item>
          <text:p text:style-name="P143">To do (General Overview)</text:p>
        </text:list-item>
        <text:list-item>
          <text:p text:style-name="P143">Implement all item SO's from designs DONE</text:p>
        </text:list-item>
        <text:list-item>
          <text:p text:style-name="P143">Create new script: ItemEffect DONE</text:p>
        </text:list-item>
        <text:list-item>
          <text:p text:style-name="P143">Implement new Item Card view DONE</text:p>
        </text:list-item>
        <text:list-item>
          <text:p text:style-name="P143">Implement new loot reward (item) from combat</text:p>
        </text:list-item>
        <text:list-item>
          <text:p text:style-name="P143">rare item reward AND common item reward loot windows tabs</text:p>
        </text:list-item>
      </text:list>
      <text:p text:style-name="P7"/>
      <text:list xml:id="list872655231008572130" text:style-name="L111">
        <text:list-item>
          <text:p text:style-name="P144">Definition of Done</text:p>
        </text:list-item>
        <text:list-item>
          <text:p text:style-name="P144">Item reward button appears in combat end loot screens DONE</text:p>
        </text:list-item>
        <text:list-item>
          <text:p text:style-name="P144">this button opens item 'choose 1 of 3' screen DONE</text:p>
        </text:list-item>
        <text:list-item>
          <text:p text:style-name="P144">choosing an item in the screen adds it to the player inventory DONE</text:p>
        </text:list-item>
        <text:list-item>
          <text:p text:style-name="P144">looted items are organised and appear in inventory correctly DONE</text:p>
        </text:list-item>
        <text:list-item>
          <text:p text:style-name="P144">items can be dragged and dropped on to character slots so characters can equipt items DONE</text:p>
        </text:list-item>
        <text:list-item>
          <text:p text:style-name="P144">equipted items correctly modify the characters relevant stats in character data DONE</text:p>
        </text:list-item>
        <text:list-item>
          <text:p text:style-name="P144">defenders gain the benefits of their items when instatiated DONE</text:p>
        </text:list-item>
        <text:list-item>
          <text:p text:style-name="P144">items placement rules work DONE</text:p>
        </text:list-item>
        <text:list-item>
          <text:p text:style-name="P144">shields cannot be placed in main hand</text:p>
        </text:list-item>
        <text:list-item>
          <text:p text:style-name="P144"><text:soft-page-break/>1h weapons cannot be equipted in offhand while character has 2h weapon equipted</text:p>
        </text:list-item>
        <text:list-item>
          <text:p text:style-name="P144">main hand weapon cannot be removed, only replaced (to prevent player bugging game by starting combat without a main hand weapon)</text:p>
        </text:list-item>
        <text:list-item>
          <text:p text:style-name="P144">Item card</text:p>
        </text:list-item>
        <text:list-item>
          <text:p text:style-name="P144">item data that needs to be represented</text:p>
        </text:list-item>
        <text:list-item>
          <text:p text:style-name="P144">item name</text:p>
        </text:list-item>
        <text:list-item>
          <text:p text:style-name="P144">item image</text:p>
        </text:list-item>
        <text:list-item>
          <text:p text:style-name="P144">item rarity</text:p>
        </text:list-item>
        <text:list-item>
          <text:p text:style-name="P144">item type (weapon, head, etc)</text:p>
        </text:list-item>
        <text:list-item>
          <text:p text:style-name="P144">item effects / description</text:p>
        </text:list-item>
        <text:list-item>
          <text:p text:style-name="P144">base damage (if weapon)</text:p>
        </text:list-item>
        <text:list-item>
          <text:p text:style-name="P144">damage type (if weapon)</text:p>
        </text:list-item>
        <text:list-item>
          <text:p text:style-name="P144">Inventory item to do (left over)</text:p>
        </text:list-item>
        <text:list-item>
          <text:p text:style-name="P144">when a an item is placed in a slot that already has an item, create a copy of the item in that slot and add it to the inventory DONE</text:p>
        </text:list-item>
        <text:list-item>
          <text:p text:style-name="P144">ReplaceItem() or RemoveItem() DONE</text:p>
        </text:list-item>
        <text:list-item>
          <text:p text:style-name="P144">items show an info panel/item card view on mouse over</text:p>
        </text:list-item>
        <text:list-item>
          <text:p text:style-name="P144">items cannot be dragged off and removed: only replaced DONE</text:p>
        </text:list-item>
        <text:list-item>
          <text:p text:style-name="P144">character data panel 'Passives' window working (adds effects correctly) DONE</text:p>
        </text:list-item>
        <text:list-item>
          <text:p text:style-name="P144">TO DO: implement logic for when item is removed (modifies character data stats correctly) DONE</text:p>
        </text:list-item>
        <text:list-item>
          <text:p text:style-name="P144">defenders get theire weapon data (base damage + damage type) from character data during combat DONE</text:p>
        </text:list-item>
        <text:list-item>
          <text:p text:style-name="P144">Enemies are auto assigned simple sword DONE</text:p>
        </text:list-item>
      </text:list>
      <text:p text:style-name="P7"/>
      <text:p text:style-name="P9">Sprint 78: Universal Character model / animation updates (completed 27/1/2020)</text:p>
      <text:list xml:id="list3210576641290782214" text:style-name="L112">
        <text:list-item>
          <text:p text:style-name="P145">Create a single character model/anim skeleton that all LE's share</text:p>
        </text:list-item>
        <text:list-item>
          <text:p text:style-name="P145">Items and race alter appearance of model</text:p>
        </text:list-item>
        <text:list-item>
          <text:p text:style-name="P145">To do:</text:p>
        </text:list-item>
        <text:list-item>
          <text:p text:style-name="P145">Decide starting preset items/appearance</text:p>
        </text:list-item>
        <text:list-item>
          <text:p text:style-name="P145"><text:soft-page-break/>Staring Presets</text:p>
        </text:list-item>
        <text:list-item>
          <text:p text:style-name="P145">Knight DONE</text:p>
        </text:list-item>
        <text:list-item>
          <text:p text:style-name="P145">Barbarian DONE</text:p>
        </text:list-item>
        <text:list-item>
          <text:p text:style-name="P145">Spell Blade DONE</text:p>
        </text:list-item>
        <text:list-item>
          <text:p text:style-name="P145">Mage DONE</text:p>
        </text:list-item>
        <text:list-item>
          <text:p text:style-name="P145">Shadow Blade DONE</text:p>
        </text:list-item>
        <text:list-item>
          <text:p text:style-name="P145">Rogue DONE</text:p>
        </text:list-item>
        <text:list-item>
          <text:p text:style-name="P145">Priest DONE</text:p>
        </text:list-item>
        <text:list-item>
          <text:p text:style-name="P145">Monk DONE</text:p>
        </text:list-item>
        <text:list-item>
          <text:p text:style-name="P145">Paladin DONE</text:p>
        </text:list-item>
        <text:list-item>
          <text:p text:style-name="P145">Wayfarer DONE</text:p>
        </text:list-item>
        <text:list-item>
          <text:p text:style-name="P145">Marksman DONE</text:p>
        </text:list-item>
        <text:list-item>
          <text:p text:style-name="P145">Warlock DONE</text:p>
        </text:list-item>
        <text:list-item>
          <text:p text:style-name="P145">Starting Items</text:p>
        </text:list-item>
        <text:list-item>
          <text:p text:style-name="P145">Weapons</text:p>
        </text:list-item>
        <text:list-item>
          <text:p text:style-name="P145">Simple Sword DONE</text:p>
        </text:list-item>
        <text:list-item>
          <text:p text:style-name="P145">Simple Batlle Axe DONE</text:p>
        </text:list-item>
        <text:list-item>
          <text:p text:style-name="P145">Simple Dagger DONE</text:p>
        </text:list-item>
        <text:list-item>
          <text:p text:style-name="P145">Simple Shield DONE</text:p>
        </text:list-item>
        <text:list-item>
          <text:p text:style-name="P145">Simple Staff DONE</text:p>
        </text:list-item>
        <text:list-item>
          <text:p text:style-name="P145">Armor </text:p>
        </text:list-item>
        <text:list-item>
          <text:p text:style-name="P145">Make a unique set for each preset DONE</text:p>
        </text:list-item>
      </text:list>
      <text:p text:style-name="P7"/>
      <text:p text:style-name="P6"/>
      <text:p text:style-name="P9">Sprint 79: Main menu Rework / Build your team screen (TEMPORARY SOLUTION) (completed 27/1/2020)</text:p>
      <text:list xml:id="list4975184960467429710" text:style-name="L113">
        <text:list-item>
          <text:p text:style-name="P146">Same view screen as what we have</text:p>
        </text:list-item>
        <text:list-item>
          <text:p text:style-name="P146">instead of the 4 classes, add all the presets from design document</text:p>
        </text:list-item>
        <text:list-item>
          <text:p text:style-name="P146">each preset works correctly</text:p>
        </text:list-item>
        <text:list-item>
          <text:p text:style-name="P146"><text:soft-page-break/>alters appearance correctly</text:p>
        </text:list-item>
        <text:list-item>
          <text:p text:style-name="P146">assigns starting items/weapons correctly</text:p>
        </text:list-item>
        <text:list-item>
          <text:p text:style-name="P146">assigns talent points correctly</text:p>
        </text:list-item>
        <text:list-item>
          <text:p text:style-name="P146">unlocks abilities correctly</text:p>
        </text:list-item>
        <text:list-item>
          <text:p text:style-name="P146">Abilities panel in menu correctly displays the presets starting abilities</text:p>
        </text:list-item>
        <text:list-item>
          <text:p text:style-name="P146">Team build screen elements</text:p>
        </text:list-item>
        <text:list-item>
          <text:p text:style-name="P146">all 4 characters shown</text:p>
        </text:list-item>
        <text:list-item>
          <text:p text:style-name="P146">each character has info panel which shows when character is selected</text:p>
        </text:list-item>
        <text:list-item>
          <text:p text:style-name="P146">info panel (for now</text:p>
        </text:list-item>
        <text:list-item>
          <text:p text:style-name="P146">class name</text:p>
        </text:list-item>
        <text:list-item>
          <text:p text:style-name="P146">character name</text:p>
        </text:list-item>
        <text:list-item>
          <text:p text:style-name="P146">attributes point placements</text:p>
        </text:list-item>
        <text:list-item>
          <text:p text:style-name="P146">abilities bar (with passives)</text:p>
        </text:list-item>
        <text:list-item>
          <text:p text:style-name="P146">class description</text:p>
        </text:list-item>
        <text:list-item>
          <text:p text:style-name="P146">Menu Character Script details</text:p>
        </text:list-item>
        <text:list-item>
          <text:p text:style-name="P146">button/ipointer enter component so character can be selected</text:p>
        </text:list-item>
        <text:list-item>
          <text:p text:style-name="P146">info panel visual parent</text:p>
        </text:list-item>
        <text:list-item>
          <text:p text:style-name="P146">glow out line to afford mouse over knowledge to player (or make color brighter)</text:p>
        </text:list-item>
        <text:list-item>
          <text:p text:style-name="P146">description text</text:p>
        </text:list-item>
        <text:list-item>
          <text:p text:style-name="P146">attributes text</text:p>
        </text:list-item>
        <text:list-item>
          <text:p text:style-name="P146">left and right buttons for cycling class</text:p>
        </text:list-item>
        <text:list-item>
          <text:p text:style-name="P146">reference to each ability/passive button</text:p>
        </text:list-item>
        <text:list-item>
          <text:p text:style-name="P146">each button needs its own script probably, so it can build its info panel from abilityDataSO</text:p>
        </text:list-item>
        <text:list-item>
          <text:p text:style-name="P146">Character Preset Descriptions</text:p>
        </text:list-item>
        <text:list-item>
          <text:p text:style-name="P146">Knight</text:p>
        </text:list-item>
        <text:list-item>
          <text:p text:style-name="P146">Equipted with a sword and shield, the Knight excel at melee combat, protecting allies and absorbing immense amounts of damage. </text:p>
        </text:list-item>
        <text:list-item>
          <text:p text:style-name="P146">Barbarian</text:p>
        </text:list-item>
        <text:list-item>
          <text:p text:style-name="P146"><text:soft-page-break/>The Barbarian lives for the thrill of battle. Capable of dealing huge damage to large groups of enemies in melee, they become stronger the longer the battle rages on.</text:p>
        </text:list-item>
        <text:list-item>
          <text:p text:style-name="P146">Spell Blade</text:p>
        </text:list-item>
        <text:list-item>
          <text:p text:style-name="P146">The Spell Blade balances ranged magical attacks with brutal melee attacks. Able to adapt to a variety of tactical situations, Spell Blade's are always dangerous.</text:p>
        </text:list-item>
        <text:list-item>
          <text:p text:style-name="P146">Mage</text:p>
        </text:list-item>
        <text:list-item>
          <text:p text:style-name="P146">The Mage destroys its enemies from afar with the power of fire and frost. Mage's excel at keeping their distance from the fray with a variety of tricks.</text:p>
        </text:list-item>
        <text:list-item>
          <text:p text:style-name="P146">Shadow Blade</text:p>
        </text:list-item>
        <text:list-item>
          <text:p text:style-name="P146">Striking from the shadows, the Shadow Blade is capable of dealing massive damage to a single target in melee combat, before quickly retreating to safety.</text:p>
        </text:list-item>
        <text:list-item>
          <text:p text:style-name="P146">Rogue</text:p>
        </text:list-item>
        <text:list-item>
          <text:p text:style-name="P146">Rogue's love a good scrap. Capable of killing even the mightest foes with a mix of poisons, melee attacks and trickery, Rogue's excel at taking down enemy melee fighters.</text:p>
        </text:list-item>
        <text:list-item>
          <text:p text:style-name="P146">Priest</text:p>
        </text:list-item>
        <text:list-item>
          <text:p text:style-name="P146">The Priest balances the power of darkness and light to support its allies and defeat its foes. Capable in almost any role, the Priest is an asset to any party.</text:p>
        </text:list-item>
        <text:list-item>
          <text:p text:style-name="P146">Monk</text:p>
        </text:list-item>
        <text:list-item>
          <text:p text:style-name="P146">Monk's can always be found in the thick of battle, supporting allies and cutting down enemies with a variety of melee attacks and fire spells.</text:p>
        </text:list-item>
        <text:list-item>
          <text:p text:style-name="P146">Paladin</text:p>
        </text:list-item>
        <text:list-item>
          <text:p text:style-name="P146">The Paladin excels at supporting and protect allies, as well as absorbing large amounts of damage. </text:p>
        </text:list-item>
        <text:list-item>
          <text:p text:style-name="P146">Wayfarer</text:p>
        </text:list-item>
        <text:list-item>
          <text:p text:style-name="P146">The Wayfarer balances deadly ranged attacks with a variety team support abilities, making them a highly versatile threat.</text:p>
        </text:list-item>
        <text:list-item>
          <text:p text:style-name="P146">Marksman</text:p>
        </text:list-item>
        <text:list-item>
          <text:p text:style-name="P146">The Marksman tracks it foes and waits patiently for the right moment to devastate enemies with a variety of ranged attacks.</text:p>
        </text:list-item>
        <text:list-item>
          <text:p text:style-name="P146">Warlock</text:p>
        </text:list-item>
        <text:list-item>
          <text:p text:style-name="P146">The Warlock revels in death, capable of crippling enemies from afar with a variety of debuffs, poisons and spell attacks.</text:p>
        </text:list-item>
        <text:list-item>
          <text:p text:style-name="P146">create random character preset / views in universal character model</text:p>
        </text:list-item>
        <text:list-item>
          <text:p text:style-name="P146"><text:soft-page-break/>create logic for starting new game selected characters</text:p>
        </text:list-item>
        <text:list-item>
          <text:p text:style-name="P146">create logic the alters character data in game scene based on character selections (place items, learning passives/abilities, invest attribute points, etc)</text:p>
        </text:list-item>
      </text:list>
      <text:p text:style-name="P7"/>
      <text:p text:style-name="P9">Sprint 80: Finalize enemy designs, Update enemies, add new enemies (completed 2/2/2020)</text:p>
      <text:list xml:id="list508860899090084341" text:style-name="L114">
        <text:list-item>
          <text:p text:style-name="P147">finalize every enemies details design wise</text:p>
        </text:list-item>
        <text:list-item>
          <text:p text:style-name="P147">rework old AI logic, add new ai logic</text:p>
        </text:list-item>
        <text:list-item>
          <text:p text:style-name="P147">implement universal model to all enemies DONE</text:p>
        </text:list-item>
        <text:list-item>
          <text:p text:style-name="P147">create new map text files to test ai with</text:p>
        </text:list-item>
        <text:list-item>
          <text:p text:style-name="P147">Implement UCM on defenders! DONE</text:p>
        </text:list-item>
        <text:list-item>
          <text:p text:style-name="P147">updates for each enemy</text:p>
        </text:list-item>
        <text:list-item>
          <text:p text:style-name="P147">implement universal character model</text:p>
        </text:list-item>
        <text:list-item>
          <text:p text:style-name="P147">update ai logic</text:p>
        </text:list-item>
        <text:list-item>
          <text:p text:style-name="P147">update abilities, weapons, stats etc</text:p>
        </text:list-item>
        <text:list-item>
          <text:p text:style-name="P147">Start with</text:p>
        </text:list-item>
        <text:list-item>
          <text:p text:style-name="P147">volatile zombie</text:p>
        </text:list-item>
        <text:list-item>
          <text:p text:style-name="P147">skeleton gang skellys</text:p>
        </text:list-item>
        <text:list-item>
          <text:p text:style-name="P147">necromancer</text:p>
        </text:list-item>
        <text:list-item>
          <text:p text:style-name="P147">Rebuild all skellys in UCM</text:p>
        </text:list-item>
        <text:list-item>
          <text:p text:style-name="P147">MUG SHOT BUILDER</text:p>
        </text:list-item>
        <text:list-item>
          <text:p text:style-name="P147">implement a way to to convert a UCM into a facial shot. This will be used for combat activation panels, and also character roster 'select character' buttons</text:p>
        </text:list-item>
        <text:list-item>
          <text:p text:style-name="P147">NOT COMPLETED THIS SPRINT</text:p>
        </text:list-item>
        <text:list-item>
          <text:p text:style-name="P147">AI logic for handling LoS</text:p>
        </text:list-item>
        <text:list-item>
          <text:p text:style-name="P147">elites, bosses, vampire/ghoul enemies / mork</text:p>
        </text:list-item>
      </text:list>
      <text:p text:style-name="P7"/>
      <text:p text:style-name="P9">Sprint 81: World map updates (COMPLETED 3/2/2020)</text:p>
      <text:list xml:id="list2718404064873132703" text:style-name="L115">
        <text:list-item>
          <text:p text:style-name="P148">Update world map views DONE</text:p>
        </text:list-item>
        <text:list-item>
          <text:p text:style-name="P148">update scripts DONE</text:p>
        </text:list-item>
        <text:list-item>
          <text:p text:style-name="P148"><text:soft-page-break/>create world map prefabs DONE</text:p>
        </text:list-item>
        <text:list-item>
          <text:p text:style-name="P148">World Map properties DONE</text:p>
        </text:list-item>
        <text:list-item>
          <text:p text:style-name="P148">11 total nodes</text:p>
        </text:list-item>
        <text:list-item>
          <text:p text:style-name="P148">1 start node, 1 boss node, 9 other nodes</text:p>
        </text:list-item>
        <text:list-item>
          <text:p text:style-name="P148">all encounters on row 5 are treasure rooms</text:p>
        </text:list-item>
      </text:list>
      <text:p text:style-name="P7"/>
      <text:p text:style-name="P9">Sprint 82: State system updates + Camp site Updates (COMPLETED 4/2/2020)</text:p>
      <text:list xml:id="list4237644741777708162" text:style-name="L116">
        <text:list-item>
          <text:p text:style-name="P149">Camp site</text:p>
        </text:list-item>
        <text:list-item>
          <text:p text:style-name="P149">Camp site actions working</text:p>
        </text:list-item>
        <text:list-item>
          <text:p text:style-name="P149">Triage DONE</text:p>
        </text:list-item>
        <text:list-item>
          <text:p text:style-name="P149">Train DONE</text:p>
        </text:list-item>
        <text:list-item>
          <text:p text:style-name="P149">Rest DONE</text:p>
        </text:list-item>
        <text:list-item>
          <text:p text:style-name="P149">Feast DONE</text:p>
        </text:list-item>
        <text:list-item>
          <text:p text:style-name="P149">Pray DONE</text:p>
        </text:list-item>
        <text:list-item>
          <text:p text:style-name="P149">Bathe DONE</text:p>
        </text:list-item>
        <text:list-item>
          <text:p text:style-name="P149">DOD</text:p>
        </text:list-item>
        <text:list-item>
          <text:p text:style-name="P149">camp site states correctly apply their effects DONE</text:p>
        </text:list-item>
        <text:list-item>
          <text:p text:style-name="P149">camp site states correctly expire at the right time under the right conditions DONE</text:p>
        </text:list-item>
        <text:list-item>
          <text:p text:style-name="P149">afflictions are correctly removed by 'Bathe' at camp sites DONE</text:p>
        </text:list-item>
      </text:list>
      <text:p text:style-name="P7"/>
      <text:p text:style-name="P9">Sprint 83: Treasure Room Updates, State reward event and views, Implement remaining states (COMPLETED 5/2/2020)</text:p>
      <text:list xml:id="list235379802690818737" text:style-name="L117">
        <text:list-item>
          <text:p text:style-name="P150">Design + Implement remaining states</text:p>
        </text:list-item>
        <text:list-item>
          <text:p text:style-name="P150">Update treasure room event logic</text:p>
        </text:list-item>
        <text:list-item>
          <text:p text:style-name="P150">States to implement</text:p>
        </text:list-item>
        <text:list-item>
          <text:p text:style-name="P111">Polished Armour: Your character's block does not expire on activation start. Start combat with 5 Block DONE</text:p>
        </text:list-item>
        <text:list-item>
          <text:p text:style-name="P111">Genius: Increase all XP gains by 50% DONE</text:p>
        </text:list-item>
        <text:list-item>
          <text:p text:style-name="P111">Pennywise: Increase all gold gains by 50% DONE</text:p>
        </text:list-item>
        <text:list-item>
          <text:p text:style-name="P111"><text:soft-page-break/>Pumped Up: Your characters have +10 stamina and max energy DONE</text:p>
        </text:list-item>
        <text:list-item>
          <text:p text:style-name="P111">Vengeful: Your characters have +4 strength DONE</text:p>
        </text:list-item>
        <text:list-item>
          <text:p text:style-name="P111">Well Drilled: Strike, Shoot and Defend and Move cost 5 Energy less DONE<text:tab/></text:p>
        </text:list-item>
        <text:list-item>
          <text:p text:style-name="P111">Blessing Of Undeath: The next 3 times one of your characters dies in combat, ressurect them to 50% health. DONE</text:p>
        </text:list-item>
        <text:list-item>
          <text:p text:style-name="P111">Alert: Your characters have +2 Mobility and Initiative during the first turn of combat DONE</text:p>
        </text:list-item>
        <text:list-item>
          <text:p text:style-name="P111">Curious: Your characters start combat with +1 Strength, Wisdom and Dexterity DONE</text:p>
        </text:list-item>
        <text:list-item>
          <text:p text:style-name="P111">Determined: Your character's are immune to Stunned, Sleep, Blind, Disarmed and Silenced DONE</text:p>
        </text:list-item>
        <text:list-item>
          <text:p text:style-name="P111">Blessing Of Elements: Your characters are immune to Burning, Poisoned, Shocked and Chilled DONE</text:p>
        </text:list-item>
        <text:list-item>
          <text:p text:style-name="P150">Godly: Your characters ignore all resistances when attacking DONE</text:p>
        </text:list-item>
      </text:list>
      <text:p text:style-name="P7"/>
      <text:p text:style-name="P9"><text:tab/>DoD</text:p>
      <text:list xml:id="list3384904303152788027" text:style-name="L118">
        <text:list-item>
          <text:p text:style-name="P151">Treasure room event starts and loads correctly DONE</text:p>
        </text:list-item>
        <text:list-item>
          <text:p text:style-name="P151">Clicking treasure chests creates a loot screen with state reward DONE</text:p>
        </text:list-item>
        <text:list-item>
          <text:p text:style-name="P151">Loot screen buttons/elements all working DONE</text:p>
        </text:list-item>
        <text:list-item>
          <text:p text:style-name="P151">choose a item card DONE</text:p>
        </text:list-item>
        <text:list-item>
          <text:p text:style-name="P151">choose a state DONE</text:p>
        </text:list-item>
        <text:list-item>
          <text:p text:style-name="P151">All new states apply their effects correctly DONE</text:p>
        </text:list-item>
        <text:list-item>
          <text:p text:style-name="P151">All new states expire correctly DONE</text:p>
        </text:list-item>
      </text:list>
      <text:p text:style-name="P7"/>
      <text:p text:style-name="P9">Sprint 84: Mystery Events Updates, Implement new events (completed 6/2/2020)</text:p>
      <text:list xml:id="list4159662097416763535" text:style-name="L119">
        <text:list-item>
          <text:p text:style-name="P152">Implement new events</text:p>
        </text:list-item>
        <text:list-item>
          <text:p text:style-name="P152">Sword in the Stone DONE</text:p>
        </text:list-item>
        <text:list-item>
          <text:p text:style-name="P152">Vampire Cult DONE</text:p>
        </text:list-item>
        <text:list-item>
          <text:p text:style-name="P152">War Refugees DONE</text:p>
        </text:list-item>
        <text:list-item>
          <text:p text:style-name="P152">Update old events</text:p>
        </text:list-item>
        <text:list-item>
          <text:p text:style-name="P152">Ultimatum at the Bridge DONE</text:p>
        </text:list-item>
      </text:list>
      <text:p text:style-name="P7"/>
      <text:p text:style-name="P9"><text:soft-page-break/>Sprint 85: Minor Text logic updates (COMPLETED 7/2/2020)</text:p>
      <text:list xml:id="list5813963303331482736" text:style-name="L120">
        <text:list-item>
          <text:p text:style-name="P153">Update how ability and passive info panels get there data and set there texts</text:p>
        </text:list-item>
        <text:list-item>
          <text:p text:style-name="P153">Abilities</text:p>
        </text:list-item>
        <text:list-item>
          <text:p text:style-name="P153">GetBaseData(returns data without considering a living entity</text:p>
        </text:list-item>
        <text:list-item>
          <text:p text:style-name="P153">GetDataConsiderEntity (gets data and sets its values based on a living entities stats, weapons, etc)</text:p>
        </text:list-item>
        <text:list-item>
          <text:p text:style-name="P153">UpdateMyData(does the same as GetDataConsiderEntity, except this fires when a relevant property changes )</text:p>
        </text:list-item>
        <text:list-item>
          <text:p text:style-name="P153">e.g. When a character gains +1 strength, strike would change and say 'Deal 5 damage' instead of 'Deal 4 damage'.</text:p>
        </text:list-item>
        <text:list-item>
          <text:p text:style-name="P153">Ways to dynamically update ability info panel text values</text:p>
        </text:list-item>
        <text:list-item>
          <text:p text:style-name="P153">1. Every time a property changes, all abilities get refreshed (bad)</text:p>
        </text:list-item>
        <text:list-item>
          <text:p text:style-name="P153">2. ability do not set up their values initially. Instead, ability info panels get their data and set there text values when moused over (better idea)</text:p>
        </text:list-item>
        <text:list-item>
          <text:p text:style-name="P153">Passives</text:p>
        </text:list-item>
        <text:list-item>
          <text:p text:style-name="P153">Passives need a method that displays its description without considering its stacks</text:p>
        </text:list-item>
      </text:list>
      <text:p text:style-name="P7"/>
      <text:p text:style-name="P9">Sprint 86: Enemy Info Panels (COMPLETED 8/2/2020)</text:p>
      <text:list xml:id="list5946903392782841579" text:style-name="L121">
        <text:list-item>
          <text:p text:style-name="P154">Redesign full view</text:p>
        </text:list-item>
        <text:list-item>
          <text:p text:style-name="P154">decide which stats, elements and characteristics to display</text:p>
        </text:list-item>
        <text:list-item>
          <text:p text:style-name="P154">implement fade in and out logic for panel</text:p>
        </text:list-item>
        <text:list-item>
          <text:p text:style-name="P154">Elements to display</text:p>
        </text:list-item>
        <text:list-item>
          <text:p text:style-name="P154">Resistances</text:p>
        </text:list-item>
        <text:list-item>
          <text:p text:style-name="P154">Core stats</text:p>
        </text:list-item>
        <text:list-item>
          <text:p text:style-name="P154">Secondary Stats</text:p>
        </text:list-item>
        <text:list-item>
          <text:p text:style-name="P154">Name</text:p>
        </text:list-item>
        <text:list-item>
          <text:p text:style-name="P154">Description maybe?</text:p>
        </text:list-item>
        <text:list-item>
          <text:p text:style-name="P154">Character model / animation</text:p>
        </text:list-item>
        <text:list-item>
          <text:p text:style-name="P154">Abiliities</text:p>
        </text:list-item>
      </text:list>
      <text:p text:style-name="P7"/>
      <text:p text:style-name="P9"><text:soft-page-break/>Sprint 87: Ability Info panels in combat updates (COMPLETED 10/2/2020)</text:p>
      <text:p text:style-name="P12">Ability info panel in combat will display information more accurate to the present scenario, and consider an entity and all its properties when calculating and displating data, for example.</text:p>
      <text:p text:style-name="P12">Basic Whirlwind description: Deal 100% weapon damage to all enemies within your melee range</text:p>
      <text:p text:style-name="P12">Updated 'In Combat' description: Deal 7 physical damage to all enemies within 1.</text:p>
      <text:list xml:id="list6377617469015041889" text:style-name="L122">
        <text:list-item>
          <text:p text:style-name="P155">Implement new methods for getting data and setting text properties</text:p>
        </text:list-item>
        <text:list-item>
          <text:p text:style-name="P155">Add these new methods at part of existing logic e.g. Update AbilityLogic.OnAbilityUsedStart(), make a new method CalculateAbilityEnergyCost() and put it inside this method</text:p>
        </text:list-item>
      </text:list>
      <text:p text:style-name="P12">New method ideas</text:p>
      <text:list xml:id="list4187814101320073256" text:style-name="L123">
        <text:list-item>
          <text:p text:style-name="P156">CalculateEnergyCost(LivingEntity, Ability)</text:p>
        </text:list-item>
        <text:list-item>
          <text:p text:style-name="P156">CalculateAbilityRange(LivingEntity, Ability)</text:p>
        </text:list-item>
        <text:list-item>
          <text:p text:style-name="P156">TextLogic.GetAbilityDescriptionString(LivingEntity, Ability)</text:p>
        </text:list-item>
        <text:list-item>
          <text:p text:style-name="P156">GetRangeOfAbility</text:p>
        </text:list-item>
      </text:list>
      <text:p text:style-name="P7"/>
      <text:p text:style-name="P9">Sprint 88: Mug shot maker / Windows Model Updates (COMPLETED 12/2/2020)</text:p>
      <text:list xml:id="list7703005207221463240" text:style-name="L124">
        <text:list-item>
          <text:p text:style-name="P157">Implement UCM on character roster buttons DONE</text:p>
        </text:list-item>
        <text:list-item>
          <text:p text:style-name="P157">Implement Ucm on activation panels DONE</text:p>
        </text:list-item>
        <text:list-item>
          <text:p text:style-name="P157">Implement UCM on story event window DONE</text:p>
        </text:list-item>
        <text:list-item>
          <text:p text:style-name="P157">Implement UCM on Camp site screen DONE</text:p>
        </text:list-item>
      </text:list>
      <text:p text:style-name="P7"/>
      <text:p text:style-name="P9">Sprint 89: Combat Scene visual updates + Elemental Enemies + Talent screen updates (COMPLETED 14/2/2020)</text:p>
      <text:list xml:id="list7386143077739014212" text:style-name="L125">
        <text:list-item>
          <text:p text:style-name="P158">Combat Scene</text:p>
        </text:list-item>
        <text:list-item>
          <text:p text:style-name="P158">Re-implement level back ground DONE</text:p>
        </text:list-item>
        <text:list-item>
          <text:p text:style-name="P158">fix camera bounds objects and logic DONE</text:p>
        </text:list-item>
        <text:list-item>
          <text:p text:style-name="P158">Talents and Talent pages</text:p>
        </text:list-item>
        <text:list-item>
          <text:p text:style-name="P158">create talent page BG images DONE</text:p>
        </text:list-item>
        <text:list-item>
          <text:p text:style-name="P158">create different views for talent buttons depending on state (unlocked, availble to buy, unavailble, etc) DONE</text:p>
        </text:list-item>
        <text:list-item>
          <text:p text:style-name="P158">ability button view logic all working DONE</text:p>
        </text:list-item>
        <text:list-item>
          <text:p text:style-name="P158"><text:soft-page-break/><text:s/>ability panels for talents show nicer text (like how they work when interacting with a LE) DONE</text:p>
        </text:list-item>
      </text:list>
      <text:p text:style-name="P7"/>
      <text:p text:style-name="P12">Talent button script ideas</text:p>
      <text:list xml:id="list5358553065297040304" text:style-name="L126">
        <text:list-item>
          <text:p text:style-name="P159">when talent points or attribute points are modified, all talent are checked for their availibility status</text:p>
        </text:list-item>
        <text:list-item>
          <text:p text:style-name="P159">Availble for purchase view</text:p>
        </text:list-item>
        <text:list-item>
          <text:p text:style-name="P159">normal visbility of button</text:p>
        </text:list-item>
        <text:list-item>
          <text:p text:style-name="P159">Unavailable for purchase view</text:p>
        </text:list-item>
        <text:list-item>
          <text:p text:style-name="P159">button is tinted black with semi-transparent black image overlay</text:p>
        </text:list-item>
        <text:list-item>
          <text:p text:style-name="P159">already purchased view</text:p>
        </text:list-item>
        <text:list-item>
          <text:p text:style-name="P159">normal visbility. A yellow tick image or something like that is displayed over the top</text:p>
        </text:list-item>
      </text:list>
      <text:p text:style-name="P7"/>
      <text:p text:style-name="P7"/>
      <text:p text:style-name="P7"/>
      <text:p text:style-name="P9">Sprint 90: Kings blessing start game event (COMPLETED 15/2/2020)</text:p>
      <text:list xml:id="list1834912105355316503" text:style-name="L127">
        <text:list-item>
          <text:p text:style-name="P191">DoD</text:p>
        </text:list-item>
        <text:list-item>
          <text:p text:style-name="P160">Kings game blessing loads after character select on game scene start DONE</text:p>
        </text:list-item>
        <text:list-item>
          <text:p text:style-name="P160">event correctly loads 4 different choices DONE</text:p>
        </text:list-item>
        <text:list-item>
          <text:p text:style-name="P160">every choice applies its effect correctly DONE</text:p>
        </text:list-item>
        <text:list-item>
          <text:p text:style-name="P160">making a choice enables the continue button DONE</text:p>
        </text:list-item>
        <text:list-item>
          <text:p text:style-name="P160">player cannot start game until they have made a choice. DONE </text:p>
        </text:list-item>
        <text:list-item>
          <text:p text:style-name="P160">UCM's render/layer correctly and appearance is set correctly DONE</text:p>
        </text:list-item>
      </text:list>
      <text:p text:style-name="P7"/>
      <text:list xml:id="list4463343643995188296" text:style-name="L128">
        <text:list-item>
          <text:p text:style-name="P192">To do</text:p>
        </text:list-item>
        <text:list-item>
          <text:p text:style-name="P161">Create canvas view for blessing event</text:p>
        </text:list-item>
        <text:list-item>
          <text:p text:style-name="P161">create new event in EventManager</text:p>
        </text:list-item>
        <text:list-item>
          <text:p text:style-name="P161">new SO: BlessingChoice</text:p>
        </text:list-item>
        <text:list-item>
          <text:p text:style-name="P161">BlessingChoiceButton</text:p>
        </text:list-item>
        <text:list-item>
          <text:p text:style-name="P161">KingsBlessingManager script</text:p>
        </text:list-item>
      </text:list>
      <text:p text:style-name="P7"><text:soft-page-break/></text:p>
      <text:list xml:id="list6288413003920718254" text:style-name="L129">
        <text:list-item>
          <text:p text:style-name="P193">Event sequence</text:p>
        </text:list-item>
        <text:list-item>
          <text:p text:style-name="P162">enable view</text:p>
        </text:list-item>
        <text:list-item>
          <text:p text:style-name="P162">randomly pick 4 different choice SO's</text:p>
        </text:list-item>
        <text:list-item>
          <text:p text:style-name="P162">build choice buttons from SO data</text:p>
        </text:list-item>
        <text:list-item>
          <text:p text:style-name="P162">OnChoiceButtonClicked()</text:p>
        </text:list-item>
      </text:list>
      <text:p text:style-name="P7"/>
      <text:list xml:id="list7860312467786052900" text:style-name="L130">
        <text:list-item>
          <text:p text:style-name="P194">Choices</text:p>
        </text:list-item>
        <text:list-item>
          <text:p text:style-name="P112">Gain 10g</text:p>
        </text:list-item>
        <text:list-item>
          <text:p text:style-name="P112">Discover a Rare Item</text:p>
        </text:list-item>
        <text:list-item>
          <text:p text:style-name="P112">Gain 3 random common items</text:p>
        </text:list-item>
        <text:list-item>
          <text:p text:style-name="P112">Gain 2 random spell books</text:p>
        </text:list-item>
        <text:list-item>
          <text:p text:style-name="P112">Enemies in the 2 combats have 50% health</text:p>
        </text:list-item>
        <text:list-item>
          <text:p text:style-name="P112">All characters gain 75 xp</text:p>
        </text:list-item>
        <text:list-item>
          <text:p text:style-name="P112">Gain 2 random consumables</text:p>
        </text:list-item>
        <text:list-item>
          <text:p text:style-name="P112">All characters gain +20 Max Health</text:p>
        </text:list-item>
        <text:list-item>
          <text:p text:style-name="P112">Gain a random State. Gain a random afflication</text:p>
        </text:list-item>
        <text:list-item>
          <text:p text:style-name="P163">Gain a random epic item. Gain a random afflication</text:p>
        </text:list-item>
      </text:list>
      <text:p text:style-name="P7"/>
      <text:p text:style-name="P9">Sprint 91: Consumables system / update shop / update loot rewards (COMPLETED 18/2/2020)</text:p>
      <text:p text:style-name="P7"/>
      <text:list xml:id="list6042390974661517930" text:style-name="L131">
        <text:list-item>
          <text:p text:style-name="P164">To Do</text:p>
        </text:list-item>
        <text:list-item>
          <text:p text:style-name="P164">Implement all new consumable scripts</text:p>
        </text:list-item>
        <text:list-item>
          <text:p text:style-name="P164">Add logic so consumables can be gained from combat loot reward screens</text:p>
        </text:list-item>
        <text:list-item>
          <text:p text:style-name="P164">Consumables are created and can be bought within shops</text:p>
        </text:list-item>
        <text:list-item>
          <text:p text:style-name="P164">Kings Blessing start game event choice for consumbles works</text:p>
        </text:list-item>
      </text:list>
      <text:p text:style-name="P7"/>
      <text:list xml:id="list5804404751751428250" text:style-name="L132">
        <text:list-item>
          <text:p text:style-name="P165">New script ideas + planning</text:p>
        </text:list-item>
        <text:list-item>
          <text:p text:style-name="P165"><text:soft-page-break/>ConsumableDataSO</text:p>
        </text:list-item>
        <text:list-item>
          <text:p text:style-name="P165">ConsumableManager</text:p>
        </text:list-item>
        <text:list-item>
          <text:p text:style-name="P165">GainConsumable(ConsumableDataSO)</text:p>
        </text:list-item>
        <text:list-item>
          <text:p text:style-name="P165">RemoveConsumable(ConsumableDataSO)</text:p>
        </text:list-item>
        <text:list-item>
          <text:p text:style-name="P165">CreateAndPlaceConsumableOnNextAvailableSlot()</text:p>
        </text:list-item>
        <text:list-item>
          <text:p text:style-name="P165">GetNextAvailbleSlot()</text:p>
        </text:list-item>
        <text:list-item>
          <text:p text:style-name="P165">bool IsSlotAvailble()</text:p>
        </text:list-item>
        <text:list-item>
          <text:p text:style-name="P165">bool HasAvailbleSlots()</text:p>
        </text:list-item>
        <text:list-item>
          <text:p text:style-name="P165">ConsumableLibrary</text:p>
        </text:list-item>
        <text:list-item>
          <text:p text:style-name="P165">ConsumableSlot</text:p>
        </text:list-item>
        <text:list-item>
          <text:p text:style-name="P165">Consumable (GO that goes on the top bar panel, and also in shops maybe) AND/OR</text:p>
        </text:list-item>
        <text:list-item>
          <text:p text:style-name="P165">ConsumableInShop</text:p>
        </text:list-item>
        <text:list-item>
          <text:p text:style-name="P165">ConsumableLootRewardButton</text:p>
        </text:list-item>
      </text:list>
      <text:p text:style-name="P7"/>
      <text:p text:style-name="P7"/>
      <text:list xml:id="list6616403122292694394" text:style-name="L133">
        <text:list-item>
          <text:p text:style-name="P195">Consumables List</text:p>
        </text:list-item>
        <text:list-item>
          <text:p text:style-name="P113">Blink Potion</text:p>
        </text:list-item>
        <text:list-item>
          <text:p text:style-name="P113"><text:s/>Teleport any character to a new position within 3 of its current location.</text:p>
        </text:list-item>
        <text:list-item>
          <text:p text:style-name="P113">Potion Of Might</text:p>
        </text:list-item>
        <text:list-item>
          <text:p text:style-name="P113">Give a character +2 Strength until the end of combat.</text:p>
        </text:list-item>
        <text:list-item>
          <text:p text:style-name="P113">Potion Of Clarity</text:p>
        </text:list-item>
        <text:list-item>
          <text:p text:style-name="P113">Give a character +2 Wisdom until the end of combat.</text:p>
        </text:list-item>
        <text:list-item>
          <text:p text:style-name="P113">Adrenaline Potion</text:p>
        </text:list-item>
        <text:list-item>
          <text:p text:style-name="P113">Give a character 40 Energy</text:p>
        </text:list-item>
        <text:list-item>
          <text:p text:style-name="P113">Hand Cannon</text:p>
        </text:list-item>
        <text:list-item>
          <text:p text:style-name="P113">Deal 15 physical damage to a target</text:p>
        </text:list-item>
        <text:list-item>
          <text:p text:style-name="P113">Molotov</text:p>
        </text:list-item>
        <text:list-item>
          <text:p text:style-name="P113">Deal 8 Fire damage to all characters in a 3x3 area and apply 1 Burning.</text:p>
        </text:list-item>
        <text:list-item>
          <text:p text:style-name="P113"><text:soft-page-break/>Bottled Frost</text:p>
        </text:list-item>
        <text:list-item>
          <text:p text:style-name="P113">Apply Chilled to all characters in a 3x3 area</text:p>
        </text:list-item>
        <text:list-item>
          <text:p text:style-name="P113">Poison Grenade</text:p>
        </text:list-item>
        <text:list-item>
          <text:p text:style-name="P113">Apply 3 Poisoned to all characters in a 3x3 area</text:p>
        </text:list-item>
        <text:list-item>
          <text:p text:style-name="P113">Love Potion</text:p>
        </text:list-item>
        <text:list-item>
          <text:p text:style-name="P113">Apply 'Stunned' to a target</text:p>
        </text:list-item>
        <text:list-item>
          <text:p text:style-name="P113">Dynamite</text:p>
        </text:list-item>
        <text:list-item>
          <text:p text:style-name="P113">Deal 10 physical damage to all characters in a 3x3 area</text:p>
        </text:list-item>
        <text:list-item>
          <text:p text:style-name="P113">Vanishing Potion</text:p>
        </text:list-item>
        <text:list-item>
          <text:p text:style-name="P113">Give a character Camoflage</text:p>
        </text:list-item>
        <text:list-item>
          <text:p text:style-name="P113">Bottled Madness</text:p>
        </text:list-item>
        <text:list-item>
          <text:p text:style-name="P166">Give a character 4 Temporary Strength</text:p>
        </text:list-item>
        <text:list-item>
          <text:p text:style-name="P113">Bottled Brilliance</text:p>
        </text:list-item>
        <text:list-item>
          <text:p text:style-name="P166">Give a character 4 Temporary Wisdom</text:p>
        </text:list-item>
      </text:list>
      <text:p text:style-name="P7"/>
      <text:p text:style-name="P12">Extra potion ides</text:p>
      <text:list xml:id="list4803226182124290000" text:style-name="L134">
        <text:list-item>
          <text:p text:style-name="P167">Invincibility potion</text:p>
        </text:list-item>
        <text:list-item>
          <text:p text:style-name="P167">become immune to all damage until end of turn cycle</text:p>
        </text:list-item>
        <text:list-item>
          <text:p text:style-name="P167">Divinity Potion</text:p>
        </text:list-item>
        <text:list-item>
          <text:p text:style-name="P167">Remove Stunned, Sleep, Immobilized, Blind, Disarmed, and Silenced from a character</text:p>
        </text:list-item>
      </text:list>
      <text:p text:style-name="P7"/>
      <text:p text:style-name="P9">Sprint 92: Ability Tome System / Update shop / update character data abilities page (COMPLETED 20/2/2020)</text:p>
      <text:p text:style-name="P12">DoD</text:p>
      <text:list xml:id="list5785791873124524225" text:style-name="L135">
        <text:list-item>
          <text:p text:style-name="P168">Ability tomes appear in shop and can be bought DONE</text:p>
        </text:list-item>
        <text:list-item>
          <text:p text:style-name="P168">Characters can use an ability tome to gain its ability DONE</text:p>
        </text:list-item>
        <text:list-item>
          <text:p text:style-name="P168">When defenders learn abilities at combat start, they learn from their active ability list, instead of the KnowsAbility bools DONE</text:p>
        </text:list-item>
        <text:list-item>
          <text:p text:style-name="P168">Kings blessing event coorectly adds 2 random spell books to inventory DONE</text:p>
        </text:list-item>
      </text:list>
      <text:p text:style-name="P7"><text:soft-page-break/></text:p>
      <text:p text:style-name="P12">To do</text:p>
      <text:list xml:id="list6950778648018105408" text:style-name="L136">
        <text:list-item>
          <text:p text:style-name="P169">design and create ability tome in shop view</text:p>
        </text:list-item>
        <text:list-item>
          <text:p text:style-name="P169">design and create ability tome in inventory view</text:p>
        </text:list-item>
        <text:list-item>
          <text:p text:style-name="P169">design and create abilities page in character roster</text:p>
        </text:list-item>
      </text:list>
      <text:p text:style-name="P12">Ability Tome In Shop View</text:p>
      <text:list xml:id="list273862451328316805" text:style-name="L137">
        <text:list-item>
          <text:p text:style-name="P170">What elements should be viewable?</text:p>
        </text:list-item>
        <text:list-item>
          <text:p text:style-name="P170">Ability image</text:p>
        </text:list-item>
        <text:list-item>
          <text:p text:style-name="P170">ability name</text:p>
        </text:list-item>
      </text:list>
      <text:p text:style-name="P7"/>
      <text:p text:style-name="P12">New Script and GO ideas</text:p>
      <text:list xml:id="list1639832533622972349" text:style-name="L138">
        <text:list-item>
          <text:p text:style-name="P171">AbilityTomeLibrary</text:p>
        </text:list-item>
        <text:list-item>
          <text:p text:style-name="P171">AbilityTomeManager</text:p>
        </text:list-item>
        <text:list-item>
          <text:p text:style-name="P171">Ability</text:p>
        </text:list-item>
      </text:list>
      <text:p text:style-name="P7"/>
      <text:p text:style-name="P9">Sprint 93: Pre cleanup play Testing (COMPLETED 24/2/2020)</text:p>
      <text:list xml:id="list3479366648184713133" text:style-name="L139">
        <text:list-item>
          <text:p text:style-name="P172">Add in extra features that were skipped or forgotten during previous 20 sprints</text:p>
        </text:list-item>
        <text:list-item>
          <text:p text:style-name="P172">Remove all bugs</text:p>
        </text:list-item>
      </text:list>
      <text:p text:style-name="P9">DOD</text:p>
      <text:list xml:id="list8965082482000800240" text:style-name="L140">
        <text:list-item>
          <text:p text:style-name="P173">Game has no significant bugs or exceptions DONE</text:p>
        </text:list-item>
        <text:list-item>
          <text:p text:style-name="P173">Game loop completely works DONE</text:p>
        </text:list-item>
        <text:list-item>
          <text:p text:style-name="P173">All skipped/forgotten features from previous sprints added DONE</text:p>
        </text:list-item>
        <text:list-item>
          <text:p text:style-name="P173">Fixed Death sequence for entities DONE</text:p>
        </text:list-item>
      </text:list>
      <text:p text:style-name="P7"/>
      <text:p text:style-name="P9">Sprint 94: Mouse over info system / Status icon mouse over system reworked (completed 3/3/2020)</text:p>
      <text:p text:style-name="P12">Things that need better mouse over info logic</text:p>
      <text:list xml:id="list2310348117045748236" text:style-name="L141">
        <text:list-item>
          <text:p text:style-name="P174">status icons on entities DONE</text:p>
        </text:list-item>
        <text:list-item>
          <text:p text:style-name="P174">item cards show info about the passives they grant DONE</text:p>
        </text:list-item>
        <text:list-item>
          <text:p text:style-name="P174"><text:soft-page-break/>character roster: all stats and attributes display info on what they mean/do DONE</text:p>
        </text:list-item>
      </text:list>
      <text:p text:style-name="P7"/>
      <text:p text:style-name="P9">DOD</text:p>
      <text:list xml:id="list3068788009383039435" text:style-name="L142">
        <text:list-item>
          <text:p text:style-name="P175">mousing over a status icon display the new info panel correctly</text:p>
        </text:list-item>
        <text:list-item>
          <text:p text:style-name="P175">item cards display info about the passives / stats the provide</text:p>
        </text:list-item>
        <text:list-item>
          <text:p text:style-name="P175">all elements in character roster display info on what they do (core stats, secondary stats, attributes, etc)</text:p>
        </text:list-item>
      </text:list>
      <text:p text:style-name="P7"/>
      <text:p text:style-name="P12">Entity mouse over process DONE</text:p>
      <text:list xml:id="list4809264144387851548" text:style-name="L143">
        <text:list-item>
          <text:p text:style-name="P176">starts with status manager mouse over</text:p>
        </text:list-item>
        <text:list-item>
          <text:p text:style-name="P176">on mouse over starting building mouse content data</text:p>
        </text:list-item>
        <text:list-item>
          <text:p text:style-name="P176">foreach status icon in the entitiy's status manager, create a status icon info panel, set its properties/texts/images, then child it to the mouse content fitter</text:p>
        </text:list-item>
        <text:list-item>
          <text:p text:style-name="P176">calculate the position that fitter should be to fit on the screen</text:p>
        </text:list-item>
      </text:list>
      <text:p text:style-name="P7"/>
      <text:p text:style-name="P12">Character Data mouse over info DONE</text:p>
      <text:list xml:id="list6829867049414270329" text:style-name="L144">
        <text:list-item>
          <text:p text:style-name="P177">Elements that need a mouse over element</text:p>
        </text:list-item>
        <text:list-item>
          <text:p text:style-name="P177">all core stats DONE</text:p>
        </text:list-item>
        <text:list-item>
          <text:p text:style-name="P177">all secondary stats DONE</text:p>
        </text:list-item>
        <text:list-item>
          <text:p text:style-name="P177">all resistances DONE</text:p>
        </text:list-item>
        <text:list-item>
          <text:p text:style-name="P177">attributes DONE</text:p>
        </text:list-item>
        <text:list-item>
          <text:p text:style-name="P177">talent points / ability points DONE</text:p>
        </text:list-item>
        <text:list-item>
          <text:p text:style-name="P177">xp bar DONE</text:p>
        </text:list-item>
        <text:list-item>
          <text:p text:style-name="P177">health bar DONE</text:p>
        </text:list-item>
        <text:list-item>
          <text:p text:style-name="P177">level DONE</text:p>
        </text:list-item>
      </text:list>
      <text:p text:style-name="P7"/>
      <text:p text:style-name="P10">Sprint 95: Redesign Post MVP 2</text:p>
      <text:p text:style-name="P12">To do</text:p>
      <text:list xml:id="list5340450499845695391" text:style-name="L145">
        <text:list-item>
          <text:p text:style-name="P178">Redesign talent trees DONE (good enough for now)</text:p>
        </text:list-item>
        <text:list-item>
          <text:p text:style-name="P178"><text:soft-page-break/>redesign / rebalance abilities DONE</text:p>
        </text:list-item>
        <text:list-item>
          <text:p text:style-name="P178">resdesign playable presets DONE</text:p>
        </text:list-item>
        <text:list-item>
          <text:p text:style-name="P178">redesign all items and bonuses DONE (revisit later though)</text:p>
        </text:list-item>
        <text:list-item>
          <text:p text:style-name="P178">make a list of items/passives that each preset would want</text:p>
        </text:list-item>
        <text:list-item>
          <text:p text:style-name="P178">redesign all enemies DONE</text:p>
        </text:list-item>
        <text:list-item>
          <text:p text:style-name="P178">make lots of different enemies with differing traits and abilities. During play testing, see which ones are fun/interesting</text:p>
        </text:list-item>
        <text:list-item>
          <text:p text:style-name="P178">redesign level maps / tile layouts / level size DONE</text:p>
        </text:list-item>
        <text:list-item>
          <text:p text:style-name="P178">smaller levels, less obstacles</text:p>
        </text:list-item>
        <text:list-item>
          <text:p text:style-name="P178">redesign enemy AI logic (come up with new methods/logic etc to make enemies play better)</text:p>
        </text:list-item>
        <text:list-item>
          <text:p text:style-name="P178">redesign camp site encounter DONE</text:p>
        </text:list-item>
        <text:list-item>
          <text:p text:style-name="P178">redesign states DONE</text:p>
        </text:list-item>
        <text:list-item>
          <text:p text:style-name="P178">redesign shop/village encounter DONE</text:p>
        </text:list-item>
        <text:list-item>
          <text:p text:style-name="P178">design more world prefabs and world travelling rules DONE</text:p>
        </text:list-item>
        <text:list-item>
          <text:p text:style-name="P178">design difficulty / ascension system DONE</text:p>
        </text:list-item>
        <text:list-item>
          <text:p text:style-name="P178">redesign kings blessing choices, add more options DONE</text:p>
        </text:list-item>
        <text:list-item>
          <text:p text:style-name="P178">Plan Sprints</text:p>
        </text:list-item>
        <text:list-item>
          <text:p text:style-name="P178">design act 2 loosely DONE</text:p>
        </text:list-item>
        <text:list-item>
          <text:p text:style-name="P178">in the interim, act 2 could just be a repeat of act 1, except all enemies are buffed (like 50% extra health and damage)</text:p>
        </text:list-item>
      </text:list>
      <text:p text:style-name="P7"/>
      <text:p text:style-name="P10">Sprint 96: Rework abilities, passives, talent trees and presets (COMPLETED 20/3/20)</text:p>
      <text:list xml:id="list1663922621718296354" text:style-name="L146">
        <text:list-item>
          <text:p text:style-name="P196">Overview</text:p>
        </text:list-item>
        <text:list-item>
          <text:p text:style-name="P179">Update older passives DONE</text:p>
        </text:list-item>
        <text:list-item>
          <text:p text:style-name="P179">Implement new passives DONE</text:p>
        </text:list-item>
        <text:list-item>
          <text:p text:style-name="P179">Update old abilities DONE</text:p>
        </text:list-item>
        <text:list-item>
          <text:p text:style-name="P179">See list in design notes</text:p>
        </text:list-item>
        <text:list-item>
          <text:p text:style-name="P179">Implement new abilities DONE</text:p>
        </text:list-item>
        <text:list-item>
          <text:p text:style-name="P179">Update talent trees DONE</text:p>
        </text:list-item>
        <text:list-item>
          <text:p text:style-name="P179"><text:soft-page-break/>Update old preset characters DONE</text:p>
        </text:list-item>
        <text:list-item>
          <text:p text:style-name="P179">Fix 'random character' logic in choose character screen DONE</text:p>
        </text:list-item>
        <text:list-item>
          <text:p text:style-name="P179">Implement new presets DONE</text:p>
        </text:list-item>
        <text:list-item>
          <text:p text:style-name="P179">design/create models, update UCM DONE</text:p>
        </text:list-item>
      </text:list>
      <text:p text:style-name="P7"/>
      <text:list xml:id="list6613101785881678911" text:style-name="L147">
        <text:list-item>
          <text:p text:style-name="P197">DoD</text:p>
        </text:list-item>
        <text:list-item>
          <text:p text:style-name="P180">All abilities updated/implemented, tested and working DONE</text:p>
        </text:list-item>
        <text:list-item>
          <text:p text:style-name="P180">All passives updated/implement, tested and working DONE</text:p>
        </text:list-item>
        <text:list-item>
          <text:p text:style-name="P180">All talent trees updated and working DONE</text:p>
        </text:list-item>
        <text:list-item>
          <text:p text:style-name="P180">All presets working, UCM views all working and looking nice DONE</text:p>
        </text:list-item>
        <text:list-item>
          <text:p text:style-name="P180">random character choice in character selection phase does not create duplicate characters DONE</text:p>
        </text:list-item>
      </text:list>
      <text:p text:style-name="P7"/>
      <text:p text:style-name="P7"/>
      <text:list xml:id="list7861762495218720654" text:style-name="L148">
        <text:list-item>
          <text:p text:style-name="P198">New passive traits</text:p>
        </text:list-item>
        <text:list-item>
          <text:p text:style-name="P181">Faster Learner: On activation start, gain X wisdom DONE</text:p>
        </text:list-item>
        <text:list-item>
          <text:p text:style-name="P181">Knowledgeable: Your Skill abilities cost 5 energy less DONE</text:p>
        </text:list-item>
        <text:list-item>
          <text:p text:style-name="P181">Savage: Your Melee Attack abilities cost 5 energy less DONE</text:p>
        </text:list-item>
        <text:list-item>
          <text:p text:style-name="P181">Pragmatic: Ranged Attack Abilities cost 5 less Energy DONE</text:p>
        </text:list-item>
        <text:list-item>
          <text:p text:style-name="P181">Grace: Your first Skill ability used each turn cost 0 Energy DONE</text:p>
        </text:list-item>
        <text:list-item>
          <text:p text:style-name="P181">Fury: Your first Melee Attack ability used each turn costs 0 Energy DONE</text:p>
        </text:list-item>
        <text:list-item>
          <text:p text:style-name="P181">Quick Draw: Your first Ranged Attack ability used each turn costs 0 Energy DONE</text:p>
        </text:list-item>
        <text:list-item>
          <text:p text:style-name="P181">Side Step: Whenever this character dodges and attack, it gains 5 Block DONE</text:p>
        </text:list-item>
        <text:list-item>
          <text:p text:style-name="P181">Sword Play: This character is guaranteed to parry the first attack made against it each turn cycle. DONE</text:p>
        </text:list-item>
        <text:list-item>
          <text:p text:style-name="P181">Coup De Grace: Whenever you kill a character, gain max energy DONE</text:p>
        </text:list-item>
      </text:list>
      <text:p text:style-name="P7"/>
      <text:list xml:id="list360563715763578545" text:style-name="L149">
        <text:list-item>
          <text:p text:style-name="P199">Changes to old passive traits</text:p>
        </text:list-item>
        <text:list-item>
          <text:p text:style-name="P182">Taunted: This character cannot use Melee Attack or Ranged Attack abilities against characters that are not its Taunter.</text:p>
        </text:list-item>
        <text:list-item>
          <text:p text:style-name="P182"><text:soft-page-break/>Masochist: While you have 50% or less health, your Melee Attacks have +50 crit chance and cannot be parried. DONE</text:p>
        </text:list-item>
        <text:list-item>
          <text:p text:style-name="P182">Unstoppable: This character is immune to Stunned, Sleep and Immobilized DONE</text:p>
        </text:list-item>
        <text:list-item>
          <text:p text:style-name="P182">Perfect Reflexes: Increase your dodge and parry chance by 30 DONE</text:p>
        </text:list-item>
        <text:list-item>
          <text:p text:style-name="P182">Predator: While camoflaged, this character has 50 bonus critical chance DONE</text:p>
        </text:list-item>
        <text:list-item>
          <text:p text:style-name="P182">Patient Stalker: While camoflaged, this character has +1 Mobility and +20 Stamina DONE</text:p>
        </text:list-item>
        <text:list-item>
          <text:p text:style-name="P182">Shatter: This character's Melee Attack abilities against targets with 'Chilled' gain 50 bonus critical chance. DONE</text:p>
        </text:list-item>
        <text:list-item>
          <text:p text:style-name="P182">Frozen Heart / Demon / Toxicity / Storm Lord / Shadow Form: +30 damage and resistance now DONE</text:p>
        </text:list-item>
        <text:list-item>
          <text:p text:style-name="P182">Sacred Aura: removes weakened, vulnerable, blind, disarmed and silenced from allies within aura DONE</text:p>
        </text:list-item>
      </text:list>
      <text:p text:style-name="P7"/>
      <text:p text:style-name="P4">Extra To do</text:p>
      <text:list xml:id="list8799291266696241407" text:style-name="L150">
        <text:list-item>
          <text:p text:style-name="P183">Update activation end logic (put the coroutines in LEmanager) DONE</text:p>
        </text:list-item>
        <text:list-item>
          <text:p text:style-name="P183">Update animation logic (put in entity logic or le manager) DONE</text:p>
        </text:list-item>
        <text:list-item>
          <text:p text:style-name="P183">Create spreadsheets that contain lists of all abilities, passives and talent trees. we need to start keeping this data more persistent.</text:p>
        </text:list-item>
      </text:list>
      <text:p text:style-name="P7"/>
      <text:p text:style-name="P7"/>
      <text:p text:style-name="P7"/>
      <text:p text:style-name="P7"/>
      <text:p text:style-name="P10">Sprint 97: Rework old enemies, implement new enemies (completed 24/3/20)</text:p>
      <text:list xml:id="list8129076162836137500" text:style-name="L151">
        <text:list-item>
          <text:p text:style-name="P200">Overview</text:p>
        </text:list-item>
        <text:list-item>
          <text:p text:style-name="P184">Implement new enemy models, scripts and prefabs</text:p>
        </text:list-item>
        <text:list-item>
          <text:p text:style-name="P184">update old enemies</text:p>
        </text:list-item>
      </text:list>
      <text:p text:style-name="P7"/>
      <text:list xml:id="list8681871381456999436" text:style-name="L152">
        <text:list-item>
          <text:p text:style-name="P201">To do</text:p>
        </text:list-item>
        <text:list-item>
          <text:p text:style-name="P185">implement correct taunt / can abilty be used logic and checks</text:p>
        </text:list-item>
        <text:list-item>
          <text:p text:style-name="P185">Implement/Update each enemy script</text:p>
        </text:list-item>
        <text:list-item>
          <text:p text:style-name="P185">Update/implement character models</text:p>
        </text:list-item>
        <text:list-item>
          <text:p text:style-name="P185"><text:soft-page-break/>put status effect for ability name code inside of ability logic, not enemy logic</text:p>
        </text:list-item>
        <text:list-item>
          <text:p text:style-name="P185">Update enemy wave SO's</text:p>
        </text:list-item>
        <text:list-item>
          <text:p text:style-name="P185">play test / balance</text:p>
        </text:list-item>
        <text:list-item>
          <text:p text:style-name="P185">implement character taunt logic</text:p>
        </text:list-item>
        <text:list-item>
          <text:p text:style-name="P185">rework activation logic (turn endm start, remove all bugs, clean up combat end from victory/death logic, etc)</text:p>
        </text:list-item>
      </text:list>
      <text:p text:style-name="P7"/>
      <text:p text:style-name="P9">Taunt Logic Recap</text:p>
      <text:p text:style-name="P12">- What does taunt actually mean?</text:p>
      <text:p text:style-name="P12">- a character who is taunted cannot use an ability that targets another character who is not its taunter.</text:p>
      <text:p text:style-name="P12">- this includes abilities that only target friendly characters (invigorate, fortify, etc)</text:p>
      <text:p text:style-name="P12">- abilities that do no require a living entity as a target are still useable</text:p>
      <text:p text:style-name="P12"><text:tab/>- this includes aoe abilities like meteor, as these abilities target tiles, not characters</text:p>
      <text:p text:style-name="P7"/>
      <text:list xml:id="list9116049880376121533" text:style-name="L153">
        <text:list-item>
          <text:p text:style-name="P202">Enemies</text:p>
        </text:list-item>
        <text:list-item>
          <text:p text:style-name="P202">See design brief for details on abilities/passives/stats</text:p>
        </text:list-item>
        <text:list-item>
          <text:p text:style-name="P202">Necromancer Encounter</text:p>
        </text:list-item>
        <text:list-item>
          <text:p text:style-name="P186">Toxic Zombie DONE</text:p>
        </text:list-item>
        <text:list-item>
          <text:p text:style-name="P186">New Necromancer DONE</text:p>
        </text:list-item>
        <text:list-item>
          <text:p text:style-name="P202">Goblins Encounter</text:p>
        </text:list-item>
        <text:list-item>
          <text:p text:style-name="P186">Goblin Warleader DONE</text:p>
        </text:list-item>
        <text:list-item>
          <text:p text:style-name="P186">Goblin Shield Bearer DONE</text:p>
        </text:list-item>
        <text:list-item>
          <text:p text:style-name="P202">Skeleton King Encounter</text:p>
        </text:list-item>
        <text:list-item>
          <text:p text:style-name="P186">Skeleton King DONE</text:p>
        </text:list-item>
        <text:list-item>
          <text:p text:style-name="P186">Skeleton Soldier DONE</text:p>
        </text:list-item>
        <text:list-item>
          <text:p text:style-name="P202">Twin Rangers</text:p>
        </text:list-item>
        <text:list-item>
          <text:p text:style-name="P186">Elven Ranger DONE</text:p>
        </text:list-item>
        <text:list-item>
          <text:p text:style-name="P202">Three Demons Encounter</text:p>
        </text:list-item>
        <text:list-item>
          <text:p text:style-name="P186"><text:soft-page-break/>Demon Hellguard DONE</text:p>
        </text:list-item>
        <text:list-item>
          <text:p text:style-name="P186">Demon Berserker DONE</text:p>
        </text:list-item>
        <text:list-item>
          <text:p text:style-name="P186">Demon Blade Master DONE</text:p>
        </text:list-item>
        <text:list-item>
          <text:p text:style-name="P202">Golems</text:p>
        </text:list-item>
        <text:list-item>
          <text:p text:style-name="P186">Update all golems DONE</text:p>
        </text:list-item>
        <text:list-item>
          <text:p text:style-name="P114"/>
        </text:list-item>
      </text:list>
      <text:p text:style-name="P7"/>
      <text:p text:style-name="P10">Sprint 98: Rework camp site event + views (completed 27/3/20)</text:p>
      <text:p text:style-name="P9">Views</text:p>
      <text:p text:style-name="P12">- implement character models DONE</text:p>
      <text:p text:style-name="P12">- implement action buttons DONE</text:p>
      <text:p text:style-name="P12"><text:tab/>- find images for action buttons (use ability images?)</text:p>
      <text:p text:style-name="P12">- implement camp fire DONE</text:p>
      <text:p text:style-name="P12">- implement cancel order button, or cancel logic with right click? DONE</text:p>
      <text:p text:style-name="P12">- implement scavenge button and logic DONE</text:p>
      <text:p text:style-name="P7"/>
      <text:p text:style-name="P9">Camp site button and ui elements</text:p>
      <text:p text:style-name="P12">- action horizontal view</text:p>
      <text:p text:style-name="P12"><text:tab/>- triage, train, bathe, pray</text:p>
      <text:p text:style-name="P12">- character models for each character</text:p>
      <text:p text:style-name="P12"><text:tab/>healt and xp bars and values display with them</text:p>
      <text:p text:style-name="P12">- Cancel button</text:p>
      <text:p text:style-name="P12">- continue button</text:p>
      <text:p text:style-name="P12">- action points text panel</text:p>
      <text:p text:style-name="P12"><text:tab/>- current action points value text</text:p>
      <text:p text:style-name="P7"/>
      <text:p text:style-name="P9">Remaining to do on views + logic</text:p>
      <text:p text:style-name="P12"><text:tab/>- implement hp/xp bar sliders DONE</text:p>
      <text:p text:style-name="P12"><text:soft-page-break/><text:tab/>- implement continue button DONE</text:p>
      <text:p text:style-name="P12"><text:tab/>- implement cancel button DONE</text:p>
      <text:p text:style-name="P12"><text:tab/>- implement bathe button DONE</text:p>
      <text:p text:style-name="P12"><text:tab/><text:tab/>- rework remove affliction pop up view</text:p>
      <text:p text:style-name="P12"><text:tab/>- Implement pray button DONE</text:p>
      <text:p text:style-name="P12"><text:tab/>- create glow outline, or some kind of visual stimuli on characters that tells the <text:tab/> <text:tab/>player that the character is a valid choice for the awaiting action DONE</text:p>
      <text:p text:style-name="P12"><text:tab/>- extra: implement sitting anim on UCM, or slow down idle animation</text:p>
      <text:p text:style-name="P12"><text:tab/></text:p>
      <text:p text:style-name="P9">Canvas/UI Layers, buges and issues</text:p>
      <text:p text:style-name="P12">- reorganise all UI canvas and layers so things layer correctly</text:p>
      <text:p text:style-name="P12">- implement the world map / combat as the default view (so player cant deselect everything and show nothing)</text:p>
      <text:p text:style-name="P12">- </text:p>
      <text:p text:style-name="P7"/>
      <text:p text:style-name="P4">UCM Layers</text:p>
      <text:p text:style-name="P7">Helmet/Head accessory 12<text:tab/></text:p>
      <text:p text:style-name="P7">Face 11</text:p>
      <text:p text:style-name="P7">Head 10</text:p>
      <text:p text:style-name="P7">right shield 9 </text:p>
      <text:p text:style-name="P7">right arm 8 </text:p>
      <text:p text:style-name="P7">right hand 7</text:p>
      <text:p text:style-name="P7">right weapon 6 </text:p>
      <text:p text:style-name="P7">chest 5</text:p>
      <text:p text:style-name="P7">left arm 4</text:p>
      <text:p text:style-name="P7">left hand 3</text:p>
      <text:p text:style-name="P7">left weapon 2</text:p>
      <text:p text:style-name="P7">legs 1</text:p>
      <text:p text:style-name="P7"/>
      <text:p text:style-name="P9"><text:soft-page-break/>Layers (highest sorting order layer to lowest)</text:p>
      <text:p text:style-name="P12">Layer 1</text:p>
      <text:p text:style-name="P12">- Top Bar</text:p>
      <text:p text:style-name="P12">- states views</text:p>
      <text:p text:style-name="P7"/>
      <text:p text:style-name="P12">Layer 2</text:p>
      <text:p text:style-name="P12">- Afflication Panel view</text:p>
      <text:p text:style-name="P12">- game over screen</text:p>
      <text:p text:style-name="P7"/>
      <text:p text:style-name="P12">Layer 3</text:p>
      <text:p text:style-name="P12">- World Map</text:p>
      <text:p text:style-name="P12">- Character Roster / Inventory</text:p>
      <text:p text:style-name="P7"/>
      <text:p text:style-name="P7"/>
      <text:p text:style-name="P12">Layer 4</text:p>
      <text:p text:style-name="P12">- Camp Site</text:p>
      <text:p text:style-name="P12">- Kings Blessing view</text:p>
      <text:p text:style-name="P12">- Treasure Room</text:p>
      <text:p text:style-name="P12">- Story event view</text:p>
      <text:p text:style-name="P7"/>
      <text:p text:style-name="P7">Layer 5</text:p>
      <text:p text:style-name="P7">- combat reward screen</text:p>
      <text:p text:style-name="P7">- turn notification screen</text:p>
      <text:p text:style-name="P7"/>
      <text:p text:style-name="P12">Layer 6</text:p>
      <text:p text:style-name="P12">- combat encounter overlay UI (activation windows, ability bar, etc)</text:p>
      <text:p text:style-name="P7"/>
      <text:p text:style-name="P7">Layer 7 </text:p>
      <text:p text:style-name="P7">- world space UI canvas elements (health bars, status icons)</text:p>
      <text:p text:style-name="P7"><text:soft-page-break/>- spell vfx</text:p>
      <text:p text:style-name="P7"/>
      <text:p text:style-name="P7">Layer 8</text:p>
      <text:p text:style-name="P7">- combat BG</text:p>
      <text:p text:style-name="P7">- tiles</text:p>
      <text:p text:style-name="P6"/>
      <text:p text:style-name="P3">Sprint 99: State/Affliction updates and rework. Update views: afflication panels, state, state panel, state card (COMPLETED 28/3/20)</text:p>
      <text:p text:style-name="P4">To do:</text:p>
      <text:p text:style-name="P7">- Implement new states logic DONE</text:p>
      <text:p text:style-name="P7">- update old states logic DONE</text:p>
      <text:p text:style-name="P7">- update state effect logic (modify character data where possible, instead of on combat start effect) DONE</text:p>
      <text:p text:style-name="P7">- find / implement new state images DONE</text:p>
      <text:p text:style-name="P7">- Update state icon view DONE</text:p>
      <text:p text:style-name="P7">- update state panel UI view DONE</text:p>
      <text:p text:style-name="P7">- Update state card in loot screen view DONE</text:p>
      <text:p text:style-name="P7"/>
      <text:p text:style-name="P8">New States List</text:p>
      <text:list xml:id="list1667302452561367054" text:style-name="L154">
        <text:list-item>
          <text:p text:style-name="P118">Common</text:p>
        </text:list-item>
        <text:list-item>
          <text:p text:style-name="P121">Vengeful: Your characters have +2 Strength DONE</text:p>
        </text:list-item>
        <text:list-item>
          <text:p text:style-name="P121">Educated: Your characters have +2 Wisdom DONE</text:p>
        </text:list-item>
        <text:list-item>
          <text:p text:style-name="P121">Tough: Your characters have +2 Dexterity DONE</text:p>
        </text:list-item>
        <text:list-item>
          <text:p text:style-name="P121">Resourceful: You have one extra Activity Point at Camp Sites DONE</text:p>
        </text:list-item>
        <text:list-item>
          <text:p text:style-name="P121">Fast Learners: Increase all XP gains by 30% DONE</text:p>
        </text:list-item>
        <text:list-item>
          <text:p text:style-name="P121">Pennywise: Increase all gold gains by 30% DONE</text:p>
        </text:list-item>
        <text:list-item>
          <text:p text:style-name="P121">Daring Explorers: Whenever you enter a Mystery encounter, gain 5 gold DONE</text:p>
        </text:list-item>
        <text:list-item>
          <text:p text:style-name="P121">Relaxed: Whenever you enter a Camp Site, your characters gain 30 XP. DONE</text:p>
        </text:list-item>
        <text:list-item>
          <text:p text:style-name="P121">Local Heroes: Whenever you enter a village, your characters heal 30 health DONE</text:p>
        </text:list-item>
        <text:list-item>
          <text:p text:style-name="P121"><text:soft-page-break/>Eager: Your characters have +1 Mobility and Initiative during the first turn of Combat. DONE</text:p>
        </text:list-item>
        <text:list-item>
          <text:p text:style-name="P121">Thieves Guild Membership: During the first turn of combat, your characters gain 'Camoflage' on activation end. DONE</text:p>
        </text:list-item>
        <text:list-item>
          <text:p text:style-name="P121">Studious: Enables the 'Read' action at Camp Sites DONE</text:p>
        </text:list-item>
        <text:list-item>
          <text:p text:style-name="P121">Treasure Hunters: Enables 'Scavenge' action at Camp Sites. DONE</text:p>
        </text:list-item>
      </text:list>
      <text:p text:style-name="P7"/>
      <text:p text:style-name="P7"/>
      <text:list xml:id="list110279910399197512" text:style-name="L155">
        <text:list-item>
          <text:p text:style-name="P119">Rare</text:p>
        </text:list-item>
        <text:list-item>
          <text:p text:style-name="P122">Blessing of Elements: Your characters are immune to Burning, Poisoned, Shocked and Chilled DONE</text:p>
        </text:list-item>
        <text:list-item>
          <text:p text:style-name="P122">Well Drilled: Strike, Twin Strike, Shoot, Defend and Move cost 5 less Energy DONE</text:p>
        </text:list-item>
        <text:list-item>
          <text:p text:style-name="P122">Contract Killers: Enemies in Elite encounters have 30% less health. DONE</text:p>
        </text:list-item>
        <text:list-item>
          <text:p text:style-name="P122">Expert Navigators: When choosing your next encounter, you may choose any from the next column.</text:p>
        </text:list-item>
        <text:list-item>
          <text:p text:style-name="P122">Expert Marksmen: Shoot ability always costs 10 Energy DONE</text:p>
        </text:list-item>
        <text:list-item>
          <text:p text:style-name="P122">Blood Lust: Strike and Twin Strike abilities always costs 10 Energy DONE</text:p>
        </text:list-item>
        <text:list-item>
          <text:p text:style-name="P122">Blessing Of Undeath: The next 3 times one of your characters is killed in combat, immediately ressurect them to 50% health. DONE</text:p>
        </text:list-item>
        <text:list-item>
          <text:p text:style-name="P122">Polished Armour: Your characters Block no longer expires on activation end. DONE</text:p>
        </text:list-item>
      </text:list>
      <text:p text:style-name="P7"/>
      <text:p text:style-name="P7"/>
      <text:list xml:id="list1560336044473631317" text:style-name="L156">
        <text:list-item>
          <text:p text:style-name="P120">Boss</text:p>
        </text:list-item>
        <text:list-item>
          <text:p text:style-name="P123">All characters have +10 Energy and Max Energy. You can no longer train at rest sites</text:p>
        </text:list-item>
        <text:list-item>
          <text:p text:style-name="P123">All characters have +10 Energy and Max Energy. You can no longer triage at rest sites</text:p>
        </text:list-item>
        <text:list-item>
          <text:p text:style-name="P123">All characters have +5 Energy and Max Energy</text:p>
        </text:list-item>
        <text:list-item>
          <text:p text:style-name="P123">Insanity: +6 Strength, -3 Wisdom OR your characters have 1 Growing</text:p>
        </text:list-item>
        <text:list-item>
          <text:p text:style-name="P123">On pick up, gain 3 random Epic Items</text:p>
        </text:list-item>
      </text:list>
      <text:p text:style-name="P7"/>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7"/>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7"/>
      <text:p text:style-name="P7"/>
      <text:p text:style-name="P6"/>
      <text:p text:style-name="P7"/>
      <text:p text:style-name="P7"/>
      <text:p text:style-name="P7"/>
      <text:p text:style-name="P10">Sprint 100: Rework Items and Item Views, Rework Loot screen view + event logic (COMPLETED 29/3/20)</text:p>
      <text:p text:style-name="P9">TO DO:</text:p>
      <text:list xml:id="list5665951767116179046" text:style-name="L157">
        <text:list-item>
          <text:p text:style-name="P187">Finalize all items list in designs DONE</text:p>
        </text:list-item>
        <text:list-item>
          <text:p text:style-name="P187">Create new itemEffect enum types for new items in ItemDataSO DONE</text:p>
        </text:list-item>
        <text:list-item>
          <text:p text:style-name="P187">update descriptions in text logic DONE</text:p>
        </text:list-item>
        <text:list-item>
          <text:p text:style-name="P187">update item effect application logic in ItemManager/Controller for new item effects DONE</text:p>
        </text:list-item>
        <text:list-item>
          <text:p text:style-name="P187">Find <text:s/>new sprites for the new items DONE</text:p>
        </text:list-item>
        <text:list-item>
          <text:p text:style-name="P187">Update item card view DONE</text:p>
        </text:list-item>
        <text:list-item>
          <text:p text:style-name="P187"><text:tab/>need to implement a visual indicator of rarity DONE</text:p>
        </text:list-item>
        <text:list-item>
          <text:p text:style-name="P187">update state card view DONE</text:p>
        </text:list-item>
        <text:list-item>
          <text:p text:style-name="P187">update ItemCardPanelHover.BuildInfoPanelElements for new passives from items DONE</text:p>
        </text:list-item>
        <text:list-item>
          <text:p text:style-name="P187">Redesign loot/reward screen views DONE</text:p>
        </text:list-item>
      </text:list>
      <text:p text:style-name="P7"/>
      <text:p text:style-name="P4">Final new Item List</text:p>
      <text:list xml:id="list771618729237371905" text:style-name="L158">
        <text:list-item>
          <text:p text:style-name="P117">Head</text:p>
        </text:list-item>
        <text:list-item>
          <text:p text:style-name="P115">True Sight Goggles (common): True Sight DONE</text:p>
        </text:list-item>
        <text:list-item>
          <text:p text:style-name="P115"><text:soft-page-break/>Berserker Mask (common): Enrage +2 DONE</text:p>
        </text:list-item>
        <text:list-item>
          <text:p text:style-name="P115">Archer Cap (common): +1 Hawk Eye DONE</text:p>
        </text:list-item>
        <text:list-item>
          <text:p text:style-name="P115"><text:s/>Divine Hood (common): +1 Aura Size DONE NEW</text:p>
        </text:list-item>
        <text:list-item>
          <text:p text:style-name="P115">Assassin Hood (rare): Stealth DONE</text:p>
        </text:list-item>
        <text:list-item>
          <text:p text:style-name="P115">Scouting Cap(rare): Perfect Aim DONE NEW</text:p>
        </text:list-item>
        <text:list-item>
          <text:p text:style-name="P115">Gladiator Helmet(rare): Virtuoso DONE NEW</text:p>
        </text:list-item>
        <text:list-item>
          <text:p text:style-name="P115">Blood God Visage (epic): Growing +2 DONE NEW</text:p>
        </text:list-item>
        <text:list-item>
          <text:p text:style-name="P115">Mad Hatter (epic): Faster Learn +2 DONE NEW</text:p>
        </text:list-item>
        <text:list-item>
          <text:p text:style-name="P117">Chest</text:p>
        </text:list-item>
        <text:list-item>
          <text:p text:style-name="P115">Gladiator Wraps: +2 Stength (common) DONE</text:p>
        </text:list-item>
        <text:list-item>
          <text:p text:style-name="P115">Wizard Robes: +2 Wisdom (common) DONE</text:p>
        </text:list-item>
        <text:list-item>
          <text:p text:style-name="P115">Thick Plate +2 Dexterity (common) DONE</text:p>
        </text:list-item>
        <text:list-item>
          <text:p text:style-name="P115"><text:s/>Steel Plate: Unstoppable (common) DONE NEW</text:p>
        </text:list-item>
        <text:list-item>
          <text:p text:style-name="P115">Thorned Breastplate: +4 Thorns (rare) DONE NEW</text:p>
        </text:list-item>
        <text:list-item>
          <text:p text:style-name="P115">Blessed Bulwark: +25 all resistances (rare) DONE</text:p>
        </text:list-item>
        <text:list-item>
          <text:p text:style-name="P115">Divine Robes: +10 Stamina and Max Energy (rare) DONE</text:p>
        </text:list-item>
        <text:list-item>
          <text:p text:style-name="P115">Ninja Vest: +50 Crit chance (Epic) DONE</text:p>
        </text:list-item>
        <text:list-item>
          <text:p text:style-name="P115">Ethereal Robes : On activation end, your aura effects are triggered twice (epic)</text:p>
        </text:list-item>
        <text:list-item>
          <text:p text:style-name="P117">Legs</text:p>
        </text:list-item>
        <text:list-item>
          <text:p text:style-name="P115">Comfy Slippers: +2 Initiative (common) DONE</text:p>
        </text:list-item>
        <text:list-item>
          <text:p text:style-name="P115">Slick Shoes: Slippery (common) DONE</text:p>
        </text:list-item>
        <text:list-item>
          <text:p text:style-name="P115">Phase Boots : Flux (common) DONE NEW</text:p>
        </text:list-item>
        <text:list-item>
          <text:p text:style-name="P115">Weightless Walkers: +1 Mobility (common) DONE </text:p>
        </text:list-item>
        <text:list-item>
          <text:p text:style-name="P115">Ninja Treads: Mobility 2 (rare) DONE NEW</text:p>
        </text:list-item>
        <text:list-item>
          <text:p text:style-name="P115">Blur Boots: +40 Dodge (rare) DONE</text:p>
        </text:list-item>
        <text:list-item>
          <text:p text:style-name="P115">Regiment Treads: +40 Parry (rare) DONE</text:p>
        </text:list-item>
        <text:list-item>
          <text:p text:style-name="P115"><text:s/>Phantom Boots: +30 all resistances (epic) DONE NEW</text:p>
        </text:list-item>
        <text:list-item>
          <text:p text:style-name="P117">Main Hand</text:p>
        </text:list-item>
        <text:list-item>
          <text:p text:style-name="P117"><text:soft-page-break/>1h melee weapon</text:p>
        </text:list-item>
        <text:list-item>
          <text:p text:style-name="P115">Balanced Dagger (now assassin dagger) (common): <text:s/>BD 4, <text:s/>opportunist DONE</text:p>
        </text:list-item>
        <text:list-item>
          <text:p text:style-name="P115">Steel Mace (common): BD 4, +20 Critical Chance DONE</text:p>
        </text:list-item>
        <text:list-item>
          <text:p text:style-name="P115">Poisoned Blade (common): BD 4, poisonous DONE NEW</text:p>
        </text:list-item>
        <text:list-item>
          <text:p text:style-name="P115">Kings Rapier (rare): BD 6. Riposte. +20 Parry Chance DONE</text:p>
        </text:list-item>
        <text:list-item>
          <text:p text:style-name="P124">Frozen Blade (rare): Frost Damage, +3 Wisdom (BD 6) DONE NEW</text:p>
        </text:list-item>
        <text:list-item>
          <text:p text:style-name="P124">Pointy Shank (rare): +20 Crit, Pierce (ignore block when attacking) (BD 6) DONE NEW</text:p>
        </text:list-item>
        <text:list-item>
          <text:p text:style-name="P124">Phantom Blade (epic): Ignore all resistances when attacking (BD 9)</text:p>
        </text:list-item>
        <text:list-item>
          <text:p text:style-name="P117">2h melee weapon</text:p>
        </text:list-item>
        <text:list-item>
          <text:p text:style-name="P115">Divine Staff( common): BD 8, +1 Aura Size DONE</text:p>
        </text:list-item>
        <text:list-item>
          <text:p text:style-name="P115">Mage Staff (common): BD 8, +4 Wisdom DONE</text:p>
        </text:list-item>
        <text:list-item>
          <text:p text:style-name="P128"><text:span text:style-name="T2">Gigantic Mace (Rare): </text:span><text:span text:style-name="T3">Melee Range +1, extra damage (BD 11) DONE</text:span></text:p>
        </text:list-item>
        <text:list-item>
          <text:p text:style-name="P124">Fiery War Axe (Rare): Fire damage, immolation (BD 10) DONE NEW</text:p>
        </text:list-item>
        <text:list-item>
          <text:p text:style-name="P115">Electrical Rod (Epic): Air Damage BD 12, +10 Stamina and Max Energy DONE</text:p>
        </text:list-item>
        <text:list-item>
          <text:p text:style-name="P115">Knowledge Staff (Epic): Wisdom +8 (BD 12) DONE NEW</text:p>
        </text:list-item>
        <text:list-item>
          <text:p text:style-name="P117">2h ranged weapon</text:p>
        </text:list-item>
        <text:list-item>
          <text:p text:style-name="P115">Marksman Bow (common): BD 8, Hawk Eye +1 DONE</text:p>
        </text:list-item>
        <text:list-item>
          <text:p text:style-name="P115">Flawless Bow (common): BD 8, Your ranged attacks cannot be dodged <text:s/>DONE</text:p>
        </text:list-item>
        <text:list-item>
          <text:p text:style-name="P115">Cursed Bow (rare): <text:s/>BD 10 , Deals Shadow Damage, Pierce DONE</text:p>
        </text:list-item>
        <text:list-item>
          <text:p text:style-name="P115">Kings Bow (Epic): BD 12, Hawk Eye +3 DONE NEW</text:p>
        </text:list-item>
        <text:list-item>
          <text:p text:style-name="P117">Off Hand (Shield, totem)</text:p>
        </text:list-item>
        <text:list-item>
          <text:p text:style-name="P115">Spiked Shield (common): + 2 thorns DONE</text:p>
        </text:list-item>
        <text:list-item>
          <text:p text:style-name="P115">Solid Shield (common): +4 Cautious DONE NEW</text:p>
        </text:list-item>
        <text:list-item>
          <text:p text:style-name="P115">Charged Buckler (rare): +10 <text:s/>Stamina and Max energy DONE</text:p>
        </text:list-item>
        <text:list-item>
          <text:p text:style-name="P115">Impenetrable Wall (rare): +3 dexterity DONE</text:p>
        </text:list-item>
        <text:list-item>
          <text:p text:style-name="P115">Divine Shield (Epic): Unwavering, Dexterity +2 DONE</text:p>
        </text:list-item>
      </text:list>
      <text:p text:style-name="P6"/>
      <text:p text:style-name="P7"/>
      <text:p text:style-name="P6"><text:soft-page-break/></text:p>
      <text:p text:style-name="P10">Sprint 101: More world map prefabs, update world map view, update Top bar UI, fix all UI sorting orders (COMPLETED 31/3/20)</text:p>
      <text:list xml:id="list1363384186630374928" text:style-name="L159">
        <text:list-item>
          <text:p text:style-name="P203">World Map</text:p>
        </text:list-item>
        <text:list-item>
          <text:p text:style-name="P188">Update world map view DONE</text:p>
        </text:list-item>
        <text:list-item>
          <text:p text:style-name="P188">update world encounter button view DONE</text:p>
        </text:list-item>
        <text:list-item>
          <text:p text:style-name="P188">Implement at least 2 different world map prefabs DONE</text:p>
        </text:list-item>
        <text:list-item>
          <text:p text:style-name="P188">Make each world map unique and interesting DONE</text:p>
        </text:list-item>
        <text:list-item>
          <text:p text:style-name="P188">Travelling rules DONE</text:p>
        </text:list-item>
        <text:list-item>
          <text:p text:style-name="P188">Update method GetNextAvailbleEncounters() DONE</text:p>
        </text:list-item>
      </text:list>
      <text:p text:style-name="P7"/>
      <text:p text:style-name="P3">Sprint 102: General UI updates and fixes, Update story event screen, implement loading screen tips, rework loading screen views (COMPLETED 1/4/20)</text:p>
      <text:p text:style-name="P7"/>
      <text:p text:style-name="P4">Tip ideas list</text:p>
      <text:p text:style-name="P7">- Know your enemy! Right click on enemies to view more information about them.</text:p>
      <text:p text:style-name="P7">- Melee attacks that deal magic damage will benefit from both Strength AND Wisdom!</text:p>
      <text:p text:style-name="P7">- Place items on characters carefully! Items can be replaced, but not removed.</text:p>
      <text:p text:style-name="P7">- Negative states (Afflictions) can be removed at Camp Sites and Villages.</text:p>
      <text:p text:style-name="P7">- Characters that end their activation standing on a grass tile gain Camoflage.</text:p>
      <text:p text:style-name="P7">- Use the terrain to your advantage! Tree's block line of sight, water prevents movement, and grass provides Camoflage.</text:p>
      <text:p text:style-name="P7">- You gotta risk it to get the biscuit! If your in a good spot, try and take on an Elite.</text:p>
      <text:p text:style-name="P7">- <text:s/>Avoiding combat events is a great way to make sure your characters never collect items or level up.</text:p>
      <text:p text:style-name="P7">- Fighting an elite you are not prepared for is a great way to end your journey prematurely.</text:p>
      <text:p text:style-name="P7">- Defeating an elite is guaranteed to reward a State, a rare item, and a consumable.</text:p>
      <text:p text:style-name="P7">- Gold can be spent in villages to aquire new items, weapons and consumables for your characters.</text:p>
      <text:p text:style-name="P7">- When characters level up, they gain 1 'Talent Point' and 1 'Attribute point', allowing them to learn a new ability, and unlock new talent trees.</text:p>
      <text:p text:style-name="P7">- You can view information about your characters by clicking the 'Character Roster' button in the top right <text:soft-page-break/>corner!</text:p>
      <text:p text:style-name="P7">- Remember to check an enemy's resistances before commiting to an attack! </text:p>
      <text:p text:style-name="P7">- Today a Berserker, tomorrow a Battle Mage! Your character's starting preset doesn't have to determine their playstyle for the whole game.</text:p>
      <text:p text:style-name="P7"/>
      <text:p text:style-name="P9">Sprint 102: Rework Shop/Village event + views, update consumable views (COMPLETED 4/4/20)</text:p>
      <text:p text:style-name="P4">To Do:</text:p>
      <text:p text:style-name="P4">Shop Screen</text:p>
      <text:p text:style-name="P7">- Design / Implement new village views</text:p>
      <text:p text:style-name="P7"><text:tab/>- implement armoury screen</text:p>
      <text:p text:style-name="P7"><text:tab/>- implement library screen</text:p>
      <text:p text:style-name="P7"><text:tab/>- implement potion lab screen</text:p>
      <text:p text:style-name="P7">- refactor shop manager logic</text:p>
      <text:p text:style-name="P7">- create fade ins/outs between different screens</text:p>
      <text:p text:style-name="P7"/>
      <text:p text:style-name="P4">Consumables</text:p>
      <text:p text:style-name="P7">- find / make better sprites for consumables</text:p>
      <text:p text:style-name="P7">- redesign/implement consumable info panel views</text:p>
      <text:p text:style-name="P7">- redesign/implement consumable reward button in reward screen</text:p>
      <text:p text:style-name="P7">- redesign/implement consumable views in shop screen (gold cost panel, where info panel goes, etc)</text:p>
      <text:p text:style-name="P7"/>
      <text:p text:style-name="P4">ITEM IDEAS</text:p>
      <text:p text:style-name="P7">- Rare: Your beneficial aura effects also effect yourself</text:p>
      <text:p text:style-name="P7">- Start combat with max Energy</text:p>
      <text:p text:style-name="P7">- Start each activation with max ap</text:p>
      <text:p text:style-name="P7">- common item: +20 Max Energy</text:p>
      <text:p text:style-name="P7"/>
      <text:p text:style-name="P2"><text:span text:style-name="T1">STATE IDEAS </text:span><text:span text:style-name="T2">: </text:span></text:p>
      <text:p text:style-name="P7">Debt Collectors/Hired Goons/Extortion/Gansters/Mobsters/ Underworld Connections: Whenever you enter <text:soft-page-break/>a village, gain 5 gold.</text:p>
      <text:p text:style-name="P7">: You can sell items at villages</text:p>
      <text:p text:style-name="P7"/>
      <text:p text:style-name="P3">Sprint 103: Treasure room view/logic updates, Rewards logic updates (COMPLETED 4/4/20)</text:p>
      <text:p text:style-name="P6"/>
      <text:p text:style-name="P4">Treasure Room updates</text:p>
      <text:p text:style-name="P7">- Redesign treasure room views DONE</text:p>
      <text:p text:style-name="P7"><text:tab/>- Create new UCM for characters in rooms</text:p>
      <text:p text:style-name="P7"><text:tab/>- redesign treasure chest view</text:p>
      <text:p text:style-name="P7"><text:tab/>- redesign world BG </text:p>
      <text:p text:style-name="P7">- Refactor treasure chest prefab/logic DONE</text:p>
      <text:p text:style-name="P7">- Refactor treasure room manager logic DONE</text:p>
      <text:p text:style-name="P7"/>
      <text:p text:style-name="P4">Reward / reward screen logic updates</text:p>
      <text:p text:style-name="P7"><text:tab/>- rare/epic item rewards should have their own elements</text:p>
      <text:p text:style-name="P7"><text:tab/><text:tab/>- rare/epic item reward button</text:p>
      <text:p text:style-name="P7"><text:tab/><text:tab/>- rare/epic item reward screen</text:p>
      <text:p text:style-name="P7"><text:tab/>- logic in reward screen will need to be updated</text:p>
      <text:p text:style-name="P7"><text:tab/><text:tab/>- new choose item window</text:p>
      <text:p text:style-name="P7"><text:tab/><text:tab/>- new item slots</text:p>
      <text:p text:style-name="P7"><text:tab/><text:tab/>- new create choose item button logic</text:p>
      <text:p text:style-name="P7"><text:tab/><text:tab/>- update ClearAllRewards(), PopulateRewards(), etc</text:p>
      <text:p text:style-name="P7"><text:tab/><text:tab/>- update EventManager() logic for determing rewards</text:p>
      <text:p text:style-name="P7"/>
      <text:p text:style-name="P4">New Scripting Ideas</text:p>
      <text:p text:style-name="P7">New Scripts</text:p>
      <text:p text:style-name="P7">- TreasureRoomManager</text:p>
      <text:p text:style-name="P7">- Treasure Box</text:p>
      <text:p text:style-name="P7">-TreasureRoomCharacterModel</text:p>
      <text:p text:style-name="P7"><text:soft-page-break/></text:p>
      <text:p text:style-name="P7"/>
      <text:p text:style-name="P7"/>
      <text:p text:style-name="P3">Sprint 104: Update Character roster, character data and inventory views (COMPLETED 6/4/20)</text:p>
      <text:p text:style-name="P4">Character Roster</text:p>
      <text:p text:style-name="P7">- Update BG, frames and general look</text:p>
      <text:p text:style-name="P7">- Update character buttons view</text:p>
      <text:p text:style-name="P7">- update inventory view</text:p>
      <text:p text:style-name="P4">Character Data Sheets</text:p>
      <text:p text:style-name="P7">- Front Page</text:p>
      <text:p text:style-name="P7"><text:tab/>- better stat windows and views</text:p>
      <text:p text:style-name="P7"><text:tab/>- stat value texts change colour when positive or negative (e.g. if character has more <text:tab/>then base strength, the value text is green, if it less, the value is red)</text:p>
      <text:p text:style-name="P7">- Talent Page</text:p>
      <text:p text:style-name="P7">- Ability Page</text:p>
      <text:p text:style-name="P7"/>
      <text:p text:style-name="P7"/>
      <text:p text:style-name="P6"/>
      <text:p text:style-name="P3">Sprint 105: Update spell info card/window view (COMPLETED 9/4/20)</text:p>
      <text:p text:style-name="P4">Ability Info Card window ideas</text:p>
      <text:p text:style-name="P7">- New scripts</text:p>
      <text:p text:style-name="P7"><text:tab/>- AbilityInfoSheet</text:p>
      <text:p text:style-name="P7"><text:tab/>- AbilityInfoSheetController</text:p>
      <text:p text:style-name="P7">- Ability Info Sheet visual elements needed for display</text:p>
      <text:p text:style-name="P7"><text:tab/>- Ability Name</text:p>
      <text:p text:style-name="P7"><text:tab/>- Ability Image/sprite</text:p>
      <text:p text:style-name="P7"><text:tab/>- Ability Description</text:p>
      <text:p text:style-name="P7"><text:tab/>- Range, Energy Cost, and Cooldown</text:p>
      <text:p text:style-name="P7"><text:tab/>- Weapon requirments</text:p>
      <text:p text:style-name="P7"><text:soft-page-break/><text:tab/>- Talent tree requirment / talent tree TIER requirment</text:p>
      <text:p text:style-name="P7"><text:tab/>- Ability type (Melee Attack, Ranged Attack, Skill)</text:p>
      <text:p text:style-name="P7"/>
      <text:p text:style-name="P4">Places ability cards are needed</text:p>
      <text:p text:style-name="P7"><text:tab/>- ability tab on menu character DONE</text:p>
      <text:p text:style-name="P7"><text:tab/>- abilitys on ability bars in combat DONE</text:p>
      <text:p text:style-name="P7"><text:tab/>- spell books DONE</text:p>
      <text:p text:style-name="P7"><text:tab/><text:tab/>- in shop <text:s/>DONE</text:p>
      <text:p text:style-name="P7"><text:tab/><text:tab/>-inventory DONE</text:p>
      <text:p text:style-name="P7"><text:tab/>- talent tree ability buttons DONE</text:p>
      <text:p text:style-name="P7"><text:tab/>- spells page, known abilities and active ability bar DONE</text:p>
      <text:p text:style-name="P7"/>
      <text:p text:style-name="P3">Sprint 106: Update passive info tab views (COMPLETED 11/4/20)</text:p>
      <text:p text:style-name="P4">Places passive info sheets are needed</text:p>
      <text:p text:style-name="P7"><text:tab/>- passive ability tab on menu character DONE</text:p>
      <text:p text:style-name="P7"><text:tab/>- combat scene status icons DONE</text:p>
      <text:p text:style-name="P7"><text:tab/>- talent tree passive icons DONE</text:p>
      <text:p text:style-name="P7"><text:tab/>- attribute panels on character data stats page DONE</text:p>
      <text:p text:style-name="P7"><text:tab/>- item cards DONE</text:p>
      <text:p text:style-name="P4">Extra</text:p>
      <text:p text:style-name="P7">- change other misc mouse other panels (character data info tabs on stuff like 'strength', etc)</text:p>
      <text:p text:style-name="P7">NOTE!! to change pivot on panel, we must change the Y pivot on both 'all elements' object AND vertical fitter object.</text:p>
      <text:p text:style-name="P7">HOW TO CHANGE OUTER MAIN FRAME PIVOTING TO MATCH!?</text:p>
      <text:p text:style-name="P7">- change middle frames height( it should equal the height of all elements/vert fitter MINUS 40</text:p>
      <text:p text:style-name="P7">- the y pivot on 'frames parent' must match the pivot y on all elements object</text:p>
      <text:p text:style-name="P7">- the vert lay out group chil alignment enum must match direction (upper centre when pivot downwars, lower centre when pivoting upwards)</text:p>
      <text:p text:style-name="P7">1= downwards, 0 = upwards</text:p>
      <text:p text:style-name="P7"><text:soft-page-break/></text:p>
      <text:p text:style-name="P10">Sprint 107: Implement Act 2 logic (after killing boss, restart act 1, but increase power of enemies) (COMPLETED 17/4/2020)</text:p>
      <text:p text:style-name="P4">To do</text:p>
      <text:p text:style-name="P7">- create state reward logic for boss exclusive states DONE</text:p>
      <text:p text:style-name="P7">- implement logic in LivingEntityManager for drastically increasing enemy stats to make act 2 harder DONE</text:p>
      <text:p text:style-name="P7">- implement boss exclusive states DONE</text:p>
      <text:p text:style-name="P7">- implement logic in event manager for starting act 2 DONE</text:p>
      <text:p text:style-name="P7"><text:tab/>- generate new world map</text:p>
      <text:p text:style-name="P7"><text:tab/>- place player at home position again</text:p>
      <text:p text:style-name="P7"><text:tab/>- all characters heal to full hp</text:p>
      <text:p text:style-name="P7">DoD</text:p>
      <text:p text:style-name="P7">- killing a boss correctly rewards a boss loot package (epic item, boss state, etc) DONE</text:p>
      <text:p text:style-name="P7">- loot screen çontinue button correctly plays act 2 segue sequence DONE</text:p>
      <text:p text:style-name="P7"/>
      <text:p text:style-name="P10">Sprint 108: New Spell VFX and particle systems (completed 24/4/20)</text:p>
      <text:p text:style-name="P9">DoD</text:p>
      <text:list xml:id="list2051441175558396764" text:style-name="L160">
        <text:list-item>
          <text:p text:style-name="P206">All abilities and passive effects have a VFX that looks nice and is relevant to their effect (e.g. poison effects create vfx that looks poisony)</text:p>
        </text:list-item>
        <text:list-item>
          <text:p text:style-name="P206">All the most commonly seen abilities/passives have a unique effect, or something unique about it</text:p>
        </text:list-item>
      </text:list>
      <text:p text:style-name="P13"/>
      <text:p text:style-name="P11">VFX To Implement</text:p>
      <text:list xml:id="list8088557109907878451" text:style-name="L161">
        <text:list-item>
          <text:p text:style-name="P207">Buffs</text:p>
          <text:list>
            <text:list-item>
              <text:p text:style-name="P207">General / Plain Buff DONE</text:p>
            </text:list-item>
            <text:list-item>
              <text:p text:style-name="P207">Gain Energy DONE</text:p>
            </text:list-item>
            <text:list-item>
              <text:p text:style-name="P207">Gain Core Stat DONE</text:p>
            </text:list-item>
            <text:list-item>
              <text:p text:style-name="P207">Gain Camoflage DONE</text:p>
            </text:list-item>
            <text:list-item>
              <text:p text:style-name="P207">Angel Wings</text:p>
            </text:list-item>
            <text:list-item>
              <text:p text:style-name="P207">Heal Effect</text:p>
            </text:list-item>
            <text:list-item>
              <text:p text:style-name="P207"><text:soft-page-break/>Shadow Buff DONE</text:p>
            </text:list-item>
            <text:list-item>
              <text:p text:style-name="P207">Holy Buff DONE</text:p>
              <text:p text:style-name="P207"/>
            </text:list-item>
          </text:list>
        </text:list-item>
      </text:list>
      <text:list xml:id="list2620049275613330648" text:style-name="L162">
        <text:list-item>
          <text:p text:style-name="P208">Debuffs</text:p>
          <text:list>
            <text:list-item>
              <text:p text:style-name="P208">General / Plain Debuff <text:s/>DONE</text:p>
            </text:list-item>
            <text:list-item>
              <text:p text:style-name="P208">Apply Stunned DONE</text:p>
            </text:list-item>
            <text:list-item>
              <text:p text:style-name="P208">Apply Poisoned DONE</text:p>
            </text:list-item>
            <text:list-item>
              <text:p text:style-name="P208">Apply Burning DONE</text:p>
            </text:list-item>
            <text:list-item>
              <text:p text:style-name="P208">Apply Shocked DONE</text:p>
            </text:list-item>
            <text:list-item>
              <text:p text:style-name="P208">Apply Chilled DONE</text:p>
            </text:list-item>
            <text:list-item>
              <text:p text:style-name="P208">Apply Vulnerable </text:p>
            </text:list-item>
            <text:list-item>
              <text:p text:style-name="P208">Apply Weakened</text:p>
            </text:list-item>
          </text:list>
        </text:list-item>
      </text:list>
      <text:p text:style-name="P13"/>
      <text:list xml:id="list1407989232745191218" text:style-name="L163">
        <text:list-item>
          <text:p text:style-name="P209">Melee</text:p>
          <text:list>
            <text:list-item>
              <text:p text:style-name="P209">Small Melee Impact DONE</text:p>
            </text:list-item>
            <text:list-item>
              <text:p text:style-name="P209">Big Melee Impact DONE</text:p>
            </text:list-item>
          </text:list>
        </text:list-item>
      </text:list>
      <text:p text:style-name="P13"/>
      <text:list xml:id="list6344341800473823673" text:style-name="L164">
        <text:list-item>
          <text:p text:style-name="P210">Projectiles</text:p>
          <text:list>
            <text:list-item>
              <text:p text:style-name="P210">Fire Ball DONE</text:p>
            </text:list-item>
            <text:list-item>
              <text:p text:style-name="P210">Frost Ball DONE</text:p>
            </text:list-item>
            <text:list-item>
              <text:p text:style-name="P210">Lightning Ball DONE</text:p>
            </text:list-item>
            <text:list-item>
              <text:p text:style-name="P210">Poison Ball DONE</text:p>
            </text:list-item>
            <text:list-item>
              <text:p text:style-name="P210">Shadow Ball DONE</text:p>
            </text:list-item>
            <text:list-item>
              <text:p text:style-name="P210">Holy Ball DONE</text:p>
            </text:list-item>
          </text:list>
        </text:list-item>
      </text:list>
      <text:p text:style-name="P13"/>
      <text:list xml:id="list7480734491428884779" text:style-name="L165">
        <text:list-item>
          <text:p text:style-name="P211">Nova's</text:p>
          <text:list>
            <text:list-item>
              <text:p text:style-name="P211">Fire Nova DONE</text:p>
            </text:list-item>
            <text:list-item>
              <text:p text:style-name="P211">Lightning Nova DONE</text:p>
            </text:list-item>
            <text:list-item>
              <text:p text:style-name="P211"><text:soft-page-break/>Poison Nova DONE</text:p>
            </text:list-item>
            <text:list-item>
              <text:p text:style-name="P211">Frost Nova DONE</text:p>
            </text:list-item>
            <text:list-item>
              <text:p text:style-name="P211">Shadow Nova DONE</text:p>
            </text:list-item>
            <text:list-item>
              <text:p text:style-name="P211">Holy Nova DONE</text:p>
            </text:list-item>
            <text:list-item>
              <text:p text:style-name="P211">Blue Buff Nova (Spirit Surge) <text:s/>DONE</text:p>
            </text:list-item>
          </text:list>
        </text:list-item>
      </text:list>
      <text:p text:style-name="P13"/>
      <text:list xml:id="list3399119503881310631" text:style-name="L166">
        <text:list-item>
          <text:p text:style-name="P212">Explosions</text:p>
          <text:list>
            <text:list-item>
              <text:p text:style-name="P212">Small Poison Explosion DONE</text:p>
            </text:list-item>
            <text:list-item>
              <text:p text:style-name="P212">Small Frost Explosion DONE</text:p>
            </text:list-item>
            <text:list-item>
              <text:p text:style-name="P212">Small Lightning Explosion DONE</text:p>
            </text:list-item>
          </text:list>
        </text:list-item>
      </text:list>
      <text:p text:style-name="P13"/>
      <text:list xml:id="list9114672522813215213" text:style-name="L167">
        <text:list-item>
          <text:p text:style-name="P213">Misc Effects</text:p>
          <text:list>
            <text:list-item>
              <text:p text:style-name="P213">Hard Landing DONE</text:p>
            </text:list-item>
            <text:list-item>
              <text:p text:style-name="P213">Fast Movement</text:p>
            </text:list-item>
            <text:list-item>
              <text:p text:style-name="P213">Bleeding / Self Harm <text:s/>DONE</text:p>
            </text:list-item>
          </text:list>
        </text:list-item>
      </text:list>
      <text:p text:style-name="P13"/>
      <text:p text:style-name="P11">Starting Abilities + Passives from presets and their VFX</text:p>
      <text:list xml:id="list60892035570842366" text:style-name="L168">
        <text:list-item>
          <text:p text:style-name="P214">Dash (fast movement VFX)</text:p>
        </text:list-item>
        <text:list-item>
          <text:p text:style-name="P214">Smash (big melee impact VFX)</text:p>
        </text:list-item>
        <text:list-item>
          <text:p text:style-name="P214">Blood Offering (Bleeding/Self harm VFX + Gain Energy VFX)</text:p>
        </text:list-item>
        <text:list-item>
          <text:p text:style-name="P214">Charge (Small melee impact, Most movement VFX + apply vulnerable/debuff VFX)</text:p>
        </text:list-item>
        <text:list-item>
          <text:p text:style-name="P214">Phoenix Dive (teleport VFX, fire nova VFX, hard landing impact VFX, apply burning VFX)</text:p>
        </text:list-item>
        <text:list-item>
          <text:p text:style-name="P214">Whirlwind (either keep current, or new whirlwind VFX)</text:p>
        </text:list-item>
        <text:list-item>
          <text:p text:style-name="P214">Fire Nova (fire nova VFX, apply burning VFX)</text:p>
        </text:list-item>
        <text:list-item>
          <text:p text:style-name="P214">Fiery Aura (fire nova VFX)</text:p>
        </text:list-item>
        <text:list-item>
          <text:p text:style-name="P214">Icy Focus (core stat buff effect)</text:p>
        </text:list-item>
        <text:list-item>
          <text:p text:style-name="P214">Shadow Step (teleport VFX)</text:p>
        </text:list-item>
        <text:list-item>
          <text:p text:style-name="P214">Vanish (gain camoflage VFX)</text:p>
        </text:list-item>
        <text:list-item>
          <text:p text:style-name="P214"><text:soft-page-break/>Cheap Shot (apply stunned VFX)</text:p>
        </text:list-item>
        <text:list-item>
          <text:p text:style-name="P214">Poisonous (apply poisoned VFX)</text:p>
        </text:list-item>
        <text:list-item>
          <text:p text:style-name="P214">Holy Fire (holy projectile VFX)</text:p>
        </text:list-item>
        <text:list-item>
          <text:p text:style-name="P214">Invigorate (holy buff VFX, gain energy VFX)</text:p>
        </text:list-item>
        <text:list-item>
          <text:p text:style-name="P214">Transcendence (holy buff VFX, Angel wins appear effect)</text:p>
        </text:list-item>
        <text:list-item>
          <text:p text:style-name="P214">Encouraging Aura (Holy nova effect, grant energy effect)</text:p>
        </text:list-item>
        <text:list-item>
          <text:p text:style-name="P214">Inspire (Core Stat Buff Effect)</text:p>
        </text:list-item>
        <text:list-item>
          <text:p text:style-name="P214">Blight (poison ball projectile, apply poisoned effect)</text:p>
        </text:list-item>
        <text:list-item>
          <text:p text:style-name="P214">Chemical Reaction (apply poisoned effect)</text:p>
        </text:list-item>
        <text:list-item>
          <text:p text:style-name="P214">Drain (Small poison explosion)</text:p>
        </text:list-item>
        <text:list-item>
          <text:p text:style-name="P214">Shadow Blast (shadow projectile)</text:p>
        </text:list-item>
        <text:list-item>
          <text:p text:style-name="P214">Chaos Bolt (shadow projectile, apply stunned effect)</text:p>
        </text:list-item>
        <text:list-item>
          <text:p text:style-name="P214">Hex (Shadow debuff effect, apply weakened/vulnerable effect)</text:p>
        </text:list-item>
        <text:list-item>
          <text:p text:style-name="P214">Impaling Bolt (arrow projectile, gun muzzle blast effect)</text:p>
        </text:list-item>
        <text:list-item>
          <text:p text:style-name="P214">Spirit Surge (gain energy effect)</text:p>
        </text:list-item>
        <text:list-item>
          <text:p text:style-name="P214">Haste (buff core stats effect)</text:p>
        </text:list-item>
        <text:list-item>
          <text:p text:style-name="P214">Consecrate (holy nova effect)</text:p>
        </text:list-item>
        <text:list-item>
          <text:p text:style-name="P214">Dimensional Bolt (any projectile effect )</text:p>
        </text:list-item>
        <text:list-item>
          <text:p text:style-name="P214">Frost Bolt (frost ball projectile, apply immobilized/debuff effect)</text:p>
        </text:list-item>
        <text:list-item>
          <text:p text:style-name="P214">Chilling Blow (small frost explosion, apply chilled effect)</text:p>
        </text:list-item>
        <text:list-item>
          <text:p text:style-name="P214">Frost Nova (frost nova effect, apply chilled effect)</text:p>
        </text:list-item>
        <text:list-item>
          <text:p text:style-name="P214">Chain Lightning (lightning ball effect, apply shocked effect)</text:p>
        </text:list-item>
        <text:list-item>
          <text:p text:style-name="P214">Lightning Bolt (lightning ball effect)</text:p>
        </text:list-item>
        <text:list-item>
          <text:p text:style-name="P214">Thunder strike (small lightning explosion, apply shocked effect, apply stunned effect)</text:p>
        </text:list-item>
        <text:list-item>
          <text:p text:style-name="P214">Dark Gift (shadow buff effect)</text:p>
        </text:list-item>
        <text:list-item>
          <text:p text:style-name="P214">shadow aura (shadow nova effect)</text:p>
        </text:list-item>
        <text:list-item>
          <text:p text:style-name="P214">Provoke (debuff effect)</text:p>
        </text:list-item>
      </text:list>
      <text:p text:style-name="P7"/>
      <text:p text:style-name="P7"><text:soft-page-break/></text:p>
      <text:p text:style-name="P5">Sprint 109: Item, Ability <text:s/>Time and state reward overlay card VFX system (COMPLETED 1/5/2020)</text:p>
      <text:list xml:id="list9096219956284536291" text:style-name="L169">
        <text:list-item>
          <text:p text:style-name="P225">New Scripts</text:p>
          <text:list>
            <text:list-item>
              <text:p text:style-name="P231">Overlay Manager</text:p>
            </text:list-item>
            <text:list-item>
              <text:p text:style-name="P231">Cards</text:p>
              <text:list>
                <text:list-item>
                  <text:p text:style-name="P231">StateOverlayCard</text:p>
                </text:list-item>
                <text:list-item>
                  <text:p text:style-name="P231">ItemOverlayCard</text:p>
                </text:list-item>
                <text:list-item>
                  <text:p text:style-name="P231">AbilityOverlayCard</text:p>
                </text:list-item>
                <text:list-item>
                  <text:p text:style-name="P231">maybe need AfflicitonOverlayCard</text:p>
                </text:list-item>
              </text:list>
            </text:list-item>
          </text:list>
        </text:list-item>
      </text:list>
      <text:list xml:id="list2394636253079176282" text:style-name="L170">
        <text:list-item>
          <text:p text:style-name="P226">Animation / Effect DOD and cycle process</text:p>
          <text:list>
            <text:list-item>
              <text:p text:style-name="P232">Cards start at centre point position correctly DONE</text:p>
            </text:list-item>
            <text:list-item>
              <text:p text:style-name="P232">Card start scaled down at 0.005f DONE</text:p>
            </text:list-item>
            <text:list-item>
              <text:p text:style-name="P232">Cards Lerp scale to full size DONE</text:p>
            </text:list-item>
            <text:list-item>
              <text:p text:style-name="P232">Card shrinks back down DONE</text:p>
            </text:list-item>
            <text:list-item>
              <text:p text:style-name="P232">Card rotates towards end point DONE</text:p>
            </text:list-item>
            <text:list-item>
              <text:p text:style-name="P232">card moves towards its end position correctly DONE</text:p>
            </text:list-item>
            <text:list-item>
              <text:p text:style-name="P232">after shrinking, card turns into a little yellow light ball (particle effect) DONE</text:p>
            </text:list-item>
            <text:list-item>
              <text:p text:style-name="P232">on arrival at destination, card is destroyed (without errors) DONE</text:p>
            </text:list-item>
            <text:list-item>
              <text:p text:style-name="P232">on arrival, small loot style explosion occurs DONE</text:p>
            </text:list-item>
            <text:list-item>
              <text:p text:style-name="P232"/>
            </text:list-item>
          </text:list>
        </text:list-item>
      </text:list>
      <text:p text:style-name="P3">Sprint 110: Concluding all view updates. Update transitions, VFX, polish all views, fixes bugs, etc (COMPLETED 5/2/2020)</text:p>
      <text:p text:style-name="P7">- Clean up UIManager script</text:p>
      <text:p text:style-name="P7">- Once all the new views are implemented from previous sprints, polish</text:p>
      <text:p text:style-name="P7">- fix bugs</text:p>
      <text:p text:style-name="P7">- create defualt view screen system</text:p>
      <text:p text:style-name="P7">- create nicer transisitions between views</text:p>
      <text:p text:style-name="P7">- find a way to prevent mouse clicks clicking THROUGH the current view and hitting something behind it (like defenders/enemies, or tresure chests, etc)</text:p>
      <text:p text:style-name="P7"><text:soft-page-break/>- General polish and 'razzle dazzle' ideas (where applicable)</text:p>
      <text:p text:style-name="P7"><text:tab/>- create VFX and status notifications when events occur</text:p>
      <text:p text:style-name="P7"><text:tab/>- create alpha fade in and outs between views</text:p>
      <text:p text:style-name="P7"><text:tab/>- some views/windows could transition from offscreen to centre screen</text:p>
      <text:p text:style-name="P7"><text:tab/>- state / item rewards create a big card in centre screen, which then shrinks and lerps towards the inventory button</text:p>
      <text:p text:style-name="P7"><text:tab/>- if player has unspent ability points on a character, the character roster button <text:tab/>glows, and so does the character button</text:p>
      <text:list xml:id="list4323360472279764793" text:style-name="L171">
        <text:list-item>
          <text:list>
            <text:list-item>
              <text:p text:style-name="P234">stat value texts in character data change colour if positive/negative</text:p>
            </text:list-item>
          </text:list>
        </text:list-item>
      </text:list>
      <text:p text:style-name="P7"/>
      <text:list xml:id="list3924628353127318617" text:style-name="L172">
        <text:list-item>
          <text:p text:style-name="P227">Views that still need fade in/out effect </text:p>
          <text:list>
            <text:list-item>
              <text:p text:style-name="P233">State on panel info card DONE</text:p>
            </text:list-item>
            <text:list-item>
              <text:p text:style-name="P233">consumable (on panel) DONE</text:p>
            </text:list-item>
            <text:list-item>
              <text:p text:style-name="P238"><text:span text:style-name="T8">character data panel hover DONE</text:span></text:p>
            </text:list-item>
          </text:list>
        </text:list-item>
      </text:list>
      <text:p text:style-name="P7"/>
      <text:list xml:id="list5299484807283818624" text:style-name="L173">
        <text:list-item>
          <text:p text:style-name="P228">Character Data</text:p>
          <text:list>
            <text:list-item>
              <text:p text:style-name="P235">all mouse over panel elements highlight when moused over</text:p>
            </text:list-item>
            <text:list-item>
              <text:p text:style-name="P235">plus buttons for talents don't appear unless you have points to spend</text:p>
            </text:list-item>
            <text:list-item>
              <text:p text:style-name="P235">unlocking a talent creates a mini star explosion VFX</text:p>
            </text:list-item>
            <text:list-item>
              <text:p text:style-name="P235">while dragging an ability tome, the drop box has a highlight around it</text:p>
            </text:list-item>
            <text:list-item>
              <text:p text:style-name="P235">when the ability tome is dropped and learnt, a mini start VFX explosion occurs on the drop box</text:p>
            </text:list-item>
          </text:list>
        </text:list-item>
      </text:list>
      <text:p text:style-name="P7"/>
      <text:list xml:id="list684979517663318263" text:style-name="L174">
        <text:list-item>
          <text:p text:style-name="P229">Character Roster</text:p>
          <text:list>
            <text:list-item>
              <text:p text:style-name="P236">character roster button highlights better when moused over DONE</text:p>
            </text:list-item>
          </text:list>
        </text:list-item>
      </text:list>
      <text:list xml:id="list5845472275950118769" text:style-name="L175">
        <text:list-item>
          <text:p text:style-name="P237">Char Roster / Map Transition</text:p>
          <text:list>
            <text:list-item>
              <text:p text:style-name="P237">Char roster and world map transition from off screen north to centre screen when activated</text:p>
            </text:list-item>
          </text:list>
        </text:list-item>
      </text:list>
      <text:p text:style-name="P7"/>
      <text:p text:style-name="P13"/>
      <text:p text:style-name="P13"/>
      <text:p text:style-name="P11"><text:soft-page-break/>Sprint ??: Save/Load Game system, Player preferences system.</text:p>
      <text:p text:style-name="P13">Player Prefs</text:p>
      <text:list xml:id="list1224795510069442337" text:style-name="L178">
        <text:list-item>
          <text:p text:style-name="P215">what data needs to be stored here?</text:p>
          <text:list>
            <text:list-item>
              <text:p text:style-name="P215">High score</text:p>
            </text:list-item>
            <text:list-item>
              <text:p text:style-name="P215">player custom made character presets</text:p>
            </text:list-item>
            <text:list-item>
              <text:p text:style-name="P215">volume/option settings</text:p>
            </text:list-item>
          </text:list>
        </text:list-item>
      </text:list>
      <text:p text:style-name="P13"/>
      <text:p text:style-name="P13">Save Game /Load Game system</text:p>
      <text:list xml:id="list6461062587267736672" text:style-name="L179">
        <text:list-item>
          <text:p text:style-name="P216">Do some research on unity best pratices and techniques for this system</text:p>
          <text:list>
            <text:list-item>
              <text:p text:style-name="P216">what is the best method creating this system for my game?</text:p>
            </text:list-item>
          </text:list>
        </text:list-item>
      </text:list>
      <text:list xml:id="list8533929443241608550" text:style-name="L180">
        <text:list-item>
          <text:p text:style-name="P217">Try make a list of all the data and different things that needs to be saved in order to build the game from a load file</text:p>
        </text:list-item>
      </text:list>
      <text:p text:style-name="P13"/>
      <text:p text:style-name="P13"/>
      <text:p text:style-name="P11">Sprint ??: Write and design, back story, lore, races, etc etc</text:p>
      <text:list xml:id="list7190406001543454010" text:style-name="L181">
        <text:list-item>
          <text:p text:style-name="P218">History of the world</text:p>
        </text:list-item>
        <text:list-item>
          <text:p text:style-name="P218">History of Herp Derp</text:p>
        </text:list-item>
        <text:list-item>
          <text:p text:style-name="P218">what kind of world/universe is the game set in?</text:p>
        </text:list-item>
        <text:list-item>
          <text:p text:style-name="P218">What races/characters are in it?</text:p>
          <text:list>
            <text:list-item>
              <text:p text:style-name="P218">What are the histories and relationships of these races?</text:p>
            </text:list-item>
          </text:list>
        </text:list-item>
      </text:list>
      <text:list xml:id="list5805339573699406664" text:style-name="L182">
        <text:list-item>
          <text:p text:style-name="P219">What is current context of the game? e.g.</text:p>
          <text:list>
            <text:list-item>
              <text:p text:style-name="P219">political situation</text:p>
            </text:list-item>
            <text:list-item>
              <text:p text:style-name="P219">what wars or events are occurring during the time frame</text:p>
            </text:list-item>
          </text:list>
        </text:list-item>
      </text:list>
      <text:list xml:id="list5923726635081345461" text:style-name="L183">
        <text:list-item>
          <text:p text:style-name="P220">what is the plot of the game?</text:p>
          <text:list>
            <text:list-item>
              <text:p text:style-name="P220">Who are the main villains?</text:p>
            </text:list-item>
            <text:list-item>
              <text:p text:style-name="P220">Who are the heroes?</text:p>
            </text:list-item>
            <text:list-item>
              <text:p text:style-name="P220">What is main mission/objective?</text:p>
            </text:list-item>
          </text:list>
        </text:list-item>
      </text:list>
      <text:p text:style-name="P11">Sprint ??: Re-write and redesign story events, implement new story event views and logic</text:p>
      <text:list xml:id="list477667176516691633" text:style-name="L184">
        <text:list-item>
          <text:p text:style-name="P221"><text:soft-page-break/>research other rpg style games and see how they handled/designed these types of story events</text:p>
        </text:list-item>
        <text:list-item>
          <text:p text:style-name="P221">get inspiration from PoE2, Dos2 and StS for ideas on how to design the ui and flow of story events</text:p>
        </text:list-item>
      </text:list>
      <text:p text:style-name="P7"/>
      <text:p text:style-name="P224">Sprint ??: Custom Character Builder System. UCM Overhaul. Items modify UCM Appearance. </text:p>
      <text:list xml:id="list6627666509168274549" text:style-name="L185">
        <text:list-item>
          <text:p text:style-name="P230"><text:span text:style-name="T7">Decide on 3 races to start with</text:span></text:p>
        </text:list-item>
        <text:list-item>
          <text:p text:style-name="P230"><text:span text:style-name="T7">experiment with different ways to handle the interaction between hair and helmet</text:span></text:p>
        </text:list-item>
      </text:list>
      <text:p text:style-name="P7"/>
      <text:p text:style-name="P7"/>
      <text:p text:style-name="P10">Sprint Queue</text:p>
      <text:p text:style-name="P7"/>
      <text:p text:style-name="P12">Sprint ??: Implement difficulty system</text:p>
      <text:p text:style-name="P12">Sprint ??: UCM / Item view updates (items change model appearance)</text:p>
      <text:p text:style-name="P12">Sprint ??: Character preset builder screen / features</text:p>
      <text:p text:style-name="P12">Sprint ??: Make mobile ready</text:p>
      <text:p text:style-name="P12">Sprint ??: Player prefs / load and save game system</text:p>
      <text:p text:style-name="P12">Sprint ??: Sound + Audio systems</text:p>
      <text:p text:style-name="P7"/>
      <text:p text:style-name="P7"/>
      <text:p text:style-name="P7"/>
      <text:p text:style-name="P9">To do Before giving out for play testing</text:p>
      <text:list xml:id="list3599562986418465212" text:style-name="L176">
        <text:list-item>
          <text:p text:style-name="P189">TIP SYSTEM!: at least while screen loading, something simple. DONE</text:p>
        </text:list-item>
        <text:list-item>
          <text:p text:style-name="P189">Action queue system (prevent players from accidently breaking game by using an ability while another ability action is not yet resolved) DONE</text:p>
        </text:list-item>
        <text:list-item>
          <text:p text:style-name="P189">Game over victory and game over defeat events confirmed to work properly DONE</text:p>
        </text:list-item>
        <text:list-item>
          <text:p text:style-name="P189">Player Prefs / save game / load saved game feature</text:p>
        </text:list-item>
        <text:list-item>
          <text:p text:style-name="P189">quit button on main menu closes application DONE</text:p>
        </text:list-item>
        <text:list-item>
          <text:p text:style-name="P189">Re do status icons view system DONE</text:p>
        </text:list-item>
        <text:list-item>
          <text:p text:style-name="P189">update ability card views / make an ability card prefab DONE</text:p>
        </text:list-item>
        <text:list-item>
          <text:p text:style-name="P116">combat helper system integrated with defender orders (choose a target, choose a tile, etc) DONE</text:p>
        </text:list-item>
        <text:list-item>
          <text:p text:style-name="P116"><text:soft-page-break/>in future, this info panel will have a cancel button for mobile, since mobile users cant right click</text:p>
        </text:list-item>
        <text:list-item>
          <text:p text:style-name="P116">error helper system DONE</text:p>
        </text:list-item>
        <text:list-item>
          <text:p text:style-name="P116">combat system (“Invalid target: out of range, target has stealth etc. You don't have enough energy for that! Cant use ability: Character is silenced, etc etc)” DONE</text:p>
        </text:list-item>
        <text:list-item>
          <text:p text:style-name="P116">Update kings blessing event buttons views DONE</text:p>
        </text:list-item>
      </text:list>
      <text:p text:style-name="P7"/>
      <text:p text:style-name="P7"/>
      <text:p text:style-name="P7"/>
      <text:p text:style-name="P9">Views and Visuals to update (general over view)</text:p>
      <text:list xml:id="list3834755516222144918" text:style-name="L177">
        <text:list-item>
          <text:p text:style-name="P190">Main menu screen</text:p>
        </text:list-item>
        <text:list-item>
          <text:p text:style-name="P190">Team builder screen</text:p>
        </text:list-item>
        <text:list-item>
          <text:p text:style-name="P190">World Map</text:p>
        </text:list-item>
        <text:list-item>
          <text:p text:style-name="P190">Character Panel</text:p>
        </text:list-item>
        <text:list-item>
          <text:p text:style-name="P190">Front Page</text:p>
        </text:list-item>
        <text:list-item>
          <text:p text:style-name="P190">Talents Page</text:p>
        </text:list-item>
        <text:list-item>
          <text:p text:style-name="P190">Camp site screen</text:p>
        </text:list-item>
        <text:list-item>
          <text:p text:style-name="P190">Shop screen</text:p>
        </text:list-item>
        <text:list-item>
          <text:p text:style-name="P190">Game Level</text:p>
        </text:list-item>
        <text:list-item>
          <text:p text:style-name="P190">Level BG</text:p>
        </text:list-item>
        <text:list-item>
          <text:p text:style-name="P190">Tiles</text:p>
        </text:list-item>
        <text:list-item>
          <text:p text:style-name="P190">Enemy Info panels</text:p>
        </text:list-item>
        <text:list-item>
          <text:p text:style-name="P190">Top Panel</text:p>
        </text:list-item>
        <text:list-item>
          <text:p text:style-name="P190">States View</text:p>
        </text:list-item>
        <text:list-item>
          <text:p text:style-name="P190">Defender ability bar view</text:p>
        </text:list-item>
        <text:list-item>
          <text:p text:style-name="P190">All new ability + passive icons</text:p>
        </text:list-item>
        <text:list-item>
          <text:p text:style-name="P190">Ability Info Panel</text:p>
        </text:list-item>
        <text:list-item>
          <text:p text:style-name="P190">Items + Item Cards</text:p>
        </text:list-item>
        <text:list-item>
          <text:p text:style-name="P190">States + State Cards</text:p>
        </text:list-item>
      </text:list>
      <text:p text:style-name="P7"><text:soft-page-break/></text:p>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2T23:04:31.90</dc:date>
    <dc:creator>Black Will</dc:creator>
    <meta:editing-duration>P2DT8H12M12S</meta:editing-duration>
    <meta:editing-cycles>32</meta:editing-cycles>
    <meta:generator>OpenOffice/4.1.6$Win32 OpenOffice.org_project/416m1$Build-9790</meta:generator>
    <meta:document-statistic meta:table-count="0" meta:image-count="0" meta:object-count="0" meta:page-count="101" meta:paragraph-count="2536" meta:word-count="18995" meta:character-count="107812"/>
  </office:meta>
</office:document-meta>
</file>